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Clipped Accel</text:p>
          </table:table-cell>
          <table:table-cell table:number-columns-repeated="4"/>
        </table:table-row>
        <table:table-row table:style-name="ro1">
          <table:table-cell office:value-type="float" office:value="1.12841" calcext:value-type="float">
            <text:p>1.128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IN([.C2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ta_t</text:p>
          </table:table-cell>
        </table:table-row>
        <table:table-row table:style-name="ro1">
          <table:table-cell office:value-type="float" office:value="1.12841" calcext:value-type="float">
            <text:p>1.12841</text:p>
          </table:table-cell>
          <table:table-cell table:formula="of:=([.A3]-[.A2])/[.$H$3]" office:value-type="float" office:value="0" calcext:value-type="float">
            <text:p>0</text:p>
          </table:table-cell>
          <table:table-cell table:formula="of:=([.B3]-[.B2])/[.$H$3]" office:value-type="float" office:value="0" calcext:value-type="float">
            <text:p>0</text:p>
          </table:table-cell>
          <table:table-cell table:formula="of:=MAX(MIN([.C3];16);-16)" office:value-type="float" office:value="0" calcext:value-type="float">
            <text:p>0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.12842" calcext:value-type="float">
            <text:p>1.12842</text:p>
          </table:table-cell>
          <table:table-cell table:formula="of:=([.A4]-[.A3])/[.$H$3]" office:value-type="float" office:value="0.00999999999984347" calcext:value-type="float">
            <text:p>0.009999999999843</text:p>
          </table:table-cell>
          <table:table-cell table:formula="of:=([.B4]-[.B3])/[.$H$3]" office:value-type="float" office:value="9.99999999984347" calcext:value-type="float">
            <text:p>9.99999999984347</text:p>
          </table:table-cell>
          <table:table-cell table:formula="of:=MAX(MIN([.C4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2843" calcext:value-type="float">
            <text:p>1.12843</text:p>
          </table:table-cell>
          <table:table-cell table:formula="of:=([.A5]-[.A4])/[.$H$3]" office:value-type="float" office:value="0.0100000000000655" calcext:value-type="float">
            <text:p>0.010000000000066</text:p>
          </table:table-cell>
          <table:table-cell table:formula="of:=([.B5]-[.B4])/[.$H$3]" office:value-type="float" office:value="0.000000000222044604925031" calcext:value-type="float">
            <text:p>2.22044604925031E-10</text:p>
          </table:table-cell>
          <table:table-cell table:formula="of:=MAX(MIN([.C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2844" calcext:value-type="float">
            <text:p>1.12844</text:p>
          </table:table-cell>
          <table:table-cell table:formula="of:=([.A6]-[.A5])/[.$H$3]" office:value-type="float" office:value="0.00999999999984347" calcext:value-type="float">
            <text:p>0.009999999999843</text:p>
          </table:table-cell>
          <table:table-cell table:formula="of:=([.B6]-[.B5])/[.$H$3]" office:value-type="float" office:value="-0.000000000222044604925031" calcext:value-type="float">
            <text:p>-2.22044604925031E-10</text:p>
          </table:table-cell>
          <table:table-cell table:formula="of:=MAX(MIN([.C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2846" calcext:value-type="float">
            <text:p>1.12846</text:p>
          </table:table-cell>
          <table:table-cell table:formula="of:=([.A7]-[.A6])/[.$H$3]" office:value-type="float" office:value="0.020000000000131" calcext:value-type="float">
            <text:p>0.020000000000131</text:p>
          </table:table-cell>
          <table:table-cell table:formula="of:=([.B7]-[.B6])/[.$H$3]" office:value-type="float" office:value="10.0000000002876" calcext:value-type="float">
            <text:p>10.0000000002876</text:p>
          </table:table-cell>
          <table:table-cell table:formula="of:=MAX(MIN([.C7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2848" calcext:value-type="float">
            <text:p>1.12848</text:p>
          </table:table-cell>
          <table:table-cell table:formula="of:=([.A8]-[.A7])/[.$H$3]" office:value-type="float" office:value="0.019999999999909" calcext:value-type="float">
            <text:p>0.019999999999909</text:p>
          </table:table-cell>
          <table:table-cell table:formula="of:=([.B8]-[.B7])/[.$H$3]" office:value-type="float" office:value="-0.000000000222044604925031" calcext:value-type="float">
            <text:p>-2.22044604925031E-10</text:p>
          </table:table-cell>
          <table:table-cell table:formula="of:=MAX(MIN([.C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2851" calcext:value-type="float">
            <text:p>1.12851</text:p>
          </table:table-cell>
          <table:table-cell table:formula="of:=([.A9]-[.A8])/[.$H$3]" office:value-type="float" office:value="0.0299999999999745" calcext:value-type="float">
            <text:p>0.029999999999975</text:p>
          </table:table-cell>
          <table:table-cell table:formula="of:=([.B9]-[.B8])/[.$H$3]" office:value-type="float" office:value="10.0000000000655" calcext:value-type="float">
            <text:p>10.0000000000655</text:p>
          </table:table-cell>
          <table:table-cell table:formula="of:=MAX(MIN([.C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2854" calcext:value-type="float">
            <text:p>1.12854</text:p>
          </table:table-cell>
          <table:table-cell table:formula="of:=([.A10]-[.A9])/[.$H$3]" office:value-type="float" office:value="0.0300000000001965" calcext:value-type="float">
            <text:p>0.030000000000197</text:p>
          </table:table-cell>
          <table:table-cell table:formula="of:=([.B10]-[.B9])/[.$H$3]" office:value-type="float" office:value="0.000000000222044604925031" calcext:value-type="float">
            <text:p>2.22044604925031E-10</text:p>
          </table:table-cell>
          <table:table-cell table:formula="of:=MAX(MIN([.C1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2857" calcext:value-type="float">
            <text:p>1.12857</text:p>
          </table:table-cell>
          <table:table-cell table:formula="of:=([.A11]-[.A10])/[.$H$3]" office:value-type="float" office:value="0.0299999999999745" calcext:value-type="float">
            <text:p>0.029999999999975</text:p>
          </table:table-cell>
          <table:table-cell table:formula="of:=([.B11]-[.B10])/[.$H$3]" office:value-type="float" office:value="-0.000000000222044604925031" calcext:value-type="float">
            <text:p>-2.22044604925031E-10</text:p>
          </table:table-cell>
          <table:table-cell table:formula="of:=MAX(MIN([.C1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2861" calcext:value-type="float">
            <text:p>1.12861</text:p>
          </table:table-cell>
          <table:table-cell table:formula="of:=([.A12]-[.A11])/[.$H$3]" office:value-type="float" office:value="0.04000000000004" calcext:value-type="float">
            <text:p>0.04000000000004</text:p>
          </table:table-cell>
          <table:table-cell table:formula="of:=([.B12]-[.B11])/[.$H$3]" office:value-type="float" office:value="10.0000000000655" calcext:value-type="float">
            <text:p>10.0000000000655</text:p>
          </table:table-cell>
          <table:table-cell table:formula="of:=MAX(MIN([.C1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2865" calcext:value-type="float">
            <text:p>1.12865</text:p>
          </table:table-cell>
          <table:table-cell table:formula="of:=([.A13]-[.A12])/[.$H$3]" office:value-type="float" office:value="0.039999999999818" calcext:value-type="float">
            <text:p>0.039999999999818</text:p>
          </table:table-cell>
          <table:table-cell table:formula="of:=([.B13]-[.B12])/[.$H$3]" office:value-type="float" office:value="-0.000000000222044604925031" calcext:value-type="float">
            <text:p>-2.22044604925031E-10</text:p>
          </table:table-cell>
          <table:table-cell table:formula="of:=MAX(MIN([.C13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287" calcext:value-type="float">
            <text:p>1.1287</text:p>
          </table:table-cell>
          <table:table-cell table:formula="of:=([.A14]-[.A13])/[.$H$3]" office:value-type="float" office:value="0.0500000000001055" calcext:value-type="float">
            <text:p>0.050000000000106</text:p>
          </table:table-cell>
          <table:table-cell table:formula="of:=([.B14]-[.B13])/[.$H$3]" office:value-type="float" office:value="10.0000000002876" calcext:value-type="float">
            <text:p>10.0000000002876</text:p>
          </table:table-cell>
          <table:table-cell table:formula="of:=MAX(MIN([.C14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2875" calcext:value-type="float">
            <text:p>1.12875</text:p>
          </table:table-cell>
          <table:table-cell table:formula="of:=([.A15]-[.A14])/[.$H$3]" office:value-type="float" office:value="0.0499999999998835" calcext:value-type="float">
            <text:p>0.049999999999884</text:p>
          </table:table-cell>
          <table:table-cell table:formula="of:=([.B15]-[.B14])/[.$H$3]" office:value-type="float" office:value="-0.000000000222044604925031" calcext:value-type="float">
            <text:p>-2.22044604925031E-10</text:p>
          </table:table-cell>
          <table:table-cell table:formula="of:=MAX(MIN([.C1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288" calcext:value-type="float">
            <text:p>1.1288</text:p>
          </table:table-cell>
          <table:table-cell table:formula="of:=([.A16]-[.A15])/[.$H$3]" office:value-type="float" office:value="0.0500000000001055" calcext:value-type="float">
            <text:p>0.050000000000106</text:p>
          </table:table-cell>
          <table:table-cell table:formula="of:=([.B16]-[.B15])/[.$H$3]" office:value-type="float" office:value="0.000000000222044604925031" calcext:value-type="float">
            <text:p>2.22044604925031E-10</text:p>
          </table:table-cell>
          <table:table-cell table:formula="of:=MAX(MIN([.C1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2886" calcext:value-type="float">
            <text:p>1.12886</text:p>
          </table:table-cell>
          <table:table-cell table:formula="of:=([.A17]-[.A16])/[.$H$3]" office:value-type="float" office:value="0.059999999999949" calcext:value-type="float">
            <text:p>0.059999999999949</text:p>
          </table:table-cell>
          <table:table-cell table:formula="of:=([.B17]-[.B16])/[.$H$3]" office:value-type="float" office:value="9.99999999984347" calcext:value-type="float">
            <text:p>9.99999999984347</text:p>
          </table:table-cell>
          <table:table-cell table:formula="of:=MAX(MIN([.C1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2892" calcext:value-type="float">
            <text:p>1.12892</text:p>
          </table:table-cell>
          <table:table-cell table:formula="of:=([.A18]-[.A17])/[.$H$3]" office:value-type="float" office:value="0.059999999999949" calcext:value-type="float">
            <text:p>0.059999999999949</text:p>
          </table:table-cell>
          <table:table-cell table:formula="of:=([.B18]-[.B17])/[.$H$3]" office:value-type="float" office:value="0" calcext:value-type="float">
            <text:p>0</text:p>
          </table:table-cell>
          <table:table-cell table:formula="of:=MAX(MIN([.C1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2899" calcext:value-type="float">
            <text:p>1.12899</text:p>
          </table:table-cell>
          <table:table-cell table:formula="of:=([.A19]-[.A18])/[.$H$3]" office:value-type="float" office:value="0.0700000000000145" calcext:value-type="float">
            <text:p>0.070000000000015</text:p>
          </table:table-cell>
          <table:table-cell table:formula="of:=([.B19]-[.B18])/[.$H$3]" office:value-type="float" office:value="10.0000000000655" calcext:value-type="float">
            <text:p>10.0000000000655</text:p>
          </table:table-cell>
          <table:table-cell table:formula="of:=MAX(MIN([.C1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2906" calcext:value-type="float">
            <text:p>1.12906</text:p>
          </table:table-cell>
          <table:table-cell table:formula="of:=([.A20]-[.A19])/[.$H$3]" office:value-type="float" office:value="0.0700000000000145" calcext:value-type="float">
            <text:p>0.070000000000015</text:p>
          </table:table-cell>
          <table:table-cell table:formula="of:=([.B20]-[.B19])/[.$H$3]" office:value-type="float" office:value="0" calcext:value-type="float">
            <text:p>0</text:p>
          </table:table-cell>
          <table:table-cell table:formula="of:=MAX(MIN([.C2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2913" calcext:value-type="float">
            <text:p>1.12913</text:p>
          </table:table-cell>
          <table:table-cell table:formula="of:=([.A21]-[.A20])/[.$H$3]" office:value-type="float" office:value="0.0700000000000145" calcext:value-type="float">
            <text:p>0.070000000000015</text:p>
          </table:table-cell>
          <table:table-cell table:formula="of:=([.B21]-[.B20])/[.$H$3]" office:value-type="float" office:value="0" calcext:value-type="float">
            <text:p>0</text:p>
          </table:table-cell>
          <table:table-cell table:formula="of:=MAX(MIN([.C2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2921" calcext:value-type="float">
            <text:p>1.12921</text:p>
          </table:table-cell>
          <table:table-cell table:formula="of:=([.A22]-[.A21])/[.$H$3]" office:value-type="float" office:value="0.08000000000008" calcext:value-type="float">
            <text:p>0.08000000000008</text:p>
          </table:table-cell>
          <table:table-cell table:formula="of:=([.B22]-[.B21])/[.$H$3]" office:value-type="float" office:value="10.0000000000655" calcext:value-type="float">
            <text:p>10.0000000000655</text:p>
          </table:table-cell>
          <table:table-cell table:formula="of:=MAX(MIN([.C2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2929" calcext:value-type="float">
            <text:p>1.12929</text:p>
          </table:table-cell>
          <table:table-cell table:formula="of:=([.A23]-[.A22])/[.$H$3]" office:value-type="float" office:value="0.08000000000008" calcext:value-type="float">
            <text:p>0.08000000000008</text:p>
          </table:table-cell>
          <table:table-cell table:formula="of:=([.B23]-[.B22])/[.$H$3]" office:value-type="float" office:value="0" calcext:value-type="float">
            <text:p>0</text:p>
          </table:table-cell>
          <table:table-cell table:formula="of:=MAX(MIN([.C2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2938" calcext:value-type="float">
            <text:p>1.12938</text:p>
          </table:table-cell>
          <table:table-cell table:formula="of:=([.A24]-[.A23])/[.$H$3]" office:value-type="float" office:value="0.0899999999999235" calcext:value-type="float">
            <text:p>0.089999999999924</text:p>
          </table:table-cell>
          <table:table-cell table:formula="of:=([.B24]-[.B23])/[.$H$3]" office:value-type="float" office:value="9.99999999984347" calcext:value-type="float">
            <text:p>9.99999999984347</text:p>
          </table:table-cell>
          <table:table-cell table:formula="of:=MAX(MIN([.C24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2947" calcext:value-type="float">
            <text:p>1.12947</text:p>
          </table:table-cell>
          <table:table-cell table:formula="of:=([.A25]-[.A24])/[.$H$3]" office:value-type="float" office:value="0.0899999999999235" calcext:value-type="float">
            <text:p>0.089999999999924</text:p>
          </table:table-cell>
          <table:table-cell table:formula="of:=([.B25]-[.B24])/[.$H$3]" office:value-type="float" office:value="0" calcext:value-type="float">
            <text:p>0</text:p>
          </table:table-cell>
          <table:table-cell table:formula="of:=MAX(MIN([.C2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2956" calcext:value-type="float">
            <text:p>1.12956</text:p>
          </table:table-cell>
          <table:table-cell table:formula="of:=([.A26]-[.A25])/[.$H$3]" office:value-type="float" office:value="0.0900000000001455" calcext:value-type="float">
            <text:p>0.090000000000146</text:p>
          </table:table-cell>
          <table:table-cell table:formula="of:=([.B26]-[.B25])/[.$H$3]" office:value-type="float" office:value="0.000000000222044604925031" calcext:value-type="float">
            <text:p>2.22044604925031E-10</text:p>
          </table:table-cell>
          <table:table-cell table:formula="of:=MAX(MIN([.C2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2966" calcext:value-type="float">
            <text:p>1.12966</text:p>
          </table:table-cell>
          <table:table-cell table:formula="of:=([.A27]-[.A26])/[.$H$3]" office:value-type="float" office:value="0.0999999999997669" calcext:value-type="float">
            <text:p>0.099999999999767</text:p>
          </table:table-cell>
          <table:table-cell table:formula="of:=([.B27]-[.B26])/[.$H$3]" office:value-type="float" office:value="9.99999999962142" calcext:value-type="float">
            <text:p>9.99999999962142</text:p>
          </table:table-cell>
          <table:table-cell table:formula="of:=MAX(MIN([.C27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1.12976" calcext:value-type="float">
            <text:p>1.12976</text:p>
          </table:table-cell>
          <table:table-cell table:formula="of:=([.A28]-[.A27])/[.$H$3]" office:value-type="float" office:value="0.100000000000211" calcext:value-type="float">
            <text:p>0.100000000000211</text:p>
          </table:table-cell>
          <table:table-cell table:formula="of:=([.B28]-[.B27])/[.$H$3]" office:value-type="float" office:value="0.000000000444089209850063" calcext:value-type="float">
            <text:p>4.44089209850063E-10</text:p>
          </table:table-cell>
          <table:table-cell table:formula="of:=MAX(MIN([.C28];16);-16)" office:value-type="float" office:value="0.000000000444089209850063" calcext:value-type="float">
            <text:p>4.44089209850063E-10</text:p>
          </table:table-cell>
          <table:table-cell table:number-columns-repeated="4"/>
        </table:table-row>
        <table:table-row table:style-name="ro1">
          <table:table-cell office:value-type="float" office:value="1.12987" calcext:value-type="float">
            <text:p>1.12987</text:p>
          </table:table-cell>
          <table:table-cell table:formula="of:=([.A29]-[.A28])/[.$H$3]" office:value-type="float" office:value="0.109999999999832" calcext:value-type="float">
            <text:p>0.109999999999832</text:p>
          </table:table-cell>
          <table:table-cell table:formula="of:=([.B29]-[.B28])/[.$H$3]" office:value-type="float" office:value="9.99999999962142" calcext:value-type="float">
            <text:p>9.99999999962142</text:p>
          </table:table-cell>
          <table:table-cell table:formula="of:=MAX(MIN([.C29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1.12998" calcext:value-type="float">
            <text:p>1.12998</text:p>
          </table:table-cell>
          <table:table-cell table:formula="of:=([.A30]-[.A29])/[.$H$3]" office:value-type="float" office:value="0.110000000000055" calcext:value-type="float">
            <text:p>0.110000000000055</text:p>
          </table:table-cell>
          <table:table-cell table:formula="of:=([.B30]-[.B29])/[.$H$3]" office:value-type="float" office:value="0.000000000222044604925031" calcext:value-type="float">
            <text:p>2.22044604925031E-10</text:p>
          </table:table-cell>
          <table:table-cell table:formula="of:=MAX(MIN([.C3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3009" calcext:value-type="float">
            <text:p>1.13009</text:p>
          </table:table-cell>
          <table:table-cell table:formula="of:=([.A31]-[.A30])/[.$H$3]" office:value-type="float" office:value="0.110000000000055" calcext:value-type="float">
            <text:p>0.110000000000055</text:p>
          </table:table-cell>
          <table:table-cell table:formula="of:=([.B31]-[.B30])/[.$H$3]" office:value-type="float" office:value="0" calcext:value-type="float">
            <text:p>0</text:p>
          </table:table-cell>
          <table:table-cell table:formula="of:=MAX(MIN([.C3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021" calcext:value-type="float">
            <text:p>1.13021</text:p>
          </table:table-cell>
          <table:table-cell table:formula="of:=([.A32]-[.A31])/[.$H$3]" office:value-type="float" office:value="0.119999999999898" calcext:value-type="float">
            <text:p>0.119999999999898</text:p>
          </table:table-cell>
          <table:table-cell table:formula="of:=([.B32]-[.B31])/[.$H$3]" office:value-type="float" office:value="9.99999999984347" calcext:value-type="float">
            <text:p>9.99999999984347</text:p>
          </table:table-cell>
          <table:table-cell table:formula="of:=MAX(MIN([.C32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3034" calcext:value-type="float">
            <text:p>1.13034</text:p>
          </table:table-cell>
          <table:table-cell table:formula="of:=([.A33]-[.A32])/[.$H$3]" office:value-type="float" office:value="0.129999999999963" calcext:value-type="float">
            <text:p>0.129999999999963</text:p>
          </table:table-cell>
          <table:table-cell table:formula="of:=([.B33]-[.B32])/[.$H$3]" office:value-type="float" office:value="10.0000000000655" calcext:value-type="float">
            <text:p>10.0000000000655</text:p>
          </table:table-cell>
          <table:table-cell table:formula="of:=MAX(MIN([.C3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046" calcext:value-type="float">
            <text:p>1.13046</text:p>
          </table:table-cell>
          <table:table-cell table:formula="of:=([.A34]-[.A33])/[.$H$3]" office:value-type="float" office:value="0.12000000000012" calcext:value-type="float">
            <text:p>0.12000000000012</text:p>
          </table:table-cell>
          <table:table-cell table:formula="of:=([.B34]-[.B33])/[.$H$3]" office:value-type="float" office:value="-9.99999999984347" calcext:value-type="float">
            <text:p>-9.99999999984347</text:p>
          </table:table-cell>
          <table:table-cell table:formula="of:=MAX(MIN([.C3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1306" calcext:value-type="float">
            <text:p>1.1306</text:p>
          </table:table-cell>
          <table:table-cell table:formula="of:=([.A35]-[.A34])/[.$H$3]" office:value-type="float" office:value="0.140000000000029" calcext:value-type="float">
            <text:p>0.140000000000029</text:p>
          </table:table-cell>
          <table:table-cell table:formula="of:=([.B35]-[.B34])/[.$H$3]" office:value-type="float" office:value="19.999999999909" calcext:value-type="float">
            <text:p>19.999999999909</text:p>
          </table:table-cell>
          <table:table-cell table:formula="of:=MAX(MIN([.C3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3073" calcext:value-type="float">
            <text:p>1.13073</text:p>
          </table:table-cell>
          <table:table-cell table:formula="of:=([.A36]-[.A35])/[.$H$3]" office:value-type="float" office:value="0.129999999999963" calcext:value-type="float">
            <text:p>0.129999999999963</text:p>
          </table:table-cell>
          <table:table-cell table:formula="of:=([.B36]-[.B35])/[.$H$3]" office:value-type="float" office:value="-10.0000000000655" calcext:value-type="float">
            <text:p>-10.0000000000655</text:p>
          </table:table-cell>
          <table:table-cell table:formula="of:=MAX(MIN([.C3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13087" calcext:value-type="float">
            <text:p>1.13087</text:p>
          </table:table-cell>
          <table:table-cell table:formula="of:=([.A37]-[.A36])/[.$H$3]" office:value-type="float" office:value="0.140000000000029" calcext:value-type="float">
            <text:p>0.140000000000029</text:p>
          </table:table-cell>
          <table:table-cell table:formula="of:=([.B37]-[.B36])/[.$H$3]" office:value-type="float" office:value="10.0000000000655" calcext:value-type="float">
            <text:p>10.0000000000655</text:p>
          </table:table-cell>
          <table:table-cell table:formula="of:=MAX(MIN([.C3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102" calcext:value-type="float">
            <text:p>1.13102</text:p>
          </table:table-cell>
          <table:table-cell table:formula="of:=([.A38]-[.A37])/[.$H$3]" office:value-type="float" office:value="0.149999999999872" calcext:value-type="float">
            <text:p>0.149999999999872</text:p>
          </table:table-cell>
          <table:table-cell table:formula="of:=([.B38]-[.B37])/[.$H$3]" office:value-type="float" office:value="9.99999999984347" calcext:value-type="float">
            <text:p>9.99999999984347</text:p>
          </table:table-cell>
          <table:table-cell table:formula="of:=MAX(MIN([.C3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3117" calcext:value-type="float">
            <text:p>1.13117</text:p>
          </table:table-cell>
          <table:table-cell table:formula="of:=([.A39]-[.A38])/[.$H$3]" office:value-type="float" office:value="0.150000000000095" calcext:value-type="float">
            <text:p>0.150000000000095</text:p>
          </table:table-cell>
          <table:table-cell table:formula="of:=([.B39]-[.B38])/[.$H$3]" office:value-type="float" office:value="0.000000000222044604925031" calcext:value-type="float">
            <text:p>2.22044604925031E-10</text:p>
          </table:table-cell>
          <table:table-cell table:formula="of:=MAX(MIN([.C3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3132" calcext:value-type="float">
            <text:p>1.13132</text:p>
          </table:table-cell>
          <table:table-cell table:formula="of:=([.A40]-[.A39])/[.$H$3]" office:value-type="float" office:value="0.150000000000095" calcext:value-type="float">
            <text:p>0.150000000000095</text:p>
          </table:table-cell>
          <table:table-cell table:formula="of:=([.B40]-[.B39])/[.$H$3]" office:value-type="float" office:value="0" calcext:value-type="float">
            <text:p>0</text:p>
          </table:table-cell>
          <table:table-cell table:formula="of:=MAX(MIN([.C4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148" calcext:value-type="float">
            <text:p>1.13148</text:p>
          </table:table-cell>
          <table:table-cell table:formula="of:=([.A41]-[.A40])/[.$H$3]" office:value-type="float" office:value="0.159999999999938" calcext:value-type="float">
            <text:p>0.159999999999938</text:p>
          </table:table-cell>
          <table:table-cell table:formula="of:=([.B41]-[.B40])/[.$H$3]" office:value-type="float" office:value="9.99999999984347" calcext:value-type="float">
            <text:p>9.99999999984347</text:p>
          </table:table-cell>
          <table:table-cell table:formula="of:=MAX(MIN([.C4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3165" calcext:value-type="float">
            <text:p>1.13165</text:p>
          </table:table-cell>
          <table:table-cell table:formula="of:=([.A42]-[.A41])/[.$H$3]" office:value-type="float" office:value="0.170000000000003" calcext:value-type="float">
            <text:p>0.170000000000003</text:p>
          </table:table-cell>
          <table:table-cell table:formula="of:=([.B42]-[.B41])/[.$H$3]" office:value-type="float" office:value="10.0000000000655" calcext:value-type="float">
            <text:p>10.0000000000655</text:p>
          </table:table-cell>
          <table:table-cell table:formula="of:=MAX(MIN([.C4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181" calcext:value-type="float">
            <text:p>1.13181</text:p>
          </table:table-cell>
          <table:table-cell table:formula="of:=([.A43]-[.A42])/[.$H$3]" office:value-type="float" office:value="0.159999999999938" calcext:value-type="float">
            <text:p>0.159999999999938</text:p>
          </table:table-cell>
          <table:table-cell table:formula="of:=([.B43]-[.B42])/[.$H$3]" office:value-type="float" office:value="-10.0000000000655" calcext:value-type="float">
            <text:p>-10.0000000000655</text:p>
          </table:table-cell>
          <table:table-cell table:formula="of:=MAX(MIN([.C4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13199" calcext:value-type="float">
            <text:p>1.13199</text:p>
          </table:table-cell>
          <table:table-cell table:formula="of:=([.A44]-[.A43])/[.$H$3]" office:value-type="float" office:value="0.180000000000069" calcext:value-type="float">
            <text:p>0.180000000000069</text:p>
          </table:table-cell>
          <table:table-cell table:formula="of:=([.B44]-[.B43])/[.$H$3]" office:value-type="float" office:value="20.000000000131" calcext:value-type="float">
            <text:p>20.000000000131</text:p>
          </table:table-cell>
          <table:table-cell table:formula="of:=MAX(MIN([.C44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3216" calcext:value-type="float">
            <text:p>1.13216</text:p>
          </table:table-cell>
          <table:table-cell table:formula="of:=([.A45]-[.A44])/[.$H$3]" office:value-type="float" office:value="0.170000000000003" calcext:value-type="float">
            <text:p>0.170000000000003</text:p>
          </table:table-cell>
          <table:table-cell table:formula="of:=([.B45]-[.B44])/[.$H$3]" office:value-type="float" office:value="-10.0000000000655" calcext:value-type="float">
            <text:p>-10.0000000000655</text:p>
          </table:table-cell>
          <table:table-cell table:formula="of:=MAX(MIN([.C4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13234" calcext:value-type="float">
            <text:p>1.13234</text:p>
          </table:table-cell>
          <table:table-cell table:formula="of:=([.A46]-[.A45])/[.$H$3]" office:value-type="float" office:value="0.180000000000069" calcext:value-type="float">
            <text:p>0.180000000000069</text:p>
          </table:table-cell>
          <table:table-cell table:formula="of:=([.B46]-[.B45])/[.$H$3]" office:value-type="float" office:value="10.0000000000655" calcext:value-type="float">
            <text:p>10.0000000000655</text:p>
          </table:table-cell>
          <table:table-cell table:formula="of:=MAX(MIN([.C4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253" calcext:value-type="float">
            <text:p>1.13253</text:p>
          </table:table-cell>
          <table:table-cell table:formula="of:=([.A47]-[.A46])/[.$H$3]" office:value-type="float" office:value="0.189999999999912" calcext:value-type="float">
            <text:p>0.189999999999912</text:p>
          </table:table-cell>
          <table:table-cell table:formula="of:=([.B47]-[.B46])/[.$H$3]" office:value-type="float" office:value="9.99999999984347" calcext:value-type="float">
            <text:p>9.99999999984347</text:p>
          </table:table-cell>
          <table:table-cell table:formula="of:=MAX(MIN([.C4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3272" calcext:value-type="float">
            <text:p>1.13272</text:p>
          </table:table-cell>
          <table:table-cell table:formula="of:=([.A48]-[.A47])/[.$H$3]" office:value-type="float" office:value="0.189999999999912" calcext:value-type="float">
            <text:p>0.189999999999912</text:p>
          </table:table-cell>
          <table:table-cell table:formula="of:=([.B48]-[.B47])/[.$H$3]" office:value-type="float" office:value="0" calcext:value-type="float">
            <text:p>0</text:p>
          </table:table-cell>
          <table:table-cell table:formula="of:=MAX(MIN([.C4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292" calcext:value-type="float">
            <text:p>1.13292</text:p>
          </table:table-cell>
          <table:table-cell table:formula="of:=([.A49]-[.A48])/[.$H$3]" office:value-type="float" office:value="0.199999999999978" calcext:value-type="float">
            <text:p>0.199999999999978</text:p>
          </table:table-cell>
          <table:table-cell table:formula="of:=([.B49]-[.B48])/[.$H$3]" office:value-type="float" office:value="10.0000000000655" calcext:value-type="float">
            <text:p>10.0000000000655</text:p>
          </table:table-cell>
          <table:table-cell table:formula="of:=MAX(MIN([.C4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312" calcext:value-type="float">
            <text:p>1.13312</text:p>
          </table:table-cell>
          <table:table-cell table:formula="of:=([.A50]-[.A49])/[.$H$3]" office:value-type="float" office:value="0.199999999999978" calcext:value-type="float">
            <text:p>0.199999999999978</text:p>
          </table:table-cell>
          <table:table-cell table:formula="of:=([.B50]-[.B49])/[.$H$3]" office:value-type="float" office:value="0" calcext:value-type="float">
            <text:p>0</text:p>
          </table:table-cell>
          <table:table-cell table:formula="of:=MAX(MIN([.C5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332" calcext:value-type="float">
            <text:p>1.13332</text:p>
          </table:table-cell>
          <table:table-cell table:formula="of:=([.A51]-[.A50])/[.$H$3]" office:value-type="float" office:value="0.2000000000002" calcext:value-type="float">
            <text:p>0.2000000000002</text:p>
          </table:table-cell>
          <table:table-cell table:formula="of:=([.B51]-[.B50])/[.$H$3]" office:value-type="float" office:value="0.000000000222044604925031" calcext:value-type="float">
            <text:p>2.22044604925031E-10</text:p>
          </table:table-cell>
          <table:table-cell table:formula="of:=MAX(MIN([.C51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3353" calcext:value-type="float">
            <text:p>1.13353</text:p>
          </table:table-cell>
          <table:table-cell table:formula="of:=([.A52]-[.A51])/[.$H$3]" office:value-type="float" office:value="0.209999999999821" calcext:value-type="float">
            <text:p>0.209999999999821</text:p>
          </table:table-cell>
          <table:table-cell table:formula="of:=([.B52]-[.B51])/[.$H$3]" office:value-type="float" office:value="9.99999999962142" calcext:value-type="float">
            <text:p>9.99999999962142</text:p>
          </table:table-cell>
          <table:table-cell table:formula="of:=MAX(MIN([.C52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1.13374" calcext:value-type="float">
            <text:p>1.13374</text:p>
          </table:table-cell>
          <table:table-cell table:formula="of:=([.A53]-[.A52])/[.$H$3]" office:value-type="float" office:value="0.210000000000043" calcext:value-type="float">
            <text:p>0.210000000000043</text:p>
          </table:table-cell>
          <table:table-cell table:formula="of:=([.B53]-[.B52])/[.$H$3]" office:value-type="float" office:value="0.000000000222044604925031" calcext:value-type="float">
            <text:p>2.22044604925031E-10</text:p>
          </table:table-cell>
          <table:table-cell table:formula="of:=MAX(MIN([.C5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3396" calcext:value-type="float">
            <text:p>1.13396</text:p>
          </table:table-cell>
          <table:table-cell table:formula="of:=([.A54]-[.A53])/[.$H$3]" office:value-type="float" office:value="0.220000000000109" calcext:value-type="float">
            <text:p>0.220000000000109</text:p>
          </table:table-cell>
          <table:table-cell table:formula="of:=([.B54]-[.B53])/[.$H$3]" office:value-type="float" office:value="10.0000000000655" calcext:value-type="float">
            <text:p>10.0000000000655</text:p>
          </table:table-cell>
          <table:table-cell table:formula="of:=MAX(MIN([.C5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419" calcext:value-type="float">
            <text:p>1.13419</text:p>
          </table:table-cell>
          <table:table-cell table:formula="of:=([.A55]-[.A54])/[.$H$3]" office:value-type="float" office:value="0.229999999999952" calcext:value-type="float">
            <text:p>0.229999999999952</text:p>
          </table:table-cell>
          <table:table-cell table:formula="of:=([.B55]-[.B54])/[.$H$3]" office:value-type="float" office:value="9.99999999984347" calcext:value-type="float">
            <text:p>9.99999999984347</text:p>
          </table:table-cell>
          <table:table-cell table:formula="of:=MAX(MIN([.C55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3442" calcext:value-type="float">
            <text:p>1.13442</text:p>
          </table:table-cell>
          <table:table-cell table:formula="of:=([.A56]-[.A55])/[.$H$3]" office:value-type="float" office:value="0.229999999999952" calcext:value-type="float">
            <text:p>0.229999999999952</text:p>
          </table:table-cell>
          <table:table-cell table:formula="of:=([.B56]-[.B55])/[.$H$3]" office:value-type="float" office:value="0" calcext:value-type="float">
            <text:p>0</text:p>
          </table:table-cell>
          <table:table-cell table:formula="of:=MAX(MIN([.C5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465" calcext:value-type="float">
            <text:p>1.13465</text:p>
          </table:table-cell>
          <table:table-cell table:formula="of:=([.A57]-[.A56])/[.$H$3]" office:value-type="float" office:value="0.229999999999952" calcext:value-type="float">
            <text:p>0.229999999999952</text:p>
          </table:table-cell>
          <table:table-cell table:formula="of:=([.B57]-[.B56])/[.$H$3]" office:value-type="float" office:value="0" calcext:value-type="float">
            <text:p>0</text:p>
          </table:table-cell>
          <table:table-cell table:formula="of:=MAX(MIN([.C5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489" calcext:value-type="float">
            <text:p>1.13489</text:p>
          </table:table-cell>
          <table:table-cell table:formula="of:=([.A58]-[.A57])/[.$H$3]" office:value-type="float" office:value="0.240000000000018" calcext:value-type="float">
            <text:p>0.240000000000018</text:p>
          </table:table-cell>
          <table:table-cell table:formula="of:=([.B58]-[.B57])/[.$H$3]" office:value-type="float" office:value="10.0000000000655" calcext:value-type="float">
            <text:p>10.0000000000655</text:p>
          </table:table-cell>
          <table:table-cell table:formula="of:=MAX(MIN([.C5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514" calcext:value-type="float">
            <text:p>1.13514</text:p>
          </table:table-cell>
          <table:table-cell table:formula="of:=([.A59]-[.A58])/[.$H$3]" office:value-type="float" office:value="0.250000000000083" calcext:value-type="float">
            <text:p>0.250000000000083</text:p>
          </table:table-cell>
          <table:table-cell table:formula="of:=([.B59]-[.B58])/[.$H$3]" office:value-type="float" office:value="10.0000000000655" calcext:value-type="float">
            <text:p>10.0000000000655</text:p>
          </table:table-cell>
          <table:table-cell table:formula="of:=MAX(MIN([.C5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539" calcext:value-type="float">
            <text:p>1.13539</text:p>
          </table:table-cell>
          <table:table-cell table:formula="of:=([.A60]-[.A59])/[.$H$3]" office:value-type="float" office:value="0.250000000000083" calcext:value-type="float">
            <text:p>0.250000000000083</text:p>
          </table:table-cell>
          <table:table-cell table:formula="of:=([.B60]-[.B59])/[.$H$3]" office:value-type="float" office:value="0" calcext:value-type="float">
            <text:p>0</text:p>
          </table:table-cell>
          <table:table-cell table:formula="of:=MAX(MIN([.C6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564" calcext:value-type="float">
            <text:p>1.13564</text:p>
          </table:table-cell>
          <table:table-cell table:formula="of:=([.A61]-[.A60])/[.$H$3]" office:value-type="float" office:value="0.249999999999861" calcext:value-type="float">
            <text:p>0.249999999999861</text:p>
          </table:table-cell>
          <table:table-cell table:formula="of:=([.B61]-[.B60])/[.$H$3]" office:value-type="float" office:value="-0.000000000222044604925031" calcext:value-type="float">
            <text:p>-2.22044604925031E-10</text:p>
          </table:table-cell>
          <table:table-cell table:formula="of:=MAX(MIN([.C6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359" calcext:value-type="float">
            <text:p>1.1359</text:p>
          </table:table-cell>
          <table:table-cell table:formula="of:=([.A62]-[.A61])/[.$H$3]" office:value-type="float" office:value="0.259999999999927" calcext:value-type="float">
            <text:p>0.259999999999927</text:p>
          </table:table-cell>
          <table:table-cell table:formula="of:=([.B62]-[.B61])/[.$H$3]" office:value-type="float" office:value="10.0000000000655" calcext:value-type="float">
            <text:p>10.0000000000655</text:p>
          </table:table-cell>
          <table:table-cell table:formula="of:=MAX(MIN([.C6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617" calcext:value-type="float">
            <text:p>1.13617</text:p>
          </table:table-cell>
          <table:table-cell table:formula="of:=([.A63]-[.A62])/[.$H$3]" office:value-type="float" office:value="0.269999999999992" calcext:value-type="float">
            <text:p>0.269999999999992</text:p>
          </table:table-cell>
          <table:table-cell table:formula="of:=([.B63]-[.B62])/[.$H$3]" office:value-type="float" office:value="10.0000000000655" calcext:value-type="float">
            <text:p>10.0000000000655</text:p>
          </table:table-cell>
          <table:table-cell table:formula="of:=MAX(MIN([.C6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3644" calcext:value-type="float">
            <text:p>1.13644</text:p>
          </table:table-cell>
          <table:table-cell table:formula="of:=([.A64]-[.A63])/[.$H$3]" office:value-type="float" office:value="0.269999999999992" calcext:value-type="float">
            <text:p>0.269999999999992</text:p>
          </table:table-cell>
          <table:table-cell table:formula="of:=([.B64]-[.B63])/[.$H$3]" office:value-type="float" office:value="0" calcext:value-type="float">
            <text:p>0</text:p>
          </table:table-cell>
          <table:table-cell table:formula="of:=MAX(MIN([.C6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671" calcext:value-type="float">
            <text:p>1.13671</text:p>
          </table:table-cell>
          <table:table-cell table:formula="of:=([.A65]-[.A64])/[.$H$3]" office:value-type="float" office:value="0.269999999999992" calcext:value-type="float">
            <text:p>0.269999999999992</text:p>
          </table:table-cell>
          <table:table-cell table:formula="of:=([.B65]-[.B64])/[.$H$3]" office:value-type="float" office:value="0" calcext:value-type="float">
            <text:p>0</text:p>
          </table:table-cell>
          <table:table-cell table:formula="of:=MAX(MIN([.C6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7" calcext:value-type="float">
            <text:p>1.137</text:p>
          </table:table-cell>
          <table:table-cell table:formula="of:=([.A66]-[.A65])/[.$H$3]" office:value-type="float" office:value="0.290000000000123" calcext:value-type="float">
            <text:p>0.290000000000123</text:p>
          </table:table-cell>
          <table:table-cell table:formula="of:=([.B66]-[.B65])/[.$H$3]" office:value-type="float" office:value="20.000000000131" calcext:value-type="float">
            <text:p>20.000000000131</text:p>
          </table:table-cell>
          <table:table-cell table:formula="of:=MAX(MIN([.C6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3728" calcext:value-type="float">
            <text:p>1.13728</text:p>
          </table:table-cell>
          <table:table-cell table:formula="of:=([.A67]-[.A66])/[.$H$3]" office:value-type="float" office:value="0.280000000000058" calcext:value-type="float">
            <text:p>0.280000000000058</text:p>
          </table:table-cell>
          <table:table-cell table:formula="of:=([.B67]-[.B66])/[.$H$3]" office:value-type="float" office:value="-10.0000000000655" calcext:value-type="float">
            <text:p>-10.0000000000655</text:p>
          </table:table-cell>
          <table:table-cell table:formula="of:=MAX(MIN([.C6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13758" calcext:value-type="float">
            <text:p>1.13758</text:p>
          </table:table-cell>
          <table:table-cell table:formula="of:=([.A68]-[.A67])/[.$H$3]" office:value-type="float" office:value="0.299999999999967" calcext:value-type="float">
            <text:p>0.299999999999967</text:p>
          </table:table-cell>
          <table:table-cell table:formula="of:=([.B68]-[.B67])/[.$H$3]" office:value-type="float" office:value="19.999999999909" calcext:value-type="float">
            <text:p>19.999999999909</text:p>
          </table:table-cell>
          <table:table-cell table:formula="of:=MAX(MIN([.C6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3787" calcext:value-type="float">
            <text:p>1.13787</text:p>
          </table:table-cell>
          <table:table-cell table:formula="of:=([.A69]-[.A68])/[.$H$3]" office:value-type="float" office:value="0.289999999999901" calcext:value-type="float">
            <text:p>0.289999999999901</text:p>
          </table:table-cell>
          <table:table-cell table:formula="of:=([.B69]-[.B68])/[.$H$3]" office:value-type="float" office:value="-10.0000000000655" calcext:value-type="float">
            <text:p>-10.0000000000655</text:p>
          </table:table-cell>
          <table:table-cell table:formula="of:=MAX(MIN([.C6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13818" calcext:value-type="float">
            <text:p>1.13818</text:p>
          </table:table-cell>
          <table:table-cell table:formula="of:=([.A70]-[.A69])/[.$H$3]" office:value-type="float" office:value="0.310000000000032" calcext:value-type="float">
            <text:p>0.310000000000032</text:p>
          </table:table-cell>
          <table:table-cell table:formula="of:=([.B70]-[.B69])/[.$H$3]" office:value-type="float" office:value="20.000000000131" calcext:value-type="float">
            <text:p>20.000000000131</text:p>
          </table:table-cell>
          <table:table-cell table:formula="of:=MAX(MIN([.C7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3849" calcext:value-type="float">
            <text:p>1.13849</text:p>
          </table:table-cell>
          <table:table-cell table:formula="of:=([.A71]-[.A70])/[.$H$3]" office:value-type="float" office:value="0.310000000000032" calcext:value-type="float">
            <text:p>0.310000000000032</text:p>
          </table:table-cell>
          <table:table-cell table:formula="of:=([.B71]-[.B70])/[.$H$3]" office:value-type="float" office:value="0" calcext:value-type="float">
            <text:p>0</text:p>
          </table:table-cell>
          <table:table-cell table:formula="of:=MAX(MIN([.C7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88" calcext:value-type="float">
            <text:p>1.1388</text:p>
          </table:table-cell>
          <table:table-cell table:formula="of:=([.A72]-[.A71])/[.$H$3]" office:value-type="float" office:value="0.310000000000032" calcext:value-type="float">
            <text:p>0.310000000000032</text:p>
          </table:table-cell>
          <table:table-cell table:formula="of:=([.B72]-[.B71])/[.$H$3]" office:value-type="float" office:value="0" calcext:value-type="float">
            <text:p>0</text:p>
          </table:table-cell>
          <table:table-cell table:formula="of:=MAX(MIN([.C7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3913" calcext:value-type="float">
            <text:p>1.13913</text:p>
          </table:table-cell>
          <table:table-cell table:formula="of:=([.A73]-[.A72])/[.$H$3]" office:value-type="float" office:value="0.329999999999941" calcext:value-type="float">
            <text:p>0.329999999999941</text:p>
          </table:table-cell>
          <table:table-cell table:formula="of:=([.B73]-[.B72])/[.$H$3]" office:value-type="float" office:value="19.999999999909" calcext:value-type="float">
            <text:p>19.999999999909</text:p>
          </table:table-cell>
          <table:table-cell table:formula="of:=MAX(MIN([.C7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3945" calcext:value-type="float">
            <text:p>1.13945</text:p>
          </table:table-cell>
          <table:table-cell table:formula="of:=([.A74]-[.A73])/[.$H$3]" office:value-type="float" office:value="0.320000000000098" calcext:value-type="float">
            <text:p>0.320000000000098</text:p>
          </table:table-cell>
          <table:table-cell table:formula="of:=([.B74]-[.B73])/[.$H$3]" office:value-type="float" office:value="-9.99999999984347" calcext:value-type="float">
            <text:p>-9.99999999984347</text:p>
          </table:table-cell>
          <table:table-cell table:formula="of:=MAX(MIN([.C7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13979" calcext:value-type="float">
            <text:p>1.13979</text:p>
          </table:table-cell>
          <table:table-cell table:formula="of:=([.A75]-[.A74])/[.$H$3]" office:value-type="float" office:value="0.340000000000007" calcext:value-type="float">
            <text:p>0.340000000000007</text:p>
          </table:table-cell>
          <table:table-cell table:formula="of:=([.B75]-[.B74])/[.$H$3]" office:value-type="float" office:value="19.999999999909" calcext:value-type="float">
            <text:p>19.999999999909</text:p>
          </table:table-cell>
          <table:table-cell table:formula="of:=MAX(MIN([.C7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4013" calcext:value-type="float">
            <text:p>1.14013</text:p>
          </table:table-cell>
          <table:table-cell table:formula="of:=([.A76]-[.A75])/[.$H$3]" office:value-type="float" office:value="0.340000000000007" calcext:value-type="float">
            <text:p>0.340000000000007</text:p>
          </table:table-cell>
          <table:table-cell table:formula="of:=([.B76]-[.B75])/[.$H$3]" office:value-type="float" office:value="0" calcext:value-type="float">
            <text:p>0</text:p>
          </table:table-cell>
          <table:table-cell table:formula="of:=MAX(MIN([.C7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4047" calcext:value-type="float">
            <text:p>1.14047</text:p>
          </table:table-cell>
          <table:table-cell table:formula="of:=([.A77]-[.A76])/[.$H$3]" office:value-type="float" office:value="0.340000000000007" calcext:value-type="float">
            <text:p>0.340000000000007</text:p>
          </table:table-cell>
          <table:table-cell table:formula="of:=([.B77]-[.B76])/[.$H$3]" office:value-type="float" office:value="0" calcext:value-type="float">
            <text:p>0</text:p>
          </table:table-cell>
          <table:table-cell table:formula="of:=MAX(MIN([.C7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4082" calcext:value-type="float">
            <text:p>1.14082</text:p>
          </table:table-cell>
          <table:table-cell table:formula="of:=([.A78]-[.A77])/[.$H$3]" office:value-type="float" office:value="0.34999999999985" calcext:value-type="float">
            <text:p>0.34999999999985</text:p>
          </table:table-cell>
          <table:table-cell table:formula="of:=([.B78]-[.B77])/[.$H$3]" office:value-type="float" office:value="9.99999999984347" calcext:value-type="float">
            <text:p>9.99999999984347</text:p>
          </table:table-cell>
          <table:table-cell table:formula="of:=MAX(MIN([.C7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4118" calcext:value-type="float">
            <text:p>1.14118</text:p>
          </table:table-cell>
          <table:table-cell table:formula="of:=([.A79]-[.A78])/[.$H$3]" office:value-type="float" office:value="0.360000000000138" calcext:value-type="float">
            <text:p>0.360000000000138</text:p>
          </table:table-cell>
          <table:table-cell table:formula="of:=([.B79]-[.B78])/[.$H$3]" office:value-type="float" office:value="10.0000000002876" calcext:value-type="float">
            <text:p>10.0000000002876</text:p>
          </table:table-cell>
          <table:table-cell table:formula="of:=MAX(MIN([.C79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4154" calcext:value-type="float">
            <text:p>1.14154</text:p>
          </table:table-cell>
          <table:table-cell table:formula="of:=([.A80]-[.A79])/[.$H$3]" office:value-type="float" office:value="0.359999999999916" calcext:value-type="float">
            <text:p>0.359999999999916</text:p>
          </table:table-cell>
          <table:table-cell table:formula="of:=([.B80]-[.B79])/[.$H$3]" office:value-type="float" office:value="-0.000000000222044604925031" calcext:value-type="float">
            <text:p>-2.22044604925031E-10</text:p>
          </table:table-cell>
          <table:table-cell table:formula="of:=MAX(MIN([.C80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4191" calcext:value-type="float">
            <text:p>1.14191</text:p>
          </table:table-cell>
          <table:table-cell table:formula="of:=([.A81]-[.A80])/[.$H$3]" office:value-type="float" office:value="0.369999999999981" calcext:value-type="float">
            <text:p>0.369999999999981</text:p>
          </table:table-cell>
          <table:table-cell table:formula="of:=([.B81]-[.B80])/[.$H$3]" office:value-type="float" office:value="10.0000000000655" calcext:value-type="float">
            <text:p>10.0000000000655</text:p>
          </table:table-cell>
          <table:table-cell table:formula="of:=MAX(MIN([.C8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4228" calcext:value-type="float">
            <text:p>1.14228</text:p>
          </table:table-cell>
          <table:table-cell table:formula="of:=([.A82]-[.A81])/[.$H$3]" office:value-type="float" office:value="0.369999999999981" calcext:value-type="float">
            <text:p>0.369999999999981</text:p>
          </table:table-cell>
          <table:table-cell table:formula="of:=([.B82]-[.B81])/[.$H$3]" office:value-type="float" office:value="0" calcext:value-type="float">
            <text:p>0</text:p>
          </table:table-cell>
          <table:table-cell table:formula="of:=MAX(MIN([.C8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4266" calcext:value-type="float">
            <text:p>1.14266</text:p>
          </table:table-cell>
          <table:table-cell table:formula="of:=([.A83]-[.A82])/[.$H$3]" office:value-type="float" office:value="0.380000000000047" calcext:value-type="float">
            <text:p>0.380000000000047</text:p>
          </table:table-cell>
          <table:table-cell table:formula="of:=([.B83]-[.B82])/[.$H$3]" office:value-type="float" office:value="10.0000000000655" calcext:value-type="float">
            <text:p>10.0000000000655</text:p>
          </table:table-cell>
          <table:table-cell table:formula="of:=MAX(MIN([.C8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4305" calcext:value-type="float">
            <text:p>1.14305</text:p>
          </table:table-cell>
          <table:table-cell table:formula="of:=([.A84]-[.A83])/[.$H$3]" office:value-type="float" office:value="0.390000000000112" calcext:value-type="float">
            <text:p>0.390000000000112</text:p>
          </table:table-cell>
          <table:table-cell table:formula="of:=([.B84]-[.B83])/[.$H$3]" office:value-type="float" office:value="10.0000000000655" calcext:value-type="float">
            <text:p>10.0000000000655</text:p>
          </table:table-cell>
          <table:table-cell table:formula="of:=MAX(MIN([.C8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4344" calcext:value-type="float">
            <text:p>1.14344</text:p>
          </table:table-cell>
          <table:table-cell table:formula="of:=([.A85]-[.A84])/[.$H$3]" office:value-type="float" office:value="0.38999999999989" calcext:value-type="float">
            <text:p>0.38999999999989</text:p>
          </table:table-cell>
          <table:table-cell table:formula="of:=([.B85]-[.B84])/[.$H$3]" office:value-type="float" office:value="-0.000000000222044604925031" calcext:value-type="float">
            <text:p>-2.22044604925031E-10</text:p>
          </table:table-cell>
          <table:table-cell table:formula="of:=MAX(MIN([.C8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4384" calcext:value-type="float">
            <text:p>1.14384</text:p>
          </table:table-cell>
          <table:table-cell table:formula="of:=([.A86]-[.A85])/[.$H$3]" office:value-type="float" office:value="0.399999999999956" calcext:value-type="float">
            <text:p>0.399999999999956</text:p>
          </table:table-cell>
          <table:table-cell table:formula="of:=([.B86]-[.B85])/[.$H$3]" office:value-type="float" office:value="10.0000000000655" calcext:value-type="float">
            <text:p>10.0000000000655</text:p>
          </table:table-cell>
          <table:table-cell table:formula="of:=MAX(MIN([.C8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4425" calcext:value-type="float">
            <text:p>1.14425</text:p>
          </table:table-cell>
          <table:table-cell table:formula="of:=([.A87]-[.A86])/[.$H$3]" office:value-type="float" office:value="0.410000000000021" calcext:value-type="float">
            <text:p>0.410000000000021</text:p>
          </table:table-cell>
          <table:table-cell table:formula="of:=([.B87]-[.B86])/[.$H$3]" office:value-type="float" office:value="10.0000000000655" calcext:value-type="float">
            <text:p>10.0000000000655</text:p>
          </table:table-cell>
          <table:table-cell table:formula="of:=MAX(MIN([.C8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4466" calcext:value-type="float">
            <text:p>1.14466</text:p>
          </table:table-cell>
          <table:table-cell table:formula="of:=([.A88]-[.A87])/[.$H$3]" office:value-type="float" office:value="0.410000000000021" calcext:value-type="float">
            <text:p>0.410000000000021</text:p>
          </table:table-cell>
          <table:table-cell table:formula="of:=([.B88]-[.B87])/[.$H$3]" office:value-type="float" office:value="0" calcext:value-type="float">
            <text:p>0</text:p>
          </table:table-cell>
          <table:table-cell table:formula="of:=MAX(MIN([.C8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4507" calcext:value-type="float">
            <text:p>1.14507</text:p>
          </table:table-cell>
          <table:table-cell table:formula="of:=([.A89]-[.A88])/[.$H$3]" office:value-type="float" office:value="0.410000000000021" calcext:value-type="float">
            <text:p>0.410000000000021</text:p>
          </table:table-cell>
          <table:table-cell table:formula="of:=([.B89]-[.B88])/[.$H$3]" office:value-type="float" office:value="0" calcext:value-type="float">
            <text:p>0</text:p>
          </table:table-cell>
          <table:table-cell table:formula="of:=MAX(MIN([.C8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455" calcext:value-type="float">
            <text:p>1.1455</text:p>
          </table:table-cell>
          <table:table-cell table:formula="of:=([.A90]-[.A89])/[.$H$3]" office:value-type="float" office:value="0.42999999999993" calcext:value-type="float">
            <text:p>0.42999999999993</text:p>
          </table:table-cell>
          <table:table-cell table:formula="of:=([.B90]-[.B89])/[.$H$3]" office:value-type="float" office:value="19.999999999909" calcext:value-type="float">
            <text:p>19.999999999909</text:p>
          </table:table-cell>
          <table:table-cell table:formula="of:=MAX(MIN([.C9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4593" calcext:value-type="float">
            <text:p>1.14593</text:p>
          </table:table-cell>
          <table:table-cell table:formula="of:=([.A91]-[.A90])/[.$H$3]" office:value-type="float" office:value="0.42999999999993" calcext:value-type="float">
            <text:p>0.42999999999993</text:p>
          </table:table-cell>
          <table:table-cell table:formula="of:=([.B91]-[.B90])/[.$H$3]" office:value-type="float" office:value="0" calcext:value-type="float">
            <text:p>0</text:p>
          </table:table-cell>
          <table:table-cell table:formula="of:=MAX(MIN([.C9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4636" calcext:value-type="float">
            <text:p>1.14636</text:p>
          </table:table-cell>
          <table:table-cell table:formula="of:=([.A92]-[.A91])/[.$H$3]" office:value-type="float" office:value="0.430000000000153" calcext:value-type="float">
            <text:p>0.430000000000153</text:p>
          </table:table-cell>
          <table:table-cell table:formula="of:=([.B92]-[.B91])/[.$H$3]" office:value-type="float" office:value="0.000000000222044604925031" calcext:value-type="float">
            <text:p>2.22044604925031E-10</text:p>
          </table:table-cell>
          <table:table-cell table:formula="of:=MAX(MIN([.C92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468" calcext:value-type="float">
            <text:p>1.1468</text:p>
          </table:table-cell>
          <table:table-cell table:formula="of:=([.A93]-[.A92])/[.$H$3]" office:value-type="float" office:value="0.439999999999996" calcext:value-type="float">
            <text:p>0.439999999999996</text:p>
          </table:table-cell>
          <table:table-cell table:formula="of:=([.B93]-[.B92])/[.$H$3]" office:value-type="float" office:value="9.99999999984347" calcext:value-type="float">
            <text:p>9.99999999984347</text:p>
          </table:table-cell>
          <table:table-cell table:formula="of:=MAX(MIN([.C9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4725" calcext:value-type="float">
            <text:p>1.14725</text:p>
          </table:table-cell>
          <table:table-cell table:formula="of:=([.A94]-[.A93])/[.$H$3]" office:value-type="float" office:value="0.450000000000061" calcext:value-type="float">
            <text:p>0.450000000000061</text:p>
          </table:table-cell>
          <table:table-cell table:formula="of:=([.B94]-[.B93])/[.$H$3]" office:value-type="float" office:value="10.0000000000655" calcext:value-type="float">
            <text:p>10.0000000000655</text:p>
          </table:table-cell>
          <table:table-cell table:formula="of:=MAX(MIN([.C9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477" calcext:value-type="float">
            <text:p>1.1477</text:p>
          </table:table-cell>
          <table:table-cell table:formula="of:=([.A95]-[.A94])/[.$H$3]" office:value-type="float" office:value="0.449999999999839" calcext:value-type="float">
            <text:p>0.449999999999839</text:p>
          </table:table-cell>
          <table:table-cell table:formula="of:=([.B95]-[.B94])/[.$H$3]" office:value-type="float" office:value="-0.000000000222044604925031" calcext:value-type="float">
            <text:p>-2.22044604925031E-10</text:p>
          </table:table-cell>
          <table:table-cell table:formula="of:=MAX(MIN([.C9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4816" calcext:value-type="float">
            <text:p>1.14816</text:p>
          </table:table-cell>
          <table:table-cell table:formula="of:=([.A96]-[.A95])/[.$H$3]" office:value-type="float" office:value="0.460000000000127" calcext:value-type="float">
            <text:p>0.460000000000127</text:p>
          </table:table-cell>
          <table:table-cell table:formula="of:=([.B96]-[.B95])/[.$H$3]" office:value-type="float" office:value="10.0000000002876" calcext:value-type="float">
            <text:p>10.0000000002876</text:p>
          </table:table-cell>
          <table:table-cell table:formula="of:=MAX(MIN([.C96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4863" calcext:value-type="float">
            <text:p>1.14863</text:p>
          </table:table-cell>
          <table:table-cell table:formula="of:=([.A97]-[.A96])/[.$H$3]" office:value-type="float" office:value="0.46999999999997" calcext:value-type="float">
            <text:p>0.46999999999997</text:p>
          </table:table-cell>
          <table:table-cell table:formula="of:=([.B97]-[.B96])/[.$H$3]" office:value-type="float" office:value="9.99999999984347" calcext:value-type="float">
            <text:p>9.99999999984347</text:p>
          </table:table-cell>
          <table:table-cell table:formula="of:=MAX(MIN([.C9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491" calcext:value-type="float">
            <text:p>1.1491</text:p>
          </table:table-cell>
          <table:table-cell table:formula="of:=([.A98]-[.A97])/[.$H$3]" office:value-type="float" office:value="0.46999999999997" calcext:value-type="float">
            <text:p>0.46999999999997</text:p>
          </table:table-cell>
          <table:table-cell table:formula="of:=([.B98]-[.B97])/[.$H$3]" office:value-type="float" office:value="0" calcext:value-type="float">
            <text:p>0</text:p>
          </table:table-cell>
          <table:table-cell table:formula="of:=MAX(MIN([.C9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4958" calcext:value-type="float">
            <text:p>1.14958</text:p>
          </table:table-cell>
          <table:table-cell table:formula="of:=([.A99]-[.A98])/[.$H$3]" office:value-type="float" office:value="0.480000000000036" calcext:value-type="float">
            <text:p>0.480000000000036</text:p>
          </table:table-cell>
          <table:table-cell table:formula="of:=([.B99]-[.B98])/[.$H$3]" office:value-type="float" office:value="10.0000000000655" calcext:value-type="float">
            <text:p>10.0000000000655</text:p>
          </table:table-cell>
          <table:table-cell table:formula="of:=MAX(MIN([.C9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5006" calcext:value-type="float">
            <text:p>1.15006</text:p>
          </table:table-cell>
          <table:table-cell table:formula="of:=([.A100]-[.A99])/[.$H$3]" office:value-type="float" office:value="0.480000000000036" calcext:value-type="float">
            <text:p>0.480000000000036</text:p>
          </table:table-cell>
          <table:table-cell table:formula="of:=([.B100]-[.B99])/[.$H$3]" office:value-type="float" office:value="0" calcext:value-type="float">
            <text:p>0</text:p>
          </table:table-cell>
          <table:table-cell table:formula="of:=MAX(MIN([.C10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5056" calcext:value-type="float">
            <text:p>1.15056</text:p>
          </table:table-cell>
          <table:table-cell table:formula="of:=([.A101]-[.A100])/[.$H$3]" office:value-type="float" office:value="0.499999999999945" calcext:value-type="float">
            <text:p>0.499999999999945</text:p>
          </table:table-cell>
          <table:table-cell table:formula="of:=([.B101]-[.B100])/[.$H$3]" office:value-type="float" office:value="19.999999999909" calcext:value-type="float">
            <text:p>19.999999999909</text:p>
          </table:table-cell>
          <table:table-cell table:formula="of:=MAX(MIN([.C101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5105" calcext:value-type="float">
            <text:p>1.15105</text:p>
          </table:table-cell>
          <table:table-cell table:formula="of:=([.A102]-[.A101])/[.$H$3]" office:value-type="float" office:value="0.490000000000101" calcext:value-type="float">
            <text:p>0.490000000000101</text:p>
          </table:table-cell>
          <table:table-cell table:formula="of:=([.B102]-[.B101])/[.$H$3]" office:value-type="float" office:value="-9.99999999984347" calcext:value-type="float">
            <text:p>-9.99999999984347</text:p>
          </table:table-cell>
          <table:table-cell table:formula="of:=MAX(MIN([.C10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15156" calcext:value-type="float">
            <text:p>1.15156</text:p>
          </table:table-cell>
          <table:table-cell table:formula="of:=([.A103]-[.A102])/[.$H$3]" office:value-type="float" office:value="0.509999999999788" calcext:value-type="float">
            <text:p>0.509999999999788</text:p>
          </table:table-cell>
          <table:table-cell table:formula="of:=([.B103]-[.B102])/[.$H$3]" office:value-type="float" office:value="19.9999999996869" calcext:value-type="float">
            <text:p>19.9999999996869</text:p>
          </table:table-cell>
          <table:table-cell table:formula="of:=MAX(MIN([.C10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5207" calcext:value-type="float">
            <text:p>1.15207</text:p>
          </table:table-cell>
          <table:table-cell table:formula="of:=([.A104]-[.A103])/[.$H$3]" office:value-type="float" office:value="0.51000000000001" calcext:value-type="float">
            <text:p>0.51000000000001</text:p>
          </table:table-cell>
          <table:table-cell table:formula="of:=([.B104]-[.B103])/[.$H$3]" office:value-type="float" office:value="0.000000000222044604925031" calcext:value-type="float">
            <text:p>2.22044604925031E-10</text:p>
          </table:table-cell>
          <table:table-cell table:formula="of:=MAX(MIN([.C10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5258" calcext:value-type="float">
            <text:p>1.15258</text:p>
          </table:table-cell>
          <table:table-cell table:formula="of:=([.A105]-[.A104])/[.$H$3]" office:value-type="float" office:value="0.51000000000001" calcext:value-type="float">
            <text:p>0.51000000000001</text:p>
          </table:table-cell>
          <table:table-cell table:formula="of:=([.B105]-[.B104])/[.$H$3]" office:value-type="float" office:value="0" calcext:value-type="float">
            <text:p>0</text:p>
          </table:table-cell>
          <table:table-cell table:formula="of:=MAX(MIN([.C10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5311" calcext:value-type="float">
            <text:p>1.15311</text:p>
          </table:table-cell>
          <table:table-cell table:formula="of:=([.A106]-[.A105])/[.$H$3]" office:value-type="float" office:value="0.530000000000142" calcext:value-type="float">
            <text:p>0.530000000000142</text:p>
          </table:table-cell>
          <table:table-cell table:formula="of:=([.B106]-[.B105])/[.$H$3]" office:value-type="float" office:value="20.000000000131" calcext:value-type="float">
            <text:p>20.000000000131</text:p>
          </table:table-cell>
          <table:table-cell table:formula="of:=MAX(MIN([.C106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5364" calcext:value-type="float">
            <text:p>1.15364</text:p>
          </table:table-cell>
          <table:table-cell table:formula="of:=([.A107]-[.A106])/[.$H$3]" office:value-type="float" office:value="0.529999999999919" calcext:value-type="float">
            <text:p>0.529999999999919</text:p>
          </table:table-cell>
          <table:table-cell table:formula="of:=([.B107]-[.B106])/[.$H$3]" office:value-type="float" office:value="-0.000000000222044604925031" calcext:value-type="float">
            <text:p>-2.22044604925031E-10</text:p>
          </table:table-cell>
          <table:table-cell table:formula="of:=MAX(MIN([.C10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5417" calcext:value-type="float">
            <text:p>1.15417</text:p>
          </table:table-cell>
          <table:table-cell table:formula="of:=([.A108]-[.A107])/[.$H$3]" office:value-type="float" office:value="0.529999999999919" calcext:value-type="float">
            <text:p>0.529999999999919</text:p>
          </table:table-cell>
          <table:table-cell table:formula="of:=([.B108]-[.B107])/[.$H$3]" office:value-type="float" office:value="0" calcext:value-type="float">
            <text:p>0</text:p>
          </table:table-cell>
          <table:table-cell table:formula="of:=MAX(MIN([.C10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5471" calcext:value-type="float">
            <text:p>1.15471</text:p>
          </table:table-cell>
          <table:table-cell table:formula="of:=([.A109]-[.A108])/[.$H$3]" office:value-type="float" office:value="0.540000000000207" calcext:value-type="float">
            <text:p>0.540000000000207</text:p>
          </table:table-cell>
          <table:table-cell table:formula="of:=([.B109]-[.B108])/[.$H$3]" office:value-type="float" office:value="10.0000000002876" calcext:value-type="float">
            <text:p>10.0000000002876</text:p>
          </table:table-cell>
          <table:table-cell table:formula="of:=MAX(MIN([.C109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5526" calcext:value-type="float">
            <text:p>1.15526</text:p>
          </table:table-cell>
          <table:table-cell table:formula="of:=([.A110]-[.A109])/[.$H$3]" office:value-type="float" office:value="0.549999999999828" calcext:value-type="float">
            <text:p>0.549999999999828</text:p>
          </table:table-cell>
          <table:table-cell table:formula="of:=([.B110]-[.B109])/[.$H$3]" office:value-type="float" office:value="9.99999999962142" calcext:value-type="float">
            <text:p>9.99999999962142</text:p>
          </table:table-cell>
          <table:table-cell table:formula="of:=MAX(MIN([.C110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1.15582" calcext:value-type="float">
            <text:p>1.15582</text:p>
          </table:table-cell>
          <table:table-cell table:formula="of:=([.A111]-[.A110])/[.$H$3]" office:value-type="float" office:value="0.560000000000116" calcext:value-type="float">
            <text:p>0.560000000000116</text:p>
          </table:table-cell>
          <table:table-cell table:formula="of:=([.B111]-[.B110])/[.$H$3]" office:value-type="float" office:value="10.0000000002876" calcext:value-type="float">
            <text:p>10.0000000002876</text:p>
          </table:table-cell>
          <table:table-cell table:formula="of:=MAX(MIN([.C111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5638" calcext:value-type="float">
            <text:p>1.15638</text:p>
          </table:table-cell>
          <table:table-cell table:formula="of:=([.A112]-[.A111])/[.$H$3]" office:value-type="float" office:value="0.559999999999894" calcext:value-type="float">
            <text:p>0.559999999999894</text:p>
          </table:table-cell>
          <table:table-cell table:formula="of:=([.B112]-[.B111])/[.$H$3]" office:value-type="float" office:value="-0.000000000222044604925031" calcext:value-type="float">
            <text:p>-2.22044604925031E-10</text:p>
          </table:table-cell>
          <table:table-cell table:formula="of:=MAX(MIN([.C11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5695" calcext:value-type="float">
            <text:p>1.15695</text:p>
          </table:table-cell>
          <table:table-cell table:formula="of:=([.A113]-[.A112])/[.$H$3]" office:value-type="float" office:value="0.569999999999959" calcext:value-type="float">
            <text:p>0.569999999999959</text:p>
          </table:table-cell>
          <table:table-cell table:formula="of:=([.B113]-[.B112])/[.$H$3]" office:value-type="float" office:value="10.0000000000655" calcext:value-type="float">
            <text:p>10.0000000000655</text:p>
          </table:table-cell>
          <table:table-cell table:formula="of:=MAX(MIN([.C11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5752" calcext:value-type="float">
            <text:p>1.15752</text:p>
          </table:table-cell>
          <table:table-cell table:formula="of:=([.A114]-[.A113])/[.$H$3]" office:value-type="float" office:value="0.570000000000182" calcext:value-type="float">
            <text:p>0.570000000000182</text:p>
          </table:table-cell>
          <table:table-cell table:formula="of:=([.B114]-[.B113])/[.$H$3]" office:value-type="float" office:value="0.000000000222044604925031" calcext:value-type="float">
            <text:p>2.22044604925031E-10</text:p>
          </table:table-cell>
          <table:table-cell table:formula="of:=MAX(MIN([.C11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581" calcext:value-type="float">
            <text:p>1.1581</text:p>
          </table:table-cell>
          <table:table-cell table:formula="of:=([.A115]-[.A114])/[.$H$3]" office:value-type="float" office:value="0.580000000000025" calcext:value-type="float">
            <text:p>0.580000000000025</text:p>
          </table:table-cell>
          <table:table-cell table:formula="of:=([.B115]-[.B114])/[.$H$3]" office:value-type="float" office:value="9.99999999984347" calcext:value-type="float">
            <text:p>9.99999999984347</text:p>
          </table:table-cell>
          <table:table-cell table:formula="of:=MAX(MIN([.C115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5869" calcext:value-type="float">
            <text:p>1.15869</text:p>
          </table:table-cell>
          <table:table-cell table:formula="of:=([.A116]-[.A115])/[.$H$3]" office:value-type="float" office:value="0.589999999999868" calcext:value-type="float">
            <text:p>0.589999999999868</text:p>
          </table:table-cell>
          <table:table-cell table:formula="of:=([.B116]-[.B115])/[.$H$3]" office:value-type="float" office:value="9.99999999984347" calcext:value-type="float">
            <text:p>9.99999999984347</text:p>
          </table:table-cell>
          <table:table-cell table:formula="of:=MAX(MIN([.C116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5929" calcext:value-type="float">
            <text:p>1.15929</text:p>
          </table:table-cell>
          <table:table-cell table:formula="of:=([.A117]-[.A116])/[.$H$3]" office:value-type="float" office:value="0.599999999999934" calcext:value-type="float">
            <text:p>0.599999999999934</text:p>
          </table:table-cell>
          <table:table-cell table:formula="of:=([.B117]-[.B116])/[.$H$3]" office:value-type="float" office:value="10.0000000000655" calcext:value-type="float">
            <text:p>10.0000000000655</text:p>
          </table:table-cell>
          <table:table-cell table:formula="of:=MAX(MIN([.C11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5989" calcext:value-type="float">
            <text:p>1.15989</text:p>
          </table:table-cell>
          <table:table-cell table:formula="of:=([.A118]-[.A117])/[.$H$3]" office:value-type="float" office:value="0.600000000000156" calcext:value-type="float">
            <text:p>0.600000000000156</text:p>
          </table:table-cell>
          <table:table-cell table:formula="of:=([.B118]-[.B117])/[.$H$3]" office:value-type="float" office:value="0.000000000222044604925031" calcext:value-type="float">
            <text:p>2.22044604925031E-10</text:p>
          </table:table-cell>
          <table:table-cell table:formula="of:=MAX(MIN([.C11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605" calcext:value-type="float">
            <text:p>1.1605</text:p>
          </table:table-cell>
          <table:table-cell table:formula="of:=([.A119]-[.A118])/[.$H$3]" office:value-type="float" office:value="0.609999999999999" calcext:value-type="float">
            <text:p>0.609999999999999</text:p>
          </table:table-cell>
          <table:table-cell table:formula="of:=([.B119]-[.B118])/[.$H$3]" office:value-type="float" office:value="9.99999999984347" calcext:value-type="float">
            <text:p>9.99999999984347</text:p>
          </table:table-cell>
          <table:table-cell table:formula="of:=MAX(MIN([.C119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6111" calcext:value-type="float">
            <text:p>1.16111</text:p>
          </table:table-cell>
          <table:table-cell table:formula="of:=([.A120]-[.A119])/[.$H$3]" office:value-type="float" office:value="0.609999999999999" calcext:value-type="float">
            <text:p>0.609999999999999</text:p>
          </table:table-cell>
          <table:table-cell table:formula="of:=([.B120]-[.B119])/[.$H$3]" office:value-type="float" office:value="0" calcext:value-type="float">
            <text:p>0</text:p>
          </table:table-cell>
          <table:table-cell table:formula="of:=MAX(MIN([.C12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6173" calcext:value-type="float">
            <text:p>1.16173</text:p>
          </table:table-cell>
          <table:table-cell table:formula="of:=([.A121]-[.A120])/[.$H$3]" office:value-type="float" office:value="0.619999999999843" calcext:value-type="float">
            <text:p>0.619999999999843</text:p>
          </table:table-cell>
          <table:table-cell table:formula="of:=([.B121]-[.B120])/[.$H$3]" office:value-type="float" office:value="9.99999999984347" calcext:value-type="float">
            <text:p>9.99999999984347</text:p>
          </table:table-cell>
          <table:table-cell table:formula="of:=MAX(MIN([.C12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6236" calcext:value-type="float">
            <text:p>1.16236</text:p>
          </table:table-cell>
          <table:table-cell table:formula="of:=([.A122]-[.A121])/[.$H$3]" office:value-type="float" office:value="0.63000000000013" calcext:value-type="float">
            <text:p>0.63000000000013</text:p>
          </table:table-cell>
          <table:table-cell table:formula="of:=([.B122]-[.B121])/[.$H$3]" office:value-type="float" office:value="10.0000000002876" calcext:value-type="float">
            <text:p>10.0000000002876</text:p>
          </table:table-cell>
          <table:table-cell table:formula="of:=MAX(MIN([.C122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63" calcext:value-type="float">
            <text:p>1.163</text:p>
          </table:table-cell>
          <table:table-cell table:formula="of:=([.A123]-[.A122])/[.$H$3]" office:value-type="float" office:value="0.639999999999974" calcext:value-type="float">
            <text:p>0.639999999999974</text:p>
          </table:table-cell>
          <table:table-cell table:formula="of:=([.B123]-[.B122])/[.$H$3]" office:value-type="float" office:value="9.99999999984347" calcext:value-type="float">
            <text:p>9.99999999984347</text:p>
          </table:table-cell>
          <table:table-cell table:formula="of:=MAX(MIN([.C12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6364" calcext:value-type="float">
            <text:p>1.16364</text:p>
          </table:table-cell>
          <table:table-cell table:formula="of:=([.A124]-[.A123])/[.$H$3]" office:value-type="float" office:value="0.639999999999974" calcext:value-type="float">
            <text:p>0.639999999999974</text:p>
          </table:table-cell>
          <table:table-cell table:formula="of:=([.B124]-[.B123])/[.$H$3]" office:value-type="float" office:value="0" calcext:value-type="float">
            <text:p>0</text:p>
          </table:table-cell>
          <table:table-cell table:formula="of:=MAX(MIN([.C12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6429" calcext:value-type="float">
            <text:p>1.16429</text:p>
          </table:table-cell>
          <table:table-cell table:formula="of:=([.A125]-[.A124])/[.$H$3]" office:value-type="float" office:value="0.650000000000039" calcext:value-type="float">
            <text:p>0.650000000000039</text:p>
          </table:table-cell>
          <table:table-cell table:formula="of:=([.B125]-[.B124])/[.$H$3]" office:value-type="float" office:value="10.0000000000655" calcext:value-type="float">
            <text:p>10.0000000000655</text:p>
          </table:table-cell>
          <table:table-cell table:formula="of:=MAX(MIN([.C12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6494" calcext:value-type="float">
            <text:p>1.16494</text:p>
          </table:table-cell>
          <table:table-cell table:formula="of:=([.A126]-[.A125])/[.$H$3]" office:value-type="float" office:value="0.650000000000039" calcext:value-type="float">
            <text:p>0.650000000000039</text:p>
          </table:table-cell>
          <table:table-cell table:formula="of:=([.B126]-[.B125])/[.$H$3]" office:value-type="float" office:value="0" calcext:value-type="float">
            <text:p>0</text:p>
          </table:table-cell>
          <table:table-cell table:formula="of:=MAX(MIN([.C12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6561" calcext:value-type="float">
            <text:p>1.16561</text:p>
          </table:table-cell>
          <table:table-cell table:formula="of:=([.A127]-[.A126])/[.$H$3]" office:value-type="float" office:value="0.669999999999948" calcext:value-type="float">
            <text:p>0.669999999999948</text:p>
          </table:table-cell>
          <table:table-cell table:formula="of:=([.B127]-[.B126])/[.$H$3]" office:value-type="float" office:value="19.999999999909" calcext:value-type="float">
            <text:p>19.999999999909</text:p>
          </table:table-cell>
          <table:table-cell table:formula="of:=MAX(MIN([.C127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6628" calcext:value-type="float">
            <text:p>1.16628</text:p>
          </table:table-cell>
          <table:table-cell table:formula="of:=([.A128]-[.A127])/[.$H$3]" office:value-type="float" office:value="0.669999999999948" calcext:value-type="float">
            <text:p>0.669999999999948</text:p>
          </table:table-cell>
          <table:table-cell table:formula="of:=([.B128]-[.B127])/[.$H$3]" office:value-type="float" office:value="0" calcext:value-type="float">
            <text:p>0</text:p>
          </table:table-cell>
          <table:table-cell table:formula="of:=MAX(MIN([.C12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6695" calcext:value-type="float">
            <text:p>1.16695</text:p>
          </table:table-cell>
          <table:table-cell table:formula="of:=([.A129]-[.A128])/[.$H$3]" office:value-type="float" office:value="0.669999999999948" calcext:value-type="float">
            <text:p>0.669999999999948</text:p>
          </table:table-cell>
          <table:table-cell table:formula="of:=([.B129]-[.B128])/[.$H$3]" office:value-type="float" office:value="0" calcext:value-type="float">
            <text:p>0</text:p>
          </table:table-cell>
          <table:table-cell table:formula="of:=MAX(MIN([.C12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6764" calcext:value-type="float">
            <text:p>1.16764</text:p>
          </table:table-cell>
          <table:table-cell table:formula="of:=([.A130]-[.A129])/[.$H$3]" office:value-type="float" office:value="0.690000000000079" calcext:value-type="float">
            <text:p>0.690000000000079</text:p>
          </table:table-cell>
          <table:table-cell table:formula="of:=([.B130]-[.B129])/[.$H$3]" office:value-type="float" office:value="20.000000000131" calcext:value-type="float">
            <text:p>20.000000000131</text:p>
          </table:table-cell>
          <table:table-cell table:formula="of:=MAX(MIN([.C130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6833" calcext:value-type="float">
            <text:p>1.16833</text:p>
          </table:table-cell>
          <table:table-cell table:formula="of:=([.A131]-[.A130])/[.$H$3]" office:value-type="float" office:value="0.690000000000079" calcext:value-type="float">
            <text:p>0.690000000000079</text:p>
          </table:table-cell>
          <table:table-cell table:formula="of:=([.B131]-[.B130])/[.$H$3]" office:value-type="float" office:value="0" calcext:value-type="float">
            <text:p>0</text:p>
          </table:table-cell>
          <table:table-cell table:formula="of:=MAX(MIN([.C13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6903" calcext:value-type="float">
            <text:p>1.16903</text:p>
          </table:table-cell>
          <table:table-cell table:formula="of:=([.A132]-[.A131])/[.$H$3]" office:value-type="float" office:value="0.699999999999923" calcext:value-type="float">
            <text:p>0.699999999999923</text:p>
          </table:table-cell>
          <table:table-cell table:formula="of:=([.B132]-[.B131])/[.$H$3]" office:value-type="float" office:value="9.99999999984347" calcext:value-type="float">
            <text:p>9.99999999984347</text:p>
          </table:table-cell>
          <table:table-cell table:formula="of:=MAX(MIN([.C132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6973" calcext:value-type="float">
            <text:p>1.16973</text:p>
          </table:table-cell>
          <table:table-cell table:formula="of:=([.A133]-[.A132])/[.$H$3]" office:value-type="float" office:value="0.699999999999923" calcext:value-type="float">
            <text:p>0.699999999999923</text:p>
          </table:table-cell>
          <table:table-cell table:formula="of:=([.B133]-[.B132])/[.$H$3]" office:value-type="float" office:value="0" calcext:value-type="float">
            <text:p>0</text:p>
          </table:table-cell>
          <table:table-cell table:formula="of:=MAX(MIN([.C13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7044" calcext:value-type="float">
            <text:p>1.17044</text:p>
          </table:table-cell>
          <table:table-cell table:formula="of:=([.A134]-[.A133])/[.$H$3]" office:value-type="float" office:value="0.709999999999988" calcext:value-type="float">
            <text:p>0.709999999999988</text:p>
          </table:table-cell>
          <table:table-cell table:formula="of:=([.B134]-[.B133])/[.$H$3]" office:value-type="float" office:value="10.0000000000655" calcext:value-type="float">
            <text:p>10.0000000000655</text:p>
          </table:table-cell>
          <table:table-cell table:formula="of:=MAX(MIN([.C13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7116" calcext:value-type="float">
            <text:p>1.17116</text:p>
          </table:table-cell>
          <table:table-cell table:formula="of:=([.A135]-[.A134])/[.$H$3]" office:value-type="float" office:value="0.720000000000054" calcext:value-type="float">
            <text:p>0.720000000000054</text:p>
          </table:table-cell>
          <table:table-cell table:formula="of:=([.B135]-[.B134])/[.$H$3]" office:value-type="float" office:value="10.0000000000655" calcext:value-type="float">
            <text:p>10.0000000000655</text:p>
          </table:table-cell>
          <table:table-cell table:formula="of:=MAX(MIN([.C13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7189" calcext:value-type="float">
            <text:p>1.17189</text:p>
          </table:table-cell>
          <table:table-cell table:formula="of:=([.A136]-[.A135])/[.$H$3]" office:value-type="float" office:value="0.730000000000119" calcext:value-type="float">
            <text:p>0.730000000000119</text:p>
          </table:table-cell>
          <table:table-cell table:formula="of:=([.B136]-[.B135])/[.$H$3]" office:value-type="float" office:value="10.0000000000655" calcext:value-type="float">
            <text:p>10.0000000000655</text:p>
          </table:table-cell>
          <table:table-cell table:formula="of:=MAX(MIN([.C13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7262" calcext:value-type="float">
            <text:p>1.17262</text:p>
          </table:table-cell>
          <table:table-cell table:formula="of:=([.A137]-[.A136])/[.$H$3]" office:value-type="float" office:value="0.729999999999897" calcext:value-type="float">
            <text:p>0.729999999999897</text:p>
          </table:table-cell>
          <table:table-cell table:formula="of:=([.B137]-[.B136])/[.$H$3]" office:value-type="float" office:value="-0.000000000222044604925031" calcext:value-type="float">
            <text:p>-2.22044604925031E-10</text:p>
          </table:table-cell>
          <table:table-cell table:formula="of:=MAX(MIN([.C13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7336" calcext:value-type="float">
            <text:p>1.17336</text:p>
          </table:table-cell>
          <table:table-cell table:formula="of:=([.A138]-[.A137])/[.$H$3]" office:value-type="float" office:value="0.739999999999963" calcext:value-type="float">
            <text:p>0.739999999999963</text:p>
          </table:table-cell>
          <table:table-cell table:formula="of:=([.B138]-[.B137])/[.$H$3]" office:value-type="float" office:value="10.0000000000655" calcext:value-type="float">
            <text:p>10.0000000000655</text:p>
          </table:table-cell>
          <table:table-cell table:formula="of:=MAX(MIN([.C13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7411" calcext:value-type="float">
            <text:p>1.17411</text:p>
          </table:table-cell>
          <table:table-cell table:formula="of:=([.A139]-[.A138])/[.$H$3]" office:value-type="float" office:value="0.750000000000028" calcext:value-type="float">
            <text:p>0.750000000000028</text:p>
          </table:table-cell>
          <table:table-cell table:formula="of:=([.B139]-[.B138])/[.$H$3]" office:value-type="float" office:value="10.0000000000655" calcext:value-type="float">
            <text:p>10.0000000000655</text:p>
          </table:table-cell>
          <table:table-cell table:formula="of:=MAX(MIN([.C13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7486" calcext:value-type="float">
            <text:p>1.17486</text:p>
          </table:table-cell>
          <table:table-cell table:formula="of:=([.A140]-[.A139])/[.$H$3]" office:value-type="float" office:value="0.750000000000028" calcext:value-type="float">
            <text:p>0.750000000000028</text:p>
          </table:table-cell>
          <table:table-cell table:formula="of:=([.B140]-[.B139])/[.$H$3]" office:value-type="float" office:value="0" calcext:value-type="float">
            <text:p>0</text:p>
          </table:table-cell>
          <table:table-cell table:formula="of:=MAX(MIN([.C14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7562" calcext:value-type="float">
            <text:p>1.17562</text:p>
          </table:table-cell>
          <table:table-cell table:formula="of:=([.A141]-[.A140])/[.$H$3]" office:value-type="float" office:value="0.760000000000094" calcext:value-type="float">
            <text:p>0.760000000000094</text:p>
          </table:table-cell>
          <table:table-cell table:formula="of:=([.B141]-[.B140])/[.$H$3]" office:value-type="float" office:value="10.0000000000655" calcext:value-type="float">
            <text:p>10.0000000000655</text:p>
          </table:table-cell>
          <table:table-cell table:formula="of:=MAX(MIN([.C14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7639" calcext:value-type="float">
            <text:p>1.17639</text:p>
          </table:table-cell>
          <table:table-cell table:formula="of:=([.A142]-[.A141])/[.$H$3]" office:value-type="float" office:value="0.769999999999937" calcext:value-type="float">
            <text:p>0.769999999999937</text:p>
          </table:table-cell>
          <table:table-cell table:formula="of:=([.B142]-[.B141])/[.$H$3]" office:value-type="float" office:value="9.99999999984347" calcext:value-type="float">
            <text:p>9.99999999984347</text:p>
          </table:table-cell>
          <table:table-cell table:formula="of:=MAX(MIN([.C142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7717" calcext:value-type="float">
            <text:p>1.17717</text:p>
          </table:table-cell>
          <table:table-cell table:formula="of:=([.A143]-[.A142])/[.$H$3]" office:value-type="float" office:value="0.780000000000003" calcext:value-type="float">
            <text:p>0.780000000000003</text:p>
          </table:table-cell>
          <table:table-cell table:formula="of:=([.B143]-[.B142])/[.$H$3]" office:value-type="float" office:value="10.0000000000655" calcext:value-type="float">
            <text:p>10.0000000000655</text:p>
          </table:table-cell>
          <table:table-cell table:formula="of:=MAX(MIN([.C14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7795" calcext:value-type="float">
            <text:p>1.17795</text:p>
          </table:table-cell>
          <table:table-cell table:formula="of:=([.A144]-[.A143])/[.$H$3]" office:value-type="float" office:value="0.780000000000003" calcext:value-type="float">
            <text:p>0.780000000000003</text:p>
          </table:table-cell>
          <table:table-cell table:formula="of:=([.B144]-[.B143])/[.$H$3]" office:value-type="float" office:value="0" calcext:value-type="float">
            <text:p>0</text:p>
          </table:table-cell>
          <table:table-cell table:formula="of:=MAX(MIN([.C14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7874" calcext:value-type="float">
            <text:p>1.17874</text:p>
          </table:table-cell>
          <table:table-cell table:formula="of:=([.A145]-[.A144])/[.$H$3]" office:value-type="float" office:value="0.789999999999846" calcext:value-type="float">
            <text:p>0.789999999999846</text:p>
          </table:table-cell>
          <table:table-cell table:formula="of:=([.B145]-[.B144])/[.$H$3]" office:value-type="float" office:value="9.99999999984347" calcext:value-type="float">
            <text:p>9.99999999984347</text:p>
          </table:table-cell>
          <table:table-cell table:formula="of:=MAX(MIN([.C145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7954" calcext:value-type="float">
            <text:p>1.17954</text:p>
          </table:table-cell>
          <table:table-cell table:formula="of:=([.A146]-[.A145])/[.$H$3]" office:value-type="float" office:value="0.800000000000134" calcext:value-type="float">
            <text:p>0.800000000000134</text:p>
          </table:table-cell>
          <table:table-cell table:formula="of:=([.B146]-[.B145])/[.$H$3]" office:value-type="float" office:value="10.0000000002876" calcext:value-type="float">
            <text:p>10.0000000002876</text:p>
          </table:table-cell>
          <table:table-cell table:formula="of:=MAX(MIN([.C146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8035" calcext:value-type="float">
            <text:p>1.18035</text:p>
          </table:table-cell>
          <table:table-cell table:formula="of:=([.A147]-[.A146])/[.$H$3]" office:value-type="float" office:value="0.809999999999977" calcext:value-type="float">
            <text:p>0.809999999999977</text:p>
          </table:table-cell>
          <table:table-cell table:formula="of:=([.B147]-[.B146])/[.$H$3]" office:value-type="float" office:value="9.99999999984347" calcext:value-type="float">
            <text:p>9.99999999984347</text:p>
          </table:table-cell>
          <table:table-cell table:formula="of:=MAX(MIN([.C14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8116" calcext:value-type="float">
            <text:p>1.18116</text:p>
          </table:table-cell>
          <table:table-cell table:formula="of:=([.A148]-[.A147])/[.$H$3]" office:value-type="float" office:value="0.809999999999977" calcext:value-type="float">
            <text:p>0.809999999999977</text:p>
          </table:table-cell>
          <table:table-cell table:formula="of:=([.B148]-[.B147])/[.$H$3]" office:value-type="float" office:value="0" calcext:value-type="float">
            <text:p>0</text:p>
          </table:table-cell>
          <table:table-cell table:formula="of:=MAX(MIN([.C14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8198" calcext:value-type="float">
            <text:p>1.18198</text:p>
          </table:table-cell>
          <table:table-cell table:formula="of:=([.A149]-[.A148])/[.$H$3]" office:value-type="float" office:value="0.820000000000043" calcext:value-type="float">
            <text:p>0.820000000000043</text:p>
          </table:table-cell>
          <table:table-cell table:formula="of:=([.B149]-[.B148])/[.$H$3]" office:value-type="float" office:value="10.0000000000655" calcext:value-type="float">
            <text:p>10.0000000000655</text:p>
          </table:table-cell>
          <table:table-cell table:formula="of:=MAX(MIN([.C14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8281" calcext:value-type="float">
            <text:p>1.18281</text:p>
          </table:table-cell>
          <table:table-cell table:formula="of:=([.A150]-[.A149])/[.$H$3]" office:value-type="float" office:value="0.829999999999886" calcext:value-type="float">
            <text:p>0.829999999999886</text:p>
          </table:table-cell>
          <table:table-cell table:formula="of:=([.B150]-[.B149])/[.$H$3]" office:value-type="float" office:value="9.99999999984347" calcext:value-type="float">
            <text:p>9.99999999984347</text:p>
          </table:table-cell>
          <table:table-cell table:formula="of:=MAX(MIN([.C150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18364" calcext:value-type="float">
            <text:p>1.18364</text:p>
          </table:table-cell>
          <table:table-cell table:formula="of:=([.A151]-[.A150])/[.$H$3]" office:value-type="float" office:value="0.830000000000108" calcext:value-type="float">
            <text:p>0.830000000000108</text:p>
          </table:table-cell>
          <table:table-cell table:formula="of:=([.B151]-[.B150])/[.$H$3]" office:value-type="float" office:value="0.000000000222044604925031" calcext:value-type="float">
            <text:p>2.22044604925031E-10</text:p>
          </table:table-cell>
          <table:table-cell table:formula="of:=MAX(MIN([.C151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18449" calcext:value-type="float">
            <text:p>1.18449</text:p>
          </table:table-cell>
          <table:table-cell table:formula="of:=([.A152]-[.A151])/[.$H$3]" office:value-type="float" office:value="0.850000000000017" calcext:value-type="float">
            <text:p>0.850000000000017</text:p>
          </table:table-cell>
          <table:table-cell table:formula="of:=([.B152]-[.B151])/[.$H$3]" office:value-type="float" office:value="19.999999999909" calcext:value-type="float">
            <text:p>19.999999999909</text:p>
          </table:table-cell>
          <table:table-cell table:formula="of:=MAX(MIN([.C152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8534" calcext:value-type="float">
            <text:p>1.18534</text:p>
          </table:table-cell>
          <table:table-cell table:formula="of:=([.A153]-[.A152])/[.$H$3]" office:value-type="float" office:value="0.850000000000017" calcext:value-type="float">
            <text:p>0.850000000000017</text:p>
          </table:table-cell>
          <table:table-cell table:formula="of:=([.B153]-[.B152])/[.$H$3]" office:value-type="float" office:value="0" calcext:value-type="float">
            <text:p>0</text:p>
          </table:table-cell>
          <table:table-cell table:formula="of:=MAX(MIN([.C15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8619" calcext:value-type="float">
            <text:p>1.18619</text:p>
          </table:table-cell>
          <table:table-cell table:formula="of:=([.A154]-[.A153])/[.$H$3]" office:value-type="float" office:value="0.850000000000017" calcext:value-type="float">
            <text:p>0.850000000000017</text:p>
          </table:table-cell>
          <table:table-cell table:formula="of:=([.B154]-[.B153])/[.$H$3]" office:value-type="float" office:value="0" calcext:value-type="float">
            <text:p>0</text:p>
          </table:table-cell>
          <table:table-cell table:formula="of:=MAX(MIN([.C15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8706" calcext:value-type="float">
            <text:p>1.18706</text:p>
          </table:table-cell>
          <table:table-cell table:formula="of:=([.A155]-[.A154])/[.$H$3]" office:value-type="float" office:value="0.869999999999926" calcext:value-type="float">
            <text:p>0.869999999999926</text:p>
          </table:table-cell>
          <table:table-cell table:formula="of:=([.B155]-[.B154])/[.$H$3]" office:value-type="float" office:value="19.999999999909" calcext:value-type="float">
            <text:p>19.999999999909</text:p>
          </table:table-cell>
          <table:table-cell table:formula="of:=MAX(MIN([.C155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18793" calcext:value-type="float">
            <text:p>1.18793</text:p>
          </table:table-cell>
          <table:table-cell table:formula="of:=([.A156]-[.A155])/[.$H$3]" office:value-type="float" office:value="0.869999999999926" calcext:value-type="float">
            <text:p>0.869999999999926</text:p>
          </table:table-cell>
          <table:table-cell table:formula="of:=([.B156]-[.B155])/[.$H$3]" office:value-type="float" office:value="0" calcext:value-type="float">
            <text:p>0</text:p>
          </table:table-cell>
          <table:table-cell table:formula="of:=MAX(MIN([.C15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8881" calcext:value-type="float">
            <text:p>1.18881</text:p>
          </table:table-cell>
          <table:table-cell table:formula="of:=([.A157]-[.A156])/[.$H$3]" office:value-type="float" office:value="0.879999999999992" calcext:value-type="float">
            <text:p>0.879999999999992</text:p>
          </table:table-cell>
          <table:table-cell table:formula="of:=([.B157]-[.B156])/[.$H$3]" office:value-type="float" office:value="10.0000000000655" calcext:value-type="float">
            <text:p>10.0000000000655</text:p>
          </table:table-cell>
          <table:table-cell table:formula="of:=MAX(MIN([.C15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897" calcext:value-type="float">
            <text:p>1.1897</text:p>
          </table:table-cell>
          <table:table-cell table:formula="of:=([.A158]-[.A157])/[.$H$3]" office:value-type="float" office:value="0.890000000000057" calcext:value-type="float">
            <text:p>0.890000000000057</text:p>
          </table:table-cell>
          <table:table-cell table:formula="of:=([.B158]-[.B157])/[.$H$3]" office:value-type="float" office:value="10.0000000000655" calcext:value-type="float">
            <text:p>10.0000000000655</text:p>
          </table:table-cell>
          <table:table-cell table:formula="of:=MAX(MIN([.C15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906" calcext:value-type="float">
            <text:p>1.1906</text:p>
          </table:table-cell>
          <table:table-cell table:formula="of:=([.A159]-[.A158])/[.$H$3]" office:value-type="float" office:value="0.900000000000123" calcext:value-type="float">
            <text:p>0.900000000000123</text:p>
          </table:table-cell>
          <table:table-cell table:formula="of:=([.B159]-[.B158])/[.$H$3]" office:value-type="float" office:value="10.0000000000655" calcext:value-type="float">
            <text:p>10.0000000000655</text:p>
          </table:table-cell>
          <table:table-cell table:formula="of:=MAX(MIN([.C159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915" calcext:value-type="float">
            <text:p>1.1915</text:p>
          </table:table-cell>
          <table:table-cell table:formula="of:=([.A160]-[.A159])/[.$H$3]" office:value-type="float" office:value="0.899999999999901" calcext:value-type="float">
            <text:p>0.899999999999901</text:p>
          </table:table-cell>
          <table:table-cell table:formula="of:=([.B160]-[.B159])/[.$H$3]" office:value-type="float" office:value="-0.000000000222044604925031" calcext:value-type="float">
            <text:p>-2.22044604925031E-10</text:p>
          </table:table-cell>
          <table:table-cell table:formula="of:=MAX(MIN([.C160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9241" calcext:value-type="float">
            <text:p>1.19241</text:p>
          </table:table-cell>
          <table:table-cell table:formula="of:=([.A161]-[.A160])/[.$H$3]" office:value-type="float" office:value="0.909999999999966" calcext:value-type="float">
            <text:p>0.909999999999966</text:p>
          </table:table-cell>
          <table:table-cell table:formula="of:=([.B161]-[.B160])/[.$H$3]" office:value-type="float" office:value="10.0000000000655" calcext:value-type="float">
            <text:p>10.0000000000655</text:p>
          </table:table-cell>
          <table:table-cell table:formula="of:=MAX(MIN([.C16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9333" calcext:value-type="float">
            <text:p>1.19333</text:p>
          </table:table-cell>
          <table:table-cell table:formula="of:=([.A162]-[.A161])/[.$H$3]" office:value-type="float" office:value="0.920000000000032" calcext:value-type="float">
            <text:p>0.920000000000032</text:p>
          </table:table-cell>
          <table:table-cell table:formula="of:=([.B162]-[.B161])/[.$H$3]" office:value-type="float" office:value="10.0000000000655" calcext:value-type="float">
            <text:p>10.0000000000655</text:p>
          </table:table-cell>
          <table:table-cell table:formula="of:=MAX(MIN([.C16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9426" calcext:value-type="float">
            <text:p>1.19426</text:p>
          </table:table-cell>
          <table:table-cell table:formula="of:=([.A163]-[.A162])/[.$H$3]" office:value-type="float" office:value="0.930000000000097" calcext:value-type="float">
            <text:p>0.930000000000097</text:p>
          </table:table-cell>
          <table:table-cell table:formula="of:=([.B163]-[.B162])/[.$H$3]" office:value-type="float" office:value="10.0000000000655" calcext:value-type="float">
            <text:p>10.0000000000655</text:p>
          </table:table-cell>
          <table:table-cell table:formula="of:=MAX(MIN([.C16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9519" calcext:value-type="float">
            <text:p>1.19519</text:p>
          </table:table-cell>
          <table:table-cell table:formula="of:=([.A164]-[.A163])/[.$H$3]" office:value-type="float" office:value="0.929999999999875" calcext:value-type="float">
            <text:p>0.929999999999875</text:p>
          </table:table-cell>
          <table:table-cell table:formula="of:=([.B164]-[.B163])/[.$H$3]" office:value-type="float" office:value="-0.000000000222044604925031" calcext:value-type="float">
            <text:p>-2.22044604925031E-10</text:p>
          </table:table-cell>
          <table:table-cell table:formula="of:=MAX(MIN([.C164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19613" calcext:value-type="float">
            <text:p>1.19613</text:p>
          </table:table-cell>
          <table:table-cell table:formula="of:=([.A165]-[.A164])/[.$H$3]" office:value-type="float" office:value="0.940000000000163" calcext:value-type="float">
            <text:p>0.940000000000163</text:p>
          </table:table-cell>
          <table:table-cell table:formula="of:=([.B165]-[.B164])/[.$H$3]" office:value-type="float" office:value="10.0000000002876" calcext:value-type="float">
            <text:p>10.0000000002876</text:p>
          </table:table-cell>
          <table:table-cell table:formula="of:=MAX(MIN([.C165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19706" calcext:value-type="float">
            <text:p>1.19706</text:p>
          </table:table-cell>
          <table:table-cell table:formula="of:=([.A166]-[.A165])/[.$H$3]" office:value-type="float" office:value="0.929999999999875" calcext:value-type="float">
            <text:p>0.929999999999875</text:p>
          </table:table-cell>
          <table:table-cell table:formula="of:=([.B166]-[.B165])/[.$H$3]" office:value-type="float" office:value="-10.0000000002876" calcext:value-type="float">
            <text:p>-10.0000000002876</text:p>
          </table:table-cell>
          <table:table-cell table:formula="of:=MAX(MIN([.C166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198" calcext:value-type="float">
            <text:p>1.198</text:p>
          </table:table-cell>
          <table:table-cell table:formula="of:=([.A167]-[.A166])/[.$H$3]" office:value-type="float" office:value="0.939999999999941" calcext:value-type="float">
            <text:p>0.939999999999941</text:p>
          </table:table-cell>
          <table:table-cell table:formula="of:=([.B167]-[.B166])/[.$H$3]" office:value-type="float" office:value="10.0000000000655" calcext:value-type="float">
            <text:p>10.0000000000655</text:p>
          </table:table-cell>
          <table:table-cell table:formula="of:=MAX(MIN([.C16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19894" calcext:value-type="float">
            <text:p>1.19894</text:p>
          </table:table-cell>
          <table:table-cell table:formula="of:=([.A168]-[.A167])/[.$H$3]" office:value-type="float" office:value="0.939999999999941" calcext:value-type="float">
            <text:p>0.939999999999941</text:p>
          </table:table-cell>
          <table:table-cell table:formula="of:=([.B168]-[.B167])/[.$H$3]" office:value-type="float" office:value="0" calcext:value-type="float">
            <text:p>0</text:p>
          </table:table-cell>
          <table:table-cell table:formula="of:=MAX(MIN([.C16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9988" calcext:value-type="float">
            <text:p>1.19988</text:p>
          </table:table-cell>
          <table:table-cell table:formula="of:=([.A169]-[.A168])/[.$H$3]" office:value-type="float" office:value="0.940000000000163" calcext:value-type="float">
            <text:p>0.940000000000163</text:p>
          </table:table-cell>
          <table:table-cell table:formula="of:=([.B169]-[.B168])/[.$H$3]" office:value-type="float" office:value="0.000000000222044604925031" calcext:value-type="float">
            <text:p>2.22044604925031E-10</text:p>
          </table:table-cell>
          <table:table-cell table:formula="of:=MAX(MIN([.C16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0082" calcext:value-type="float">
            <text:p>1.20082</text:p>
          </table:table-cell>
          <table:table-cell table:formula="of:=([.A170]-[.A169])/[.$H$3]" office:value-type="float" office:value="0.939999999999941" calcext:value-type="float">
            <text:p>0.939999999999941</text:p>
          </table:table-cell>
          <table:table-cell table:formula="of:=([.B170]-[.B169])/[.$H$3]" office:value-type="float" office:value="-0.000000000222044604925031" calcext:value-type="float">
            <text:p>-2.22044604925031E-10</text:p>
          </table:table-cell>
          <table:table-cell table:formula="of:=MAX(MIN([.C170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0176" calcext:value-type="float">
            <text:p>1.20176</text:p>
          </table:table-cell>
          <table:table-cell table:formula="of:=([.A171]-[.A170])/[.$H$3]" office:value-type="float" office:value="0.939999999999941" calcext:value-type="float">
            <text:p>0.939999999999941</text:p>
          </table:table-cell>
          <table:table-cell table:formula="of:=([.B171]-[.B170])/[.$H$3]" office:value-type="float" office:value="0" calcext:value-type="float">
            <text:p>0</text:p>
          </table:table-cell>
          <table:table-cell table:formula="of:=MAX(MIN([.C17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0271" calcext:value-type="float">
            <text:p>1.20271</text:p>
          </table:table-cell>
          <table:table-cell table:formula="of:=([.A172]-[.A171])/[.$H$3]" office:value-type="float" office:value="0.950000000000006" calcext:value-type="float">
            <text:p>0.950000000000006</text:p>
          </table:table-cell>
          <table:table-cell table:formula="of:=([.B172]-[.B171])/[.$H$3]" office:value-type="float" office:value="10.0000000000655" calcext:value-type="float">
            <text:p>10.0000000000655</text:p>
          </table:table-cell>
          <table:table-cell table:formula="of:=MAX(MIN([.C17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0365" calcext:value-type="float">
            <text:p>1.20365</text:p>
          </table:table-cell>
          <table:table-cell table:formula="of:=([.A173]-[.A172])/[.$H$3]" office:value-type="float" office:value="0.940000000000163" calcext:value-type="float">
            <text:p>0.940000000000163</text:p>
          </table:table-cell>
          <table:table-cell table:formula="of:=([.B173]-[.B172])/[.$H$3]" office:value-type="float" office:value="-9.99999999984347" calcext:value-type="float">
            <text:p>-9.99999999984347</text:p>
          </table:table-cell>
          <table:table-cell table:formula="of:=MAX(MIN([.C17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2046" calcext:value-type="float">
            <text:p>1.2046</text:p>
          </table:table-cell>
          <table:table-cell table:formula="of:=([.A174]-[.A173])/[.$H$3]" office:value-type="float" office:value="0.950000000000006" calcext:value-type="float">
            <text:p>0.950000000000006</text:p>
          </table:table-cell>
          <table:table-cell table:formula="of:=([.B174]-[.B173])/[.$H$3]" office:value-type="float" office:value="9.99999999984347" calcext:value-type="float">
            <text:p>9.99999999984347</text:p>
          </table:table-cell>
          <table:table-cell table:formula="of:=MAX(MIN([.C174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0555" calcext:value-type="float">
            <text:p>1.20555</text:p>
          </table:table-cell>
          <table:table-cell table:formula="of:=([.A175]-[.A174])/[.$H$3]" office:value-type="float" office:value="0.950000000000006" calcext:value-type="float">
            <text:p>0.950000000000006</text:p>
          </table:table-cell>
          <table:table-cell table:formula="of:=([.B175]-[.B174])/[.$H$3]" office:value-type="float" office:value="0" calcext:value-type="float">
            <text:p>0</text:p>
          </table:table-cell>
          <table:table-cell table:formula="of:=MAX(MIN([.C17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065" calcext:value-type="float">
            <text:p>1.2065</text:p>
          </table:table-cell>
          <table:table-cell table:formula="of:=([.A176]-[.A175])/[.$H$3]" office:value-type="float" office:value="0.950000000000006" calcext:value-type="float">
            <text:p>0.950000000000006</text:p>
          </table:table-cell>
          <table:table-cell table:formula="of:=([.B176]-[.B175])/[.$H$3]" office:value-type="float" office:value="0" calcext:value-type="float">
            <text:p>0</text:p>
          </table:table-cell>
          <table:table-cell table:formula="of:=MAX(MIN([.C17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0745" calcext:value-type="float">
            <text:p>1.20745</text:p>
          </table:table-cell>
          <table:table-cell table:formula="of:=([.A177]-[.A176])/[.$H$3]" office:value-type="float" office:value="0.950000000000006" calcext:value-type="float">
            <text:p>0.950000000000006</text:p>
          </table:table-cell>
          <table:table-cell table:formula="of:=([.B177]-[.B176])/[.$H$3]" office:value-type="float" office:value="0" calcext:value-type="float">
            <text:p>0</text:p>
          </table:table-cell>
          <table:table-cell table:formula="of:=MAX(MIN([.C17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084" calcext:value-type="float">
            <text:p>1.2084</text:p>
          </table:table-cell>
          <table:table-cell table:formula="of:=([.A178]-[.A177])/[.$H$3]" office:value-type="float" office:value="0.949999999999784" calcext:value-type="float">
            <text:p>0.949999999999784</text:p>
          </table:table-cell>
          <table:table-cell table:formula="of:=([.B178]-[.B177])/[.$H$3]" office:value-type="float" office:value="-0.000000000222044604925031" calcext:value-type="float">
            <text:p>-2.22044604925031E-10</text:p>
          </table:table-cell>
          <table:table-cell table:formula="of:=MAX(MIN([.C17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0936" calcext:value-type="float">
            <text:p>1.20936</text:p>
          </table:table-cell>
          <table:table-cell table:formula="of:=([.A179]-[.A178])/[.$H$3]" office:value-type="float" office:value="0.960000000000072" calcext:value-type="float">
            <text:p>0.960000000000072</text:p>
          </table:table-cell>
          <table:table-cell table:formula="of:=([.B179]-[.B178])/[.$H$3]" office:value-type="float" office:value="10.0000000002876" calcext:value-type="float">
            <text:p>10.0000000002876</text:p>
          </table:table-cell>
          <table:table-cell table:formula="of:=MAX(MIN([.C179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21031" calcext:value-type="float">
            <text:p>1.21031</text:p>
          </table:table-cell>
          <table:table-cell table:formula="of:=([.A180]-[.A179])/[.$H$3]" office:value-type="float" office:value="0.950000000000006" calcext:value-type="float">
            <text:p>0.950000000000006</text:p>
          </table:table-cell>
          <table:table-cell table:formula="of:=([.B180]-[.B179])/[.$H$3]" office:value-type="float" office:value="-10.0000000000655" calcext:value-type="float">
            <text:p>-10.0000000000655</text:p>
          </table:table-cell>
          <table:table-cell table:formula="of:=MAX(MIN([.C18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21127" calcext:value-type="float">
            <text:p>1.21127</text:p>
          </table:table-cell>
          <table:table-cell table:formula="of:=([.A181]-[.A180])/[.$H$3]" office:value-type="float" office:value="0.960000000000072" calcext:value-type="float">
            <text:p>0.960000000000072</text:p>
          </table:table-cell>
          <table:table-cell table:formula="of:=([.B181]-[.B180])/[.$H$3]" office:value-type="float" office:value="10.0000000000655" calcext:value-type="float">
            <text:p>10.0000000000655</text:p>
          </table:table-cell>
          <table:table-cell table:formula="of:=MAX(MIN([.C18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1223" calcext:value-type="float">
            <text:p>1.21223</text:p>
          </table:table-cell>
          <table:table-cell table:formula="of:=([.A182]-[.A181])/[.$H$3]" office:value-type="float" office:value="0.95999999999985" calcext:value-type="float">
            <text:p>0.95999999999985</text:p>
          </table:table-cell>
          <table:table-cell table:formula="of:=([.B182]-[.B181])/[.$H$3]" office:value-type="float" office:value="-0.000000000222044604925031" calcext:value-type="float">
            <text:p>-2.22044604925031E-10</text:p>
          </table:table-cell>
          <table:table-cell table:formula="of:=MAX(MIN([.C182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1319" calcext:value-type="float">
            <text:p>1.21319</text:p>
          </table:table-cell>
          <table:table-cell table:formula="of:=([.A183]-[.A182])/[.$H$3]" office:value-type="float" office:value="0.960000000000072" calcext:value-type="float">
            <text:p>0.960000000000072</text:p>
          </table:table-cell>
          <table:table-cell table:formula="of:=([.B183]-[.B182])/[.$H$3]" office:value-type="float" office:value="0.000000000222044604925031" calcext:value-type="float">
            <text:p>2.22044604925031E-10</text:p>
          </table:table-cell>
          <table:table-cell table:formula="of:=MAX(MIN([.C18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1415" calcext:value-type="float">
            <text:p>1.21415</text:p>
          </table:table-cell>
          <table:table-cell table:formula="of:=([.A184]-[.A183])/[.$H$3]" office:value-type="float" office:value="0.960000000000072" calcext:value-type="float">
            <text:p>0.960000000000072</text:p>
          </table:table-cell>
          <table:table-cell table:formula="of:=([.B184]-[.B183])/[.$H$3]" office:value-type="float" office:value="0" calcext:value-type="float">
            <text:p>0</text:p>
          </table:table-cell>
          <table:table-cell table:formula="of:=MAX(MIN([.C18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1511" calcext:value-type="float">
            <text:p>1.21511</text:p>
          </table:table-cell>
          <table:table-cell table:formula="of:=([.A185]-[.A184])/[.$H$3]" office:value-type="float" office:value="0.960000000000072" calcext:value-type="float">
            <text:p>0.960000000000072</text:p>
          </table:table-cell>
          <table:table-cell table:formula="of:=([.B185]-[.B184])/[.$H$3]" office:value-type="float" office:value="0" calcext:value-type="float">
            <text:p>0</text:p>
          </table:table-cell>
          <table:table-cell table:formula="of:=MAX(MIN([.C18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1608" calcext:value-type="float">
            <text:p>1.21608</text:p>
          </table:table-cell>
          <table:table-cell table:formula="of:=([.A186]-[.A185])/[.$H$3]" office:value-type="float" office:value="0.969999999999915" calcext:value-type="float">
            <text:p>0.969999999999915</text:p>
          </table:table-cell>
          <table:table-cell table:formula="of:=([.B186]-[.B185])/[.$H$3]" office:value-type="float" office:value="9.99999999984347" calcext:value-type="float">
            <text:p>9.99999999984347</text:p>
          </table:table-cell>
          <table:table-cell table:formula="of:=MAX(MIN([.C186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1705" calcext:value-type="float">
            <text:p>1.21705</text:p>
          </table:table-cell>
          <table:table-cell table:formula="of:=([.A187]-[.A186])/[.$H$3]" office:value-type="float" office:value="0.969999999999915" calcext:value-type="float">
            <text:p>0.969999999999915</text:p>
          </table:table-cell>
          <table:table-cell table:formula="of:=([.B187]-[.B186])/[.$H$3]" office:value-type="float" office:value="0" calcext:value-type="float">
            <text:p>0</text:p>
          </table:table-cell>
          <table:table-cell table:formula="of:=MAX(MIN([.C18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1801" calcext:value-type="float">
            <text:p>1.21801</text:p>
          </table:table-cell>
          <table:table-cell table:formula="of:=([.A188]-[.A187])/[.$H$3]" office:value-type="float" office:value="0.960000000000072" calcext:value-type="float">
            <text:p>0.960000000000072</text:p>
          </table:table-cell>
          <table:table-cell table:formula="of:=([.B188]-[.B187])/[.$H$3]" office:value-type="float" office:value="-9.99999999984347" calcext:value-type="float">
            <text:p>-9.99999999984347</text:p>
          </table:table-cell>
          <table:table-cell table:formula="of:=MAX(MIN([.C18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21898" calcext:value-type="float">
            <text:p>1.21898</text:p>
          </table:table-cell>
          <table:table-cell table:formula="of:=([.A189]-[.A188])/[.$H$3]" office:value-type="float" office:value="0.969999999999915" calcext:value-type="float">
            <text:p>0.969999999999915</text:p>
          </table:table-cell>
          <table:table-cell table:formula="of:=([.B189]-[.B188])/[.$H$3]" office:value-type="float" office:value="9.99999999984347" calcext:value-type="float">
            <text:p>9.99999999984347</text:p>
          </table:table-cell>
          <table:table-cell table:formula="of:=MAX(MIN([.C189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1995" calcext:value-type="float">
            <text:p>1.21995</text:p>
          </table:table-cell>
          <table:table-cell table:formula="of:=([.A190]-[.A189])/[.$H$3]" office:value-type="float" office:value="0.970000000000137" calcext:value-type="float">
            <text:p>0.970000000000137</text:p>
          </table:table-cell>
          <table:table-cell table:formula="of:=([.B190]-[.B189])/[.$H$3]" office:value-type="float" office:value="0.000000000222044604925031" calcext:value-type="float">
            <text:p>2.22044604925031E-10</text:p>
          </table:table-cell>
          <table:table-cell table:formula="of:=MAX(MIN([.C19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2092" calcext:value-type="float">
            <text:p>1.22092</text:p>
          </table:table-cell>
          <table:table-cell table:formula="of:=([.A191]-[.A190])/[.$H$3]" office:value-type="float" office:value="0.969999999999915" calcext:value-type="float">
            <text:p>0.969999999999915</text:p>
          </table:table-cell>
          <table:table-cell table:formula="of:=([.B191]-[.B190])/[.$H$3]" office:value-type="float" office:value="-0.000000000222044604925031" calcext:value-type="float">
            <text:p>-2.22044604925031E-10</text:p>
          </table:table-cell>
          <table:table-cell table:formula="of:=MAX(MIN([.C19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219" calcext:value-type="float">
            <text:p>1.2219</text:p>
          </table:table-cell>
          <table:table-cell table:formula="of:=([.A192]-[.A191])/[.$H$3]" office:value-type="float" office:value="0.979999999999981" calcext:value-type="float">
            <text:p>0.979999999999981</text:p>
          </table:table-cell>
          <table:table-cell table:formula="of:=([.B192]-[.B191])/[.$H$3]" office:value-type="float" office:value="10.0000000000655" calcext:value-type="float">
            <text:p>10.0000000000655</text:p>
          </table:table-cell>
          <table:table-cell table:formula="of:=MAX(MIN([.C19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2287" calcext:value-type="float">
            <text:p>1.22287</text:p>
          </table:table-cell>
          <table:table-cell table:formula="of:=([.A193]-[.A192])/[.$H$3]" office:value-type="float" office:value="0.969999999999915" calcext:value-type="float">
            <text:p>0.969999999999915</text:p>
          </table:table-cell>
          <table:table-cell table:formula="of:=([.B193]-[.B192])/[.$H$3]" office:value-type="float" office:value="-10.0000000000655" calcext:value-type="float">
            <text:p>-10.0000000000655</text:p>
          </table:table-cell>
          <table:table-cell table:formula="of:=MAX(MIN([.C19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22385" calcext:value-type="float">
            <text:p>1.22385</text:p>
          </table:table-cell>
          <table:table-cell table:formula="of:=([.A194]-[.A193])/[.$H$3]" office:value-type="float" office:value="0.980000000000203" calcext:value-type="float">
            <text:p>0.980000000000203</text:p>
          </table:table-cell>
          <table:table-cell table:formula="of:=([.B194]-[.B193])/[.$H$3]" office:value-type="float" office:value="10.0000000002876" calcext:value-type="float">
            <text:p>10.0000000002876</text:p>
          </table:table-cell>
          <table:table-cell table:formula="of:=MAX(MIN([.C194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22482" calcext:value-type="float">
            <text:p>1.22482</text:p>
          </table:table-cell>
          <table:table-cell table:formula="of:=([.A195]-[.A194])/[.$H$3]" office:value-type="float" office:value="0.969999999999915" calcext:value-type="float">
            <text:p>0.969999999999915</text:p>
          </table:table-cell>
          <table:table-cell table:formula="of:=([.B195]-[.B194])/[.$H$3]" office:value-type="float" office:value="-10.0000000002876" calcext:value-type="float">
            <text:p>-10.0000000002876</text:p>
          </table:table-cell>
          <table:table-cell table:formula="of:=MAX(MIN([.C195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2258" calcext:value-type="float">
            <text:p>1.2258</text:p>
          </table:table-cell>
          <table:table-cell table:formula="of:=([.A196]-[.A195])/[.$H$3]" office:value-type="float" office:value="0.979999999999981" calcext:value-type="float">
            <text:p>0.979999999999981</text:p>
          </table:table-cell>
          <table:table-cell table:formula="of:=([.B196]-[.B195])/[.$H$3]" office:value-type="float" office:value="10.0000000000655" calcext:value-type="float">
            <text:p>10.0000000000655</text:p>
          </table:table-cell>
          <table:table-cell table:formula="of:=MAX(MIN([.C19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2678" calcext:value-type="float">
            <text:p>1.22678</text:p>
          </table:table-cell>
          <table:table-cell table:formula="of:=([.A197]-[.A196])/[.$H$3]" office:value-type="float" office:value="0.979999999999981" calcext:value-type="float">
            <text:p>0.979999999999981</text:p>
          </table:table-cell>
          <table:table-cell table:formula="of:=([.B197]-[.B196])/[.$H$3]" office:value-type="float" office:value="0" calcext:value-type="float">
            <text:p>0</text:p>
          </table:table-cell>
          <table:table-cell table:formula="of:=MAX(MIN([.C19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2776" calcext:value-type="float">
            <text:p>1.22776</text:p>
          </table:table-cell>
          <table:table-cell table:formula="of:=([.A198]-[.A197])/[.$H$3]" office:value-type="float" office:value="0.979999999999981" calcext:value-type="float">
            <text:p>0.979999999999981</text:p>
          </table:table-cell>
          <table:table-cell table:formula="of:=([.B198]-[.B197])/[.$H$3]" office:value-type="float" office:value="0" calcext:value-type="float">
            <text:p>0</text:p>
          </table:table-cell>
          <table:table-cell table:formula="of:=MAX(MIN([.C19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2874" calcext:value-type="float">
            <text:p>1.22874</text:p>
          </table:table-cell>
          <table:table-cell table:formula="of:=([.A199]-[.A198])/[.$H$3]" office:value-type="float" office:value="0.979999999999981" calcext:value-type="float">
            <text:p>0.979999999999981</text:p>
          </table:table-cell>
          <table:table-cell table:formula="of:=([.B199]-[.B198])/[.$H$3]" office:value-type="float" office:value="0" calcext:value-type="float">
            <text:p>0</text:p>
          </table:table-cell>
          <table:table-cell table:formula="of:=MAX(MIN([.C19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2973" calcext:value-type="float">
            <text:p>1.22973</text:p>
          </table:table-cell>
          <table:table-cell table:formula="of:=([.A200]-[.A199])/[.$H$3]" office:value-type="float" office:value="0.990000000000046" calcext:value-type="float">
            <text:p>0.990000000000046</text:p>
          </table:table-cell>
          <table:table-cell table:formula="of:=([.B200]-[.B199])/[.$H$3]" office:value-type="float" office:value="10.0000000000655" calcext:value-type="float">
            <text:p>10.0000000000655</text:p>
          </table:table-cell>
          <table:table-cell table:formula="of:=MAX(MIN([.C20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3071" calcext:value-type="float">
            <text:p>1.23071</text:p>
          </table:table-cell>
          <table:table-cell table:formula="of:=([.A201]-[.A200])/[.$H$3]" office:value-type="float" office:value="0.979999999999981" calcext:value-type="float">
            <text:p>0.979999999999981</text:p>
          </table:table-cell>
          <table:table-cell table:formula="of:=([.B201]-[.B200])/[.$H$3]" office:value-type="float" office:value="-10.0000000000655" calcext:value-type="float">
            <text:p>-10.0000000000655</text:p>
          </table:table-cell>
          <table:table-cell table:formula="of:=MAX(MIN([.C20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2317" calcext:value-type="float">
            <text:p>1.2317</text:p>
          </table:table-cell>
          <table:table-cell table:formula="of:=([.A202]-[.A201])/[.$H$3]" office:value-type="float" office:value="0.990000000000046" calcext:value-type="float">
            <text:p>0.990000000000046</text:p>
          </table:table-cell>
          <table:table-cell table:formula="of:=([.B202]-[.B201])/[.$H$3]" office:value-type="float" office:value="10.0000000000655" calcext:value-type="float">
            <text:p>10.0000000000655</text:p>
          </table:table-cell>
          <table:table-cell table:formula="of:=MAX(MIN([.C20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3269" calcext:value-type="float">
            <text:p>1.23269</text:p>
          </table:table-cell>
          <table:table-cell table:formula="of:=([.A203]-[.A202])/[.$H$3]" office:value-type="float" office:value="0.990000000000046" calcext:value-type="float">
            <text:p>0.990000000000046</text:p>
          </table:table-cell>
          <table:table-cell table:formula="of:=([.B203]-[.B202])/[.$H$3]" office:value-type="float" office:value="0" calcext:value-type="float">
            <text:p>0</text:p>
          </table:table-cell>
          <table:table-cell table:formula="of:=MAX(MIN([.C20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3368" calcext:value-type="float">
            <text:p>1.23368</text:p>
          </table:table-cell>
          <table:table-cell table:formula="of:=([.A204]-[.A203])/[.$H$3]" office:value-type="float" office:value="0.990000000000046" calcext:value-type="float">
            <text:p>0.990000000000046</text:p>
          </table:table-cell>
          <table:table-cell table:formula="of:=([.B204]-[.B203])/[.$H$3]" office:value-type="float" office:value="0" calcext:value-type="float">
            <text:p>0</text:p>
          </table:table-cell>
          <table:table-cell table:formula="of:=MAX(MIN([.C20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3467" calcext:value-type="float">
            <text:p>1.23467</text:p>
          </table:table-cell>
          <table:table-cell table:formula="of:=([.A205]-[.A204])/[.$H$3]" office:value-type="float" office:value="0.989999999999824" calcext:value-type="float">
            <text:p>0.989999999999824</text:p>
          </table:table-cell>
          <table:table-cell table:formula="of:=([.B205]-[.B204])/[.$H$3]" office:value-type="float" office:value="-0.000000000222044604925031" calcext:value-type="float">
            <text:p>-2.22044604925031E-10</text:p>
          </table:table-cell>
          <table:table-cell table:formula="of:=MAX(MIN([.C20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3566" calcext:value-type="float">
            <text:p>1.23566</text:p>
          </table:table-cell>
          <table:table-cell table:formula="of:=([.A206]-[.A205])/[.$H$3]" office:value-type="float" office:value="0.990000000000046" calcext:value-type="float">
            <text:p>0.990000000000046</text:p>
          </table:table-cell>
          <table:table-cell table:formula="of:=([.B206]-[.B205])/[.$H$3]" office:value-type="float" office:value="0.000000000222044604925031" calcext:value-type="float">
            <text:p>2.22044604925031E-10</text:p>
          </table:table-cell>
          <table:table-cell table:formula="of:=MAX(MIN([.C20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3665" calcext:value-type="float">
            <text:p>1.23665</text:p>
          </table:table-cell>
          <table:table-cell table:formula="of:=([.A207]-[.A206])/[.$H$3]" office:value-type="float" office:value="0.990000000000046" calcext:value-type="float">
            <text:p>0.990000000000046</text:p>
          </table:table-cell>
          <table:table-cell table:formula="of:=([.B207]-[.B206])/[.$H$3]" office:value-type="float" office:value="0" calcext:value-type="float">
            <text:p>0</text:p>
          </table:table-cell>
          <table:table-cell table:formula="of:=MAX(MIN([.C20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3765" calcext:value-type="float">
            <text:p>1.23765</text:p>
          </table:table-cell>
          <table:table-cell table:formula="of:=([.A208]-[.A207])/[.$H$3]" office:value-type="float" office:value="0.99999999999989" calcext:value-type="float">
            <text:p>0.99999999999989</text:p>
          </table:table-cell>
          <table:table-cell table:formula="of:=([.B208]-[.B207])/[.$H$3]" office:value-type="float" office:value="9.99999999984347" calcext:value-type="float">
            <text:p>9.99999999984347</text:p>
          </table:table-cell>
          <table:table-cell table:formula="of:=MAX(MIN([.C208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3864" calcext:value-type="float">
            <text:p>1.23864</text:p>
          </table:table-cell>
          <table:table-cell table:formula="of:=([.A209]-[.A208])/[.$H$3]" office:value-type="float" office:value="0.990000000000046" calcext:value-type="float">
            <text:p>0.990000000000046</text:p>
          </table:table-cell>
          <table:table-cell table:formula="of:=([.B209]-[.B208])/[.$H$3]" office:value-type="float" office:value="-9.99999999984347" calcext:value-type="float">
            <text:p>-9.99999999984347</text:p>
          </table:table-cell>
          <table:table-cell table:formula="of:=MAX(MIN([.C209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23964" calcext:value-type="float">
            <text:p>1.23964</text:p>
          </table:table-cell>
          <table:table-cell table:formula="of:=([.A210]-[.A209])/[.$H$3]" office:value-type="float" office:value="1.00000000000011" calcext:value-type="float">
            <text:p>1.00000000000011</text:p>
          </table:table-cell>
          <table:table-cell table:formula="of:=([.B210]-[.B209])/[.$H$3]" office:value-type="float" office:value="10.0000000000655" calcext:value-type="float">
            <text:p>10.0000000000655</text:p>
          </table:table-cell>
          <table:table-cell table:formula="of:=MAX(MIN([.C21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4064" calcext:value-type="float">
            <text:p>1.24064</text:p>
          </table:table-cell>
          <table:table-cell table:formula="of:=([.A211]-[.A210])/[.$H$3]" office:value-type="float" office:value="0.99999999999989" calcext:value-type="float">
            <text:p>0.99999999999989</text:p>
          </table:table-cell>
          <table:table-cell table:formula="of:=([.B211]-[.B210])/[.$H$3]" office:value-type="float" office:value="-0.000000000222044604925031" calcext:value-type="float">
            <text:p>-2.22044604925031E-10</text:p>
          </table:table-cell>
          <table:table-cell table:formula="of:=MAX(MIN([.C21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4163" calcext:value-type="float">
            <text:p>1.24163</text:p>
          </table:table-cell>
          <table:table-cell table:formula="of:=([.A212]-[.A211])/[.$H$3]" office:value-type="float" office:value="0.990000000000046" calcext:value-type="float">
            <text:p>0.990000000000046</text:p>
          </table:table-cell>
          <table:table-cell table:formula="of:=([.B212]-[.B211])/[.$H$3]" office:value-type="float" office:value="-9.99999999984347" calcext:value-type="float">
            <text:p>-9.99999999984347</text:p>
          </table:table-cell>
          <table:table-cell table:formula="of:=MAX(MIN([.C21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24264" calcext:value-type="float">
            <text:p>1.24264</text:p>
          </table:table-cell>
          <table:table-cell table:formula="of:=([.A213]-[.A212])/[.$H$3]" office:value-type="float" office:value="1.00999999999996" calcext:value-type="float">
            <text:p>1.00999999999996</text:p>
          </table:table-cell>
          <table:table-cell table:formula="of:=([.B213]-[.B212])/[.$H$3]" office:value-type="float" office:value="19.999999999909" calcext:value-type="float">
            <text:p>19.999999999909</text:p>
          </table:table-cell>
          <table:table-cell table:formula="of:=MAX(MIN([.C213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24364" calcext:value-type="float">
            <text:p>1.24364</text:p>
          </table:table-cell>
          <table:table-cell table:formula="of:=([.A214]-[.A213])/[.$H$3]" office:value-type="float" office:value="1.00000000000011" calcext:value-type="float">
            <text:p>1.00000000000011</text:p>
          </table:table-cell>
          <table:table-cell table:formula="of:=([.B214]-[.B213])/[.$H$3]" office:value-type="float" office:value="-9.99999999984347" calcext:value-type="float">
            <text:p>-9.99999999984347</text:p>
          </table:table-cell>
          <table:table-cell table:formula="of:=MAX(MIN([.C21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24464" calcext:value-type="float">
            <text:p>1.24464</text:p>
          </table:table-cell>
          <table:table-cell table:formula="of:=([.A215]-[.A214])/[.$H$3]" office:value-type="float" office:value="0.99999999999989" calcext:value-type="float">
            <text:p>0.99999999999989</text:p>
          </table:table-cell>
          <table:table-cell table:formula="of:=([.B215]-[.B214])/[.$H$3]" office:value-type="float" office:value="-0.000000000222044604925031" calcext:value-type="float">
            <text:p>-2.22044604925031E-10</text:p>
          </table:table-cell>
          <table:table-cell table:formula="of:=MAX(MIN([.C21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4564" calcext:value-type="float">
            <text:p>1.24564</text:p>
          </table:table-cell>
          <table:table-cell table:formula="of:=([.A216]-[.A215])/[.$H$3]" office:value-type="float" office:value="1.00000000000011" calcext:value-type="float">
            <text:p>1.00000000000011</text:p>
          </table:table-cell>
          <table:table-cell table:formula="of:=([.B216]-[.B215])/[.$H$3]" office:value-type="float" office:value="0.000000000222044604925031" calcext:value-type="float">
            <text:p>2.22044604925031E-10</text:p>
          </table:table-cell>
          <table:table-cell table:formula="of:=MAX(MIN([.C21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4665" calcext:value-type="float">
            <text:p>1.24665</text:p>
          </table:table-cell>
          <table:table-cell table:formula="of:=([.A217]-[.A216])/[.$H$3]" office:value-type="float" office:value="1.00999999999996" calcext:value-type="float">
            <text:p>1.00999999999996</text:p>
          </table:table-cell>
          <table:table-cell table:formula="of:=([.B217]-[.B216])/[.$H$3]" office:value-type="float" office:value="9.99999999984347" calcext:value-type="float">
            <text:p>9.99999999984347</text:p>
          </table:table-cell>
          <table:table-cell table:formula="of:=MAX(MIN([.C21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4766" calcext:value-type="float">
            <text:p>1.24766</text:p>
          </table:table-cell>
          <table:table-cell table:formula="of:=([.A218]-[.A217])/[.$H$3]" office:value-type="float" office:value="1.00999999999996" calcext:value-type="float">
            <text:p>1.00999999999996</text:p>
          </table:table-cell>
          <table:table-cell table:formula="of:=([.B218]-[.B217])/[.$H$3]" office:value-type="float" office:value="0" calcext:value-type="float">
            <text:p>0</text:p>
          </table:table-cell>
          <table:table-cell table:formula="of:=MAX(MIN([.C21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4866" calcext:value-type="float">
            <text:p>1.24866</text:p>
          </table:table-cell>
          <table:table-cell table:formula="of:=([.A219]-[.A218])/[.$H$3]" office:value-type="float" office:value="1.00000000000011" calcext:value-type="float">
            <text:p>1.00000000000011</text:p>
          </table:table-cell>
          <table:table-cell table:formula="of:=([.B219]-[.B218])/[.$H$3]" office:value-type="float" office:value="-9.99999999984347" calcext:value-type="float">
            <text:p>-9.99999999984347</text:p>
          </table:table-cell>
          <table:table-cell table:formula="of:=MAX(MIN([.C219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24967" calcext:value-type="float">
            <text:p>1.24967</text:p>
          </table:table-cell>
          <table:table-cell table:formula="of:=([.A220]-[.A219])/[.$H$3]" office:value-type="float" office:value="1.00999999999996" calcext:value-type="float">
            <text:p>1.00999999999996</text:p>
          </table:table-cell>
          <table:table-cell table:formula="of:=([.B220]-[.B219])/[.$H$3]" office:value-type="float" office:value="9.99999999984347" calcext:value-type="float">
            <text:p>9.99999999984347</text:p>
          </table:table-cell>
          <table:table-cell table:formula="of:=MAX(MIN([.C220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5068" calcext:value-type="float">
            <text:p>1.25068</text:p>
          </table:table-cell>
          <table:table-cell table:formula="of:=([.A221]-[.A220])/[.$H$3]" office:value-type="float" office:value="1.00999999999996" calcext:value-type="float">
            <text:p>1.00999999999996</text:p>
          </table:table-cell>
          <table:table-cell table:formula="of:=([.B221]-[.B220])/[.$H$3]" office:value-type="float" office:value="0" calcext:value-type="float">
            <text:p>0</text:p>
          </table:table-cell>
          <table:table-cell table:formula="of:=MAX(MIN([.C22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517" calcext:value-type="float">
            <text:p>1.2517</text:p>
          </table:table-cell>
          <table:table-cell table:formula="of:=([.A222]-[.A221])/[.$H$3]" office:value-type="float" office:value="1.02000000000002" calcext:value-type="float">
            <text:p>1.02000000000002</text:p>
          </table:table-cell>
          <table:table-cell table:formula="of:=([.B222]-[.B221])/[.$H$3]" office:value-type="float" office:value="10.0000000000655" calcext:value-type="float">
            <text:p>10.0000000000655</text:p>
          </table:table-cell>
          <table:table-cell table:formula="of:=MAX(MIN([.C222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5271" calcext:value-type="float">
            <text:p>1.25271</text:p>
          </table:table-cell>
          <table:table-cell table:formula="of:=([.A223]-[.A222])/[.$H$3]" office:value-type="float" office:value="1.00999999999996" calcext:value-type="float">
            <text:p>1.00999999999996</text:p>
          </table:table-cell>
          <table:table-cell table:formula="of:=([.B223]-[.B222])/[.$H$3]" office:value-type="float" office:value="-10.0000000000655" calcext:value-type="float">
            <text:p>-10.0000000000655</text:p>
          </table:table-cell>
          <table:table-cell table:formula="of:=MAX(MIN([.C22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25372" calcext:value-type="float">
            <text:p>1.25372</text:p>
          </table:table-cell>
          <table:table-cell table:formula="of:=([.A224]-[.A223])/[.$H$3]" office:value-type="float" office:value="1.00999999999996" calcext:value-type="float">
            <text:p>1.00999999999996</text:p>
          </table:table-cell>
          <table:table-cell table:formula="of:=([.B224]-[.B223])/[.$H$3]" office:value-type="float" office:value="0" calcext:value-type="float">
            <text:p>0</text:p>
          </table:table-cell>
          <table:table-cell table:formula="of:=MAX(MIN([.C22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5474" calcext:value-type="float">
            <text:p>1.25474</text:p>
          </table:table-cell>
          <table:table-cell table:formula="of:=([.A225]-[.A224])/[.$H$3]" office:value-type="float" office:value="1.02000000000002" calcext:value-type="float">
            <text:p>1.02000000000002</text:p>
          </table:table-cell>
          <table:table-cell table:formula="of:=([.B225]-[.B224])/[.$H$3]" office:value-type="float" office:value="10.0000000000655" calcext:value-type="float">
            <text:p>10.0000000000655</text:p>
          </table:table-cell>
          <table:table-cell table:formula="of:=MAX(MIN([.C22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5575" calcext:value-type="float">
            <text:p>1.25575</text:p>
          </table:table-cell>
          <table:table-cell table:formula="of:=([.A226]-[.A225])/[.$H$3]" office:value-type="float" office:value="1.00999999999996" calcext:value-type="float">
            <text:p>1.00999999999996</text:p>
          </table:table-cell>
          <table:table-cell table:formula="of:=([.B226]-[.B225])/[.$H$3]" office:value-type="float" office:value="-10.0000000000655" calcext:value-type="float">
            <text:p>-10.0000000000655</text:p>
          </table:table-cell>
          <table:table-cell table:formula="of:=MAX(MIN([.C22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25677" calcext:value-type="float">
            <text:p>1.25677</text:p>
          </table:table-cell>
          <table:table-cell table:formula="of:=([.A227]-[.A226])/[.$H$3]" office:value-type="float" office:value="1.02000000000002" calcext:value-type="float">
            <text:p>1.02000000000002</text:p>
          </table:table-cell>
          <table:table-cell table:formula="of:=([.B227]-[.B226])/[.$H$3]" office:value-type="float" office:value="10.0000000000655" calcext:value-type="float">
            <text:p>10.0000000000655</text:p>
          </table:table-cell>
          <table:table-cell table:formula="of:=MAX(MIN([.C22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5779" calcext:value-type="float">
            <text:p>1.25779</text:p>
          </table:table-cell>
          <table:table-cell table:formula="of:=([.A228]-[.A227])/[.$H$3]" office:value-type="float" office:value="1.02000000000002" calcext:value-type="float">
            <text:p>1.02000000000002</text:p>
          </table:table-cell>
          <table:table-cell table:formula="of:=([.B228]-[.B227])/[.$H$3]" office:value-type="float" office:value="0" calcext:value-type="float">
            <text:p>0</text:p>
          </table:table-cell>
          <table:table-cell table:formula="of:=MAX(MIN([.C22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5881" calcext:value-type="float">
            <text:p>1.25881</text:p>
          </table:table-cell>
          <table:table-cell table:formula="of:=([.A229]-[.A228])/[.$H$3]" office:value-type="float" office:value="1.02000000000002" calcext:value-type="float">
            <text:p>1.02000000000002</text:p>
          </table:table-cell>
          <table:table-cell table:formula="of:=([.B229]-[.B228])/[.$H$3]" office:value-type="float" office:value="0" calcext:value-type="float">
            <text:p>0</text:p>
          </table:table-cell>
          <table:table-cell table:formula="of:=MAX(MIN([.C22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5983" calcext:value-type="float">
            <text:p>1.25983</text:p>
          </table:table-cell>
          <table:table-cell table:formula="of:=([.A230]-[.A229])/[.$H$3]" office:value-type="float" office:value="1.02000000000002" calcext:value-type="float">
            <text:p>1.02000000000002</text:p>
          </table:table-cell>
          <table:table-cell table:formula="of:=([.B230]-[.B229])/[.$H$3]" office:value-type="float" office:value="0" calcext:value-type="float">
            <text:p>0</text:p>
          </table:table-cell>
          <table:table-cell table:formula="of:=MAX(MIN([.C23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6086" calcext:value-type="float">
            <text:p>1.26086</text:p>
          </table:table-cell>
          <table:table-cell table:formula="of:=([.A231]-[.A230])/[.$H$3]" office:value-type="float" office:value="1.03000000000009" calcext:value-type="float">
            <text:p>1.03000000000009</text:p>
          </table:table-cell>
          <table:table-cell table:formula="of:=([.B231]-[.B230])/[.$H$3]" office:value-type="float" office:value="10.0000000000655" calcext:value-type="float">
            <text:p>10.0000000000655</text:p>
          </table:table-cell>
          <table:table-cell table:formula="of:=MAX(MIN([.C23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26188" calcext:value-type="float">
            <text:p>1.26188</text:p>
          </table:table-cell>
          <table:table-cell table:formula="of:=([.A232]-[.A231])/[.$H$3]" office:value-type="float" office:value="1.02000000000002" calcext:value-type="float">
            <text:p>1.02000000000002</text:p>
          </table:table-cell>
          <table:table-cell table:formula="of:=([.B232]-[.B231])/[.$H$3]" office:value-type="float" office:value="-10.0000000000655" calcext:value-type="float">
            <text:p>-10.0000000000655</text:p>
          </table:table-cell>
          <table:table-cell table:formula="of:=MAX(MIN([.C23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2629" calcext:value-type="float">
            <text:p>1.2629</text:p>
          </table:table-cell>
          <table:table-cell table:formula="of:=([.A233]-[.A232])/[.$H$3]" office:value-type="float" office:value="1.02000000000002" calcext:value-type="float">
            <text:p>1.02000000000002</text:p>
          </table:table-cell>
          <table:table-cell table:formula="of:=([.B233]-[.B232])/[.$H$3]" office:value-type="float" office:value="0" calcext:value-type="float">
            <text:p>0</text:p>
          </table:table-cell>
          <table:table-cell table:formula="of:=MAX(MIN([.C23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6393" calcext:value-type="float">
            <text:p>1.26393</text:p>
          </table:table-cell>
          <table:table-cell table:formula="of:=([.A234]-[.A233])/[.$H$3]" office:value-type="float" office:value="1.02999999999986" calcext:value-type="float">
            <text:p>1.02999999999986</text:p>
          </table:table-cell>
          <table:table-cell table:formula="of:=([.B234]-[.B233])/[.$H$3]" office:value-type="float" office:value="9.99999999984347" calcext:value-type="float">
            <text:p>9.99999999984347</text:p>
          </table:table-cell>
          <table:table-cell table:formula="of:=MAX(MIN([.C234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6496" calcext:value-type="float">
            <text:p>1.26496</text:p>
          </table:table-cell>
          <table:table-cell table:formula="of:=([.A235]-[.A234])/[.$H$3]" office:value-type="float" office:value="1.03000000000009" calcext:value-type="float">
            <text:p>1.03000000000009</text:p>
          </table:table-cell>
          <table:table-cell table:formula="of:=([.B235]-[.B234])/[.$H$3]" office:value-type="float" office:value="0.000000000222044604925031" calcext:value-type="float">
            <text:p>2.22044604925031E-10</text:p>
          </table:table-cell>
          <table:table-cell table:formula="of:=MAX(MIN([.C23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6599" calcext:value-type="float">
            <text:p>1.26599</text:p>
          </table:table-cell>
          <table:table-cell table:formula="of:=([.A236]-[.A235])/[.$H$3]" office:value-type="float" office:value="1.02999999999986" calcext:value-type="float">
            <text:p>1.02999999999986</text:p>
          </table:table-cell>
          <table:table-cell table:formula="of:=([.B236]-[.B235])/[.$H$3]" office:value-type="float" office:value="-0.000000000222044604925031" calcext:value-type="float">
            <text:p>-2.22044604925031E-10</text:p>
          </table:table-cell>
          <table:table-cell table:formula="of:=MAX(MIN([.C23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6701" calcext:value-type="float">
            <text:p>1.26701</text:p>
          </table:table-cell>
          <table:table-cell table:formula="of:=([.A237]-[.A236])/[.$H$3]" office:value-type="float" office:value="1.02000000000002" calcext:value-type="float">
            <text:p>1.02000000000002</text:p>
          </table:table-cell>
          <table:table-cell table:formula="of:=([.B237]-[.B236])/[.$H$3]" office:value-type="float" office:value="-9.99999999984347" calcext:value-type="float">
            <text:p>-9.99999999984347</text:p>
          </table:table-cell>
          <table:table-cell table:formula="of:=MAX(MIN([.C23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26805" calcext:value-type="float">
            <text:p>1.26805</text:p>
          </table:table-cell>
          <table:table-cell table:formula="of:=([.A238]-[.A237])/[.$H$3]" office:value-type="float" office:value="1.04000000000015" calcext:value-type="float">
            <text:p>1.04000000000015</text:p>
          </table:table-cell>
          <table:table-cell table:formula="of:=([.B238]-[.B237])/[.$H$3]" office:value-type="float" office:value="20.000000000131" calcext:value-type="float">
            <text:p>20.000000000131</text:p>
          </table:table-cell>
          <table:table-cell table:formula="of:=MAX(MIN([.C238];16);-16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.26908" calcext:value-type="float">
            <text:p>1.26908</text:p>
          </table:table-cell>
          <table:table-cell table:formula="of:=([.A239]-[.A238])/[.$H$3]" office:value-type="float" office:value="1.02999999999986" calcext:value-type="float">
            <text:p>1.02999999999986</text:p>
          </table:table-cell>
          <table:table-cell table:formula="of:=([.B239]-[.B238])/[.$H$3]" office:value-type="float" office:value="-10.0000000002876" calcext:value-type="float">
            <text:p>-10.0000000002876</text:p>
          </table:table-cell>
          <table:table-cell table:formula="of:=MAX(MIN([.C239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27011" calcext:value-type="float">
            <text:p>1.27011</text:p>
          </table:table-cell>
          <table:table-cell table:formula="of:=([.A240]-[.A239])/[.$H$3]" office:value-type="float" office:value="1.03000000000009" calcext:value-type="float">
            <text:p>1.03000000000009</text:p>
          </table:table-cell>
          <table:table-cell table:formula="of:=([.B240]-[.B239])/[.$H$3]" office:value-type="float" office:value="0.000000000222044604925031" calcext:value-type="float">
            <text:p>2.22044604925031E-10</text:p>
          </table:table-cell>
          <table:table-cell table:formula="of:=MAX(MIN([.C24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7114" calcext:value-type="float">
            <text:p>1.27114</text:p>
          </table:table-cell>
          <table:table-cell table:formula="of:=([.A241]-[.A240])/[.$H$3]" office:value-type="float" office:value="1.02999999999986" calcext:value-type="float">
            <text:p>1.02999999999986</text:p>
          </table:table-cell>
          <table:table-cell table:formula="of:=([.B241]-[.B240])/[.$H$3]" office:value-type="float" office:value="-0.000000000222044604925031" calcext:value-type="float">
            <text:p>-2.22044604925031E-10</text:p>
          </table:table-cell>
          <table:table-cell table:formula="of:=MAX(MIN([.C24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7218" calcext:value-type="float">
            <text:p>1.27218</text:p>
          </table:table-cell>
          <table:table-cell table:formula="of:=([.A242]-[.A241])/[.$H$3]" office:value-type="float" office:value="1.04000000000015" calcext:value-type="float">
            <text:p>1.04000000000015</text:p>
          </table:table-cell>
          <table:table-cell table:formula="of:=([.B242]-[.B241])/[.$H$3]" office:value-type="float" office:value="10.0000000002876" calcext:value-type="float">
            <text:p>10.0000000002876</text:p>
          </table:table-cell>
          <table:table-cell table:formula="of:=MAX(MIN([.C242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27321" calcext:value-type="float">
            <text:p>1.27321</text:p>
          </table:table-cell>
          <table:table-cell table:formula="of:=([.A243]-[.A242])/[.$H$3]" office:value-type="float" office:value="1.02999999999986" calcext:value-type="float">
            <text:p>1.02999999999986</text:p>
          </table:table-cell>
          <table:table-cell table:formula="of:=([.B243]-[.B242])/[.$H$3]" office:value-type="float" office:value="-10.0000000002876" calcext:value-type="float">
            <text:p>-10.0000000002876</text:p>
          </table:table-cell>
          <table:table-cell table:formula="of:=MAX(MIN([.C243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27425" calcext:value-type="float">
            <text:p>1.27425</text:p>
          </table:table-cell>
          <table:table-cell table:formula="of:=([.A244]-[.A243])/[.$H$3]" office:value-type="float" office:value="1.04000000000015" calcext:value-type="float">
            <text:p>1.04000000000015</text:p>
          </table:table-cell>
          <table:table-cell table:formula="of:=([.B244]-[.B243])/[.$H$3]" office:value-type="float" office:value="10.0000000002876" calcext:value-type="float">
            <text:p>10.0000000002876</text:p>
          </table:table-cell>
          <table:table-cell table:formula="of:=MAX(MIN([.C244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27529" calcext:value-type="float">
            <text:p>1.27529</text:p>
          </table:table-cell>
          <table:table-cell table:formula="of:=([.A245]-[.A244])/[.$H$3]" office:value-type="float" office:value="1.03999999999993" calcext:value-type="float">
            <text:p>1.03999999999993</text:p>
          </table:table-cell>
          <table:table-cell table:formula="of:=([.B245]-[.B244])/[.$H$3]" office:value-type="float" office:value="-0.000000000222044604925031" calcext:value-type="float">
            <text:p>-2.22044604925031E-10</text:p>
          </table:table-cell>
          <table:table-cell table:formula="of:=MAX(MIN([.C24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7633" calcext:value-type="float">
            <text:p>1.27633</text:p>
          </table:table-cell>
          <table:table-cell table:formula="of:=([.A246]-[.A245])/[.$H$3]" office:value-type="float" office:value="1.03999999999993" calcext:value-type="float">
            <text:p>1.03999999999993</text:p>
          </table:table-cell>
          <table:table-cell table:formula="of:=([.B246]-[.B245])/[.$H$3]" office:value-type="float" office:value="0" calcext:value-type="float">
            <text:p>0</text:p>
          </table:table-cell>
          <table:table-cell table:formula="of:=MAX(MIN([.C24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7737" calcext:value-type="float">
            <text:p>1.27737</text:p>
          </table:table-cell>
          <table:table-cell table:formula="of:=([.A247]-[.A246])/[.$H$3]" office:value-type="float" office:value="1.03999999999993" calcext:value-type="float">
            <text:p>1.03999999999993</text:p>
          </table:table-cell>
          <table:table-cell table:formula="of:=([.B247]-[.B246])/[.$H$3]" office:value-type="float" office:value="0" calcext:value-type="float">
            <text:p>0</text:p>
          </table:table-cell>
          <table:table-cell table:formula="of:=MAX(MIN([.C24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7841" calcext:value-type="float">
            <text:p>1.27841</text:p>
          </table:table-cell>
          <table:table-cell table:formula="of:=([.A248]-[.A247])/[.$H$3]" office:value-type="float" office:value="1.04000000000015" calcext:value-type="float">
            <text:p>1.04000000000015</text:p>
          </table:table-cell>
          <table:table-cell table:formula="of:=([.B248]-[.B247])/[.$H$3]" office:value-type="float" office:value="0.000000000222044604925031" calcext:value-type="float">
            <text:p>2.22044604925031E-10</text:p>
          </table:table-cell>
          <table:table-cell table:formula="of:=MAX(MIN([.C24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7946" calcext:value-type="float">
            <text:p>1.27946</text:p>
          </table:table-cell>
          <table:table-cell table:formula="of:=([.A249]-[.A248])/[.$H$3]" office:value-type="float" office:value="1.05" calcext:value-type="float">
            <text:p>1.05</text:p>
          </table:table-cell>
          <table:table-cell table:formula="of:=([.B249]-[.B248])/[.$H$3]" office:value-type="float" office:value="9.99999999984347" calcext:value-type="float">
            <text:p>9.99999999984347</text:p>
          </table:table-cell>
          <table:table-cell table:formula="of:=MAX(MIN([.C249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805" calcext:value-type="float">
            <text:p>1.2805</text:p>
          </table:table-cell>
          <table:table-cell table:formula="of:=([.A250]-[.A249])/[.$H$3]" office:value-type="float" office:value="1.03999999999993" calcext:value-type="float">
            <text:p>1.03999999999993</text:p>
          </table:table-cell>
          <table:table-cell table:formula="of:=([.B250]-[.B249])/[.$H$3]" office:value-type="float" office:value="-10.0000000000655" calcext:value-type="float">
            <text:p>-10.0000000000655</text:p>
          </table:table-cell>
          <table:table-cell table:formula="of:=MAX(MIN([.C25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28154" calcext:value-type="float">
            <text:p>1.28154</text:p>
          </table:table-cell>
          <table:table-cell table:formula="of:=([.A251]-[.A250])/[.$H$3]" office:value-type="float" office:value="1.04000000000015" calcext:value-type="float">
            <text:p>1.04000000000015</text:p>
          </table:table-cell>
          <table:table-cell table:formula="of:=([.B251]-[.B250])/[.$H$3]" office:value-type="float" office:value="0.000000000222044604925031" calcext:value-type="float">
            <text:p>2.22044604925031E-10</text:p>
          </table:table-cell>
          <table:table-cell table:formula="of:=MAX(MIN([.C251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8259" calcext:value-type="float">
            <text:p>1.28259</text:p>
          </table:table-cell>
          <table:table-cell table:formula="of:=([.A252]-[.A251])/[.$H$3]" office:value-type="float" office:value="1.04999999999977" calcext:value-type="float">
            <text:p>1.04999999999977</text:p>
          </table:table-cell>
          <table:table-cell table:formula="of:=([.B252]-[.B251])/[.$H$3]" office:value-type="float" office:value="9.99999999962142" calcext:value-type="float">
            <text:p>9.99999999962142</text:p>
          </table:table-cell>
          <table:table-cell table:formula="of:=MAX(MIN([.C252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1.28364" calcext:value-type="float">
            <text:p>1.28364</text:p>
          </table:table-cell>
          <table:table-cell table:formula="of:=([.A253]-[.A252])/[.$H$3]" office:value-type="float" office:value="1.05000000000022" calcext:value-type="float">
            <text:p>1.05000000000022</text:p>
          </table:table-cell>
          <table:table-cell table:formula="of:=([.B253]-[.B252])/[.$H$3]" office:value-type="float" office:value="0.000000000444089209850063" calcext:value-type="float">
            <text:p>4.44089209850063E-10</text:p>
          </table:table-cell>
          <table:table-cell table:formula="of:=MAX(MIN([.C253];16);-16)" office:value-type="float" office:value="0.000000000444089209850063" calcext:value-type="float">
            <text:p>4.44089209850063E-10</text:p>
          </table:table-cell>
          <table:table-cell table:number-columns-repeated="4"/>
        </table:table-row>
        <table:table-row table:style-name="ro1">
          <table:table-cell office:value-type="float" office:value="1.28469" calcext:value-type="float">
            <text:p>1.28469</text:p>
          </table:table-cell>
          <table:table-cell table:formula="of:=([.A254]-[.A253])/[.$H$3]" office:value-type="float" office:value="1.04999999999977" calcext:value-type="float">
            <text:p>1.04999999999977</text:p>
          </table:table-cell>
          <table:table-cell table:formula="of:=([.B254]-[.B253])/[.$H$3]" office:value-type="float" office:value="-0.000000000444089209850063" calcext:value-type="float">
            <text:p>-4.44089209850063E-10</text:p>
          </table:table-cell>
          <table:table-cell table:formula="of:=MAX(MIN([.C254];16);-16)" office:value-type="float" office:value="-0.000000000444089209850063" calcext:value-type="float">
            <text:p>-4.44089209850063E-10</text:p>
          </table:table-cell>
          <table:table-cell table:number-columns-repeated="4"/>
        </table:table-row>
        <table:table-row table:style-name="ro1">
          <table:table-cell office:value-type="float" office:value="1.28574" calcext:value-type="float">
            <text:p>1.28574</text:p>
          </table:table-cell>
          <table:table-cell table:formula="of:=([.A255]-[.A254])/[.$H$3]" office:value-type="float" office:value="1.05000000000022" calcext:value-type="float">
            <text:p>1.05000000000022</text:p>
          </table:table-cell>
          <table:table-cell table:formula="of:=([.B255]-[.B254])/[.$H$3]" office:value-type="float" office:value="0.000000000444089209850063" calcext:value-type="float">
            <text:p>4.44089209850063E-10</text:p>
          </table:table-cell>
          <table:table-cell table:formula="of:=MAX(MIN([.C255];16);-16)" office:value-type="float" office:value="0.000000000444089209850063" calcext:value-type="float">
            <text:p>4.44089209850063E-10</text:p>
          </table:table-cell>
          <table:table-cell table:number-columns-repeated="4"/>
        </table:table-row>
        <table:table-row table:style-name="ro1">
          <table:table-cell office:value-type="float" office:value="1.28679" calcext:value-type="float">
            <text:p>1.28679</text:p>
          </table:table-cell>
          <table:table-cell table:formula="of:=([.A256]-[.A255])/[.$H$3]" office:value-type="float" office:value="1.05" calcext:value-type="float">
            <text:p>1.05</text:p>
          </table:table-cell>
          <table:table-cell table:formula="of:=([.B256]-[.B255])/[.$H$3]" office:value-type="float" office:value="-0.000000000222044604925031" calcext:value-type="float">
            <text:p>-2.22044604925031E-10</text:p>
          </table:table-cell>
          <table:table-cell table:formula="of:=MAX(MIN([.C25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8784" calcext:value-type="float">
            <text:p>1.28784</text:p>
          </table:table-cell>
          <table:table-cell table:formula="of:=([.A257]-[.A256])/[.$H$3]" office:value-type="float" office:value="1.05" calcext:value-type="float">
            <text:p>1.05</text:p>
          </table:table-cell>
          <table:table-cell table:formula="of:=([.B257]-[.B256])/[.$H$3]" office:value-type="float" office:value="0" calcext:value-type="float">
            <text:p>0</text:p>
          </table:table-cell>
          <table:table-cell table:formula="of:=MAX(MIN([.C25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8889" calcext:value-type="float">
            <text:p>1.28889</text:p>
          </table:table-cell>
          <table:table-cell table:formula="of:=([.A258]-[.A257])/[.$H$3]" office:value-type="float" office:value="1.05" calcext:value-type="float">
            <text:p>1.05</text:p>
          </table:table-cell>
          <table:table-cell table:formula="of:=([.B258]-[.B257])/[.$H$3]" office:value-type="float" office:value="0" calcext:value-type="float">
            <text:p>0</text:p>
          </table:table-cell>
          <table:table-cell table:formula="of:=MAX(MIN([.C25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8994" calcext:value-type="float">
            <text:p>1.28994</text:p>
          </table:table-cell>
          <table:table-cell table:formula="of:=([.A259]-[.A258])/[.$H$3]" office:value-type="float" office:value="1.05" calcext:value-type="float">
            <text:p>1.05</text:p>
          </table:table-cell>
          <table:table-cell table:formula="of:=([.B259]-[.B258])/[.$H$3]" office:value-type="float" office:value="0" calcext:value-type="float">
            <text:p>0</text:p>
          </table:table-cell>
          <table:table-cell table:formula="of:=MAX(MIN([.C25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91" calcext:value-type="float">
            <text:p>1.291</text:p>
          </table:table-cell>
          <table:table-cell table:formula="of:=([.A260]-[.A259])/[.$H$3]" office:value-type="float" office:value="1.05999999999984" calcext:value-type="float">
            <text:p>1.05999999999984</text:p>
          </table:table-cell>
          <table:table-cell table:formula="of:=([.B260]-[.B259])/[.$H$3]" office:value-type="float" office:value="9.99999999984347" calcext:value-type="float">
            <text:p>9.99999999984347</text:p>
          </table:table-cell>
          <table:table-cell table:formula="of:=MAX(MIN([.C260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29205" calcext:value-type="float">
            <text:p>1.29205</text:p>
          </table:table-cell>
          <table:table-cell table:formula="of:=([.A261]-[.A260])/[.$H$3]" office:value-type="float" office:value="1.05000000000022" calcext:value-type="float">
            <text:p>1.05000000000022</text:p>
          </table:table-cell>
          <table:table-cell table:formula="of:=([.B261]-[.B260])/[.$H$3]" office:value-type="float" office:value="-9.99999999962142" calcext:value-type="float">
            <text:p>-9.99999999962142</text:p>
          </table:table-cell>
          <table:table-cell table:formula="of:=MAX(MIN([.C261];16);-16)" office:value-type="float" office:value="-9.99999999962142" calcext:value-type="float">
            <text:p>-9.99999999962142</text:p>
          </table:table-cell>
          <table:table-cell table:number-columns-repeated="4"/>
        </table:table-row>
        <table:table-row table:style-name="ro1">
          <table:table-cell office:value-type="float" office:value="1.29311" calcext:value-type="float">
            <text:p>1.29311</text:p>
          </table:table-cell>
          <table:table-cell table:formula="of:=([.A262]-[.A261])/[.$H$3]" office:value-type="float" office:value="1.05999999999984" calcext:value-type="float">
            <text:p>1.05999999999984</text:p>
          </table:table-cell>
          <table:table-cell table:formula="of:=([.B262]-[.B261])/[.$H$3]" office:value-type="float" office:value="9.99999999962142" calcext:value-type="float">
            <text:p>9.99999999962142</text:p>
          </table:table-cell>
          <table:table-cell table:formula="of:=MAX(MIN([.C262];16);-16)" office:value-type="float" office:value="9.99999999962142" calcext:value-type="float">
            <text:p>9.99999999962142</text:p>
          </table:table-cell>
          <table:table-cell table:number-columns-repeated="4"/>
        </table:table-row>
        <table:table-row table:style-name="ro1">
          <table:table-cell office:value-type="float" office:value="1.29417" calcext:value-type="float">
            <text:p>1.29417</text:p>
          </table:table-cell>
          <table:table-cell table:formula="of:=([.A263]-[.A262])/[.$H$3]" office:value-type="float" office:value="1.06000000000006" calcext:value-type="float">
            <text:p>1.06000000000006</text:p>
          </table:table-cell>
          <table:table-cell table:formula="of:=([.B263]-[.B262])/[.$H$3]" office:value-type="float" office:value="0.000000000222044604925031" calcext:value-type="float">
            <text:p>2.22044604925031E-10</text:p>
          </table:table-cell>
          <table:table-cell table:formula="of:=MAX(MIN([.C26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9523" calcext:value-type="float">
            <text:p>1.29523</text:p>
          </table:table-cell>
          <table:table-cell table:formula="of:=([.A264]-[.A263])/[.$H$3]" office:value-type="float" office:value="1.06000000000006" calcext:value-type="float">
            <text:p>1.06000000000006</text:p>
          </table:table-cell>
          <table:table-cell table:formula="of:=([.B264]-[.B263])/[.$H$3]" office:value-type="float" office:value="0" calcext:value-type="float">
            <text:p>0</text:p>
          </table:table-cell>
          <table:table-cell table:formula="of:=MAX(MIN([.C26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9629" calcext:value-type="float">
            <text:p>1.29629</text:p>
          </table:table-cell>
          <table:table-cell table:formula="of:=([.A265]-[.A264])/[.$H$3]" office:value-type="float" office:value="1.05999999999984" calcext:value-type="float">
            <text:p>1.05999999999984</text:p>
          </table:table-cell>
          <table:table-cell table:formula="of:=([.B265]-[.B264])/[.$H$3]" office:value-type="float" office:value="-0.000000000222044604925031" calcext:value-type="float">
            <text:p>-2.22044604925031E-10</text:p>
          </table:table-cell>
          <table:table-cell table:formula="of:=MAX(MIN([.C26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29735" calcext:value-type="float">
            <text:p>1.29735</text:p>
          </table:table-cell>
          <table:table-cell table:formula="of:=([.A266]-[.A265])/[.$H$3]" office:value-type="float" office:value="1.06000000000006" calcext:value-type="float">
            <text:p>1.06000000000006</text:p>
          </table:table-cell>
          <table:table-cell table:formula="of:=([.B266]-[.B265])/[.$H$3]" office:value-type="float" office:value="0.000000000222044604925031" calcext:value-type="float">
            <text:p>2.22044604925031E-10</text:p>
          </table:table-cell>
          <table:table-cell table:formula="of:=MAX(MIN([.C26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29841" calcext:value-type="float">
            <text:p>1.29841</text:p>
          </table:table-cell>
          <table:table-cell table:formula="of:=([.A267]-[.A266])/[.$H$3]" office:value-type="float" office:value="1.06000000000006" calcext:value-type="float">
            <text:p>1.06000000000006</text:p>
          </table:table-cell>
          <table:table-cell table:formula="of:=([.B267]-[.B266])/[.$H$3]" office:value-type="float" office:value="0" calcext:value-type="float">
            <text:p>0</text:p>
          </table:table-cell>
          <table:table-cell table:formula="of:=MAX(MIN([.C26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9947" calcext:value-type="float">
            <text:p>1.29947</text:p>
          </table:table-cell>
          <table:table-cell table:formula="of:=([.A268]-[.A267])/[.$H$3]" office:value-type="float" office:value="1.05999999999984" calcext:value-type="float">
            <text:p>1.05999999999984</text:p>
          </table:table-cell>
          <table:table-cell table:formula="of:=([.B268]-[.B267])/[.$H$3]" office:value-type="float" office:value="-0.000000000222044604925031" calcext:value-type="float">
            <text:p>-2.22044604925031E-10</text:p>
          </table:table-cell>
          <table:table-cell table:formula="of:=MAX(MIN([.C26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0054" calcext:value-type="float">
            <text:p>1.30054</text:p>
          </table:table-cell>
          <table:table-cell table:formula="of:=([.A269]-[.A268])/[.$H$3]" office:value-type="float" office:value="1.07000000000013" calcext:value-type="float">
            <text:p>1.07000000000013</text:p>
          </table:table-cell>
          <table:table-cell table:formula="of:=([.B269]-[.B268])/[.$H$3]" office:value-type="float" office:value="10.0000000002876" calcext:value-type="float">
            <text:p>10.0000000002876</text:p>
          </table:table-cell>
          <table:table-cell table:formula="of:=MAX(MIN([.C269];16);-16)" office:value-type="float" office:value="10.0000000002876" calcext:value-type="float">
            <text:p>10.0000000002876</text:p>
          </table:table-cell>
          <table:table-cell table:number-columns-repeated="4"/>
        </table:table-row>
        <table:table-row table:style-name="ro1">
          <table:table-cell office:value-type="float" office:value="1.3016" calcext:value-type="float">
            <text:p>1.3016</text:p>
          </table:table-cell>
          <table:table-cell table:formula="of:=([.A270]-[.A269])/[.$H$3]" office:value-type="float" office:value="1.06000000000006" calcext:value-type="float">
            <text:p>1.06000000000006</text:p>
          </table:table-cell>
          <table:table-cell table:formula="of:=([.B270]-[.B269])/[.$H$3]" office:value-type="float" office:value="-10.0000000000655" calcext:value-type="float">
            <text:p>-10.0000000000655</text:p>
          </table:table-cell>
          <table:table-cell table:formula="of:=MAX(MIN([.C27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0267" calcext:value-type="float">
            <text:p>1.30267</text:p>
          </table:table-cell>
          <table:table-cell table:formula="of:=([.A271]-[.A270])/[.$H$3]" office:value-type="float" office:value="1.0699999999999" calcext:value-type="float">
            <text:p>1.0699999999999</text:p>
          </table:table-cell>
          <table:table-cell table:formula="of:=([.B271]-[.B270])/[.$H$3]" office:value-type="float" office:value="9.99999999984347" calcext:value-type="float">
            <text:p>9.99999999984347</text:p>
          </table:table-cell>
          <table:table-cell table:formula="of:=MAX(MIN([.C27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30374" calcext:value-type="float">
            <text:p>1.30374</text:p>
          </table:table-cell>
          <table:table-cell table:formula="of:=([.A272]-[.A271])/[.$H$3]" office:value-type="float" office:value="1.0699999999999" calcext:value-type="float">
            <text:p>1.0699999999999</text:p>
          </table:table-cell>
          <table:table-cell table:formula="of:=([.B272]-[.B271])/[.$H$3]" office:value-type="float" office:value="0" calcext:value-type="float">
            <text:p>0</text:p>
          </table:table-cell>
          <table:table-cell table:formula="of:=MAX(MIN([.C27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048" calcext:value-type="float">
            <text:p>1.3048</text:p>
          </table:table-cell>
          <table:table-cell table:formula="of:=([.A273]-[.A272])/[.$H$3]" office:value-type="float" office:value="1.06000000000006" calcext:value-type="float">
            <text:p>1.06000000000006</text:p>
          </table:table-cell>
          <table:table-cell table:formula="of:=([.B273]-[.B272])/[.$H$3]" office:value-type="float" office:value="-9.99999999984347" calcext:value-type="float">
            <text:p>-9.99999999984347</text:p>
          </table:table-cell>
          <table:table-cell table:formula="of:=MAX(MIN([.C27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0587" calcext:value-type="float">
            <text:p>1.30587</text:p>
          </table:table-cell>
          <table:table-cell table:formula="of:=([.A274]-[.A273])/[.$H$3]" office:value-type="float" office:value="1.07000000000013" calcext:value-type="float">
            <text:p>1.07000000000013</text:p>
          </table:table-cell>
          <table:table-cell table:formula="of:=([.B274]-[.B273])/[.$H$3]" office:value-type="float" office:value="10.0000000000655" calcext:value-type="float">
            <text:p>10.0000000000655</text:p>
          </table:table-cell>
          <table:table-cell table:formula="of:=MAX(MIN([.C27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30694" calcext:value-type="float">
            <text:p>1.30694</text:p>
          </table:table-cell>
          <table:table-cell table:formula="of:=([.A275]-[.A274])/[.$H$3]" office:value-type="float" office:value="1.0699999999999" calcext:value-type="float">
            <text:p>1.0699999999999</text:p>
          </table:table-cell>
          <table:table-cell table:formula="of:=([.B275]-[.B274])/[.$H$3]" office:value-type="float" office:value="-0.000000000222044604925031" calcext:value-type="float">
            <text:p>-2.22044604925031E-10</text:p>
          </table:table-cell>
          <table:table-cell table:formula="of:=MAX(MIN([.C27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0802" calcext:value-type="float">
            <text:p>1.30802</text:p>
          </table:table-cell>
          <table:table-cell table:formula="of:=([.A276]-[.A275])/[.$H$3]" office:value-type="float" office:value="1.07999999999997" calcext:value-type="float">
            <text:p>1.07999999999997</text:p>
          </table:table-cell>
          <table:table-cell table:formula="of:=([.B276]-[.B275])/[.$H$3]" office:value-type="float" office:value="10.0000000000655" calcext:value-type="float">
            <text:p>10.0000000000655</text:p>
          </table:table-cell>
          <table:table-cell table:formula="of:=MAX(MIN([.C27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30909" calcext:value-type="float">
            <text:p>1.30909</text:p>
          </table:table-cell>
          <table:table-cell table:formula="of:=([.A277]-[.A276])/[.$H$3]" office:value-type="float" office:value="1.07000000000013" calcext:value-type="float">
            <text:p>1.07000000000013</text:p>
          </table:table-cell>
          <table:table-cell table:formula="of:=([.B277]-[.B276])/[.$H$3]" office:value-type="float" office:value="-9.99999999984347" calcext:value-type="float">
            <text:p>-9.99999999984347</text:p>
          </table:table-cell>
          <table:table-cell table:formula="of:=MAX(MIN([.C27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1016" calcext:value-type="float">
            <text:p>1.31016</text:p>
          </table:table-cell>
          <table:table-cell table:formula="of:=([.A278]-[.A277])/[.$H$3]" office:value-type="float" office:value="1.0699999999999" calcext:value-type="float">
            <text:p>1.0699999999999</text:p>
          </table:table-cell>
          <table:table-cell table:formula="of:=([.B278]-[.B277])/[.$H$3]" office:value-type="float" office:value="-0.000000000222044604925031" calcext:value-type="float">
            <text:p>-2.22044604925031E-10</text:p>
          </table:table-cell>
          <table:table-cell table:formula="of:=MAX(MIN([.C27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1123" calcext:value-type="float">
            <text:p>1.31123</text:p>
          </table:table-cell>
          <table:table-cell table:formula="of:=([.A279]-[.A278])/[.$H$3]" office:value-type="float" office:value="1.07000000000013" calcext:value-type="float">
            <text:p>1.07000000000013</text:p>
          </table:table-cell>
          <table:table-cell table:formula="of:=([.B279]-[.B278])/[.$H$3]" office:value-type="float" office:value="0.000000000222044604925031" calcext:value-type="float">
            <text:p>2.22044604925031E-10</text:p>
          </table:table-cell>
          <table:table-cell table:formula="of:=MAX(MIN([.C27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1231" calcext:value-type="float">
            <text:p>1.31231</text:p>
          </table:table-cell>
          <table:table-cell table:formula="of:=([.A280]-[.A279])/[.$H$3]" office:value-type="float" office:value="1.07999999999997" calcext:value-type="float">
            <text:p>1.07999999999997</text:p>
          </table:table-cell>
          <table:table-cell table:formula="of:=([.B280]-[.B279])/[.$H$3]" office:value-type="float" office:value="9.99999999984347" calcext:value-type="float">
            <text:p>9.99999999984347</text:p>
          </table:table-cell>
          <table:table-cell table:formula="of:=MAX(MIN([.C280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31339" calcext:value-type="float">
            <text:p>1.31339</text:p>
          </table:table-cell>
          <table:table-cell table:formula="of:=([.A281]-[.A280])/[.$H$3]" office:value-type="float" office:value="1.07999999999997" calcext:value-type="float">
            <text:p>1.07999999999997</text:p>
          </table:table-cell>
          <table:table-cell table:formula="of:=([.B281]-[.B280])/[.$H$3]" office:value-type="float" office:value="0" calcext:value-type="float">
            <text:p>0</text:p>
          </table:table-cell>
          <table:table-cell table:formula="of:=MAX(MIN([.C28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1446" calcext:value-type="float">
            <text:p>1.31446</text:p>
          </table:table-cell>
          <table:table-cell table:formula="of:=([.A282]-[.A281])/[.$H$3]" office:value-type="float" office:value="1.0699999999999" calcext:value-type="float">
            <text:p>1.0699999999999</text:p>
          </table:table-cell>
          <table:table-cell table:formula="of:=([.B282]-[.B281])/[.$H$3]" office:value-type="float" office:value="-10.0000000000655" calcext:value-type="float">
            <text:p>-10.0000000000655</text:p>
          </table:table-cell>
          <table:table-cell table:formula="of:=MAX(MIN([.C28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1554" calcext:value-type="float">
            <text:p>1.31554</text:p>
          </table:table-cell>
          <table:table-cell table:formula="of:=([.A283]-[.A282])/[.$H$3]" office:value-type="float" office:value="1.07999999999997" calcext:value-type="float">
            <text:p>1.07999999999997</text:p>
          </table:table-cell>
          <table:table-cell table:formula="of:=([.B283]-[.B282])/[.$H$3]" office:value-type="float" office:value="10.0000000000655" calcext:value-type="float">
            <text:p>10.0000000000655</text:p>
          </table:table-cell>
          <table:table-cell table:formula="of:=MAX(MIN([.C283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31662" calcext:value-type="float">
            <text:p>1.31662</text:p>
          </table:table-cell>
          <table:table-cell table:formula="of:=([.A284]-[.A283])/[.$H$3]" office:value-type="float" office:value="1.07999999999997" calcext:value-type="float">
            <text:p>1.07999999999997</text:p>
          </table:table-cell>
          <table:table-cell table:formula="of:=([.B284]-[.B283])/[.$H$3]" office:value-type="float" office:value="0" calcext:value-type="float">
            <text:p>0</text:p>
          </table:table-cell>
          <table:table-cell table:formula="of:=MAX(MIN([.C28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177" calcext:value-type="float">
            <text:p>1.3177</text:p>
          </table:table-cell>
          <table:table-cell table:formula="of:=([.A285]-[.A284])/[.$H$3]" office:value-type="float" office:value="1.08000000000019" calcext:value-type="float">
            <text:p>1.08000000000019</text:p>
          </table:table-cell>
          <table:table-cell table:formula="of:=([.B285]-[.B284])/[.$H$3]" office:value-type="float" office:value="0.000000000222044604925031" calcext:value-type="float">
            <text:p>2.22044604925031E-10</text:p>
          </table:table-cell>
          <table:table-cell table:formula="of:=MAX(MIN([.C28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1878" calcext:value-type="float">
            <text:p>1.31878</text:p>
          </table:table-cell>
          <table:table-cell table:formula="of:=([.A286]-[.A285])/[.$H$3]" office:value-type="float" office:value="1.07999999999997" calcext:value-type="float">
            <text:p>1.07999999999997</text:p>
          </table:table-cell>
          <table:table-cell table:formula="of:=([.B286]-[.B285])/[.$H$3]" office:value-type="float" office:value="-0.000000000222044604925031" calcext:value-type="float">
            <text:p>-2.22044604925031E-10</text:p>
          </table:table-cell>
          <table:table-cell table:formula="of:=MAX(MIN([.C28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1986" calcext:value-type="float">
            <text:p>1.31986</text:p>
          </table:table-cell>
          <table:table-cell table:formula="of:=([.A287]-[.A286])/[.$H$3]" office:value-type="float" office:value="1.07999999999997" calcext:value-type="float">
            <text:p>1.07999999999997</text:p>
          </table:table-cell>
          <table:table-cell table:formula="of:=([.B287]-[.B286])/[.$H$3]" office:value-type="float" office:value="0" calcext:value-type="float">
            <text:p>0</text:p>
          </table:table-cell>
          <table:table-cell table:formula="of:=MAX(MIN([.C28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2095" calcext:value-type="float">
            <text:p>1.32095</text:p>
          </table:table-cell>
          <table:table-cell table:formula="of:=([.A288]-[.A287])/[.$H$3]" office:value-type="float" office:value="1.09000000000004" calcext:value-type="float">
            <text:p>1.09000000000004</text:p>
          </table:table-cell>
          <table:table-cell table:formula="of:=([.B288]-[.B287])/[.$H$3]" office:value-type="float" office:value="10.0000000000655" calcext:value-type="float">
            <text:p>10.0000000000655</text:p>
          </table:table-cell>
          <table:table-cell table:formula="of:=MAX(MIN([.C28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32203" calcext:value-type="float">
            <text:p>1.32203</text:p>
          </table:table-cell>
          <table:table-cell table:formula="of:=([.A289]-[.A288])/[.$H$3]" office:value-type="float" office:value="1.07999999999997" calcext:value-type="float">
            <text:p>1.07999999999997</text:p>
          </table:table-cell>
          <table:table-cell table:formula="of:=([.B289]-[.B288])/[.$H$3]" office:value-type="float" office:value="-10.0000000000655" calcext:value-type="float">
            <text:p>-10.0000000000655</text:p>
          </table:table-cell>
          <table:table-cell table:formula="of:=MAX(MIN([.C28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2311" calcext:value-type="float">
            <text:p>1.32311</text:p>
          </table:table-cell>
          <table:table-cell table:formula="of:=([.A290]-[.A289])/[.$H$3]" office:value-type="float" office:value="1.07999999999997" calcext:value-type="float">
            <text:p>1.07999999999997</text:p>
          </table:table-cell>
          <table:table-cell table:formula="of:=([.B290]-[.B289])/[.$H$3]" office:value-type="float" office:value="0" calcext:value-type="float">
            <text:p>0</text:p>
          </table:table-cell>
          <table:table-cell table:formula="of:=MAX(MIN([.C29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242" calcext:value-type="float">
            <text:p>1.3242</text:p>
          </table:table-cell>
          <table:table-cell table:formula="of:=([.A291]-[.A290])/[.$H$3]" office:value-type="float" office:value="1.09000000000004" calcext:value-type="float">
            <text:p>1.09000000000004</text:p>
          </table:table-cell>
          <table:table-cell table:formula="of:=([.B291]-[.B290])/[.$H$3]" office:value-type="float" office:value="10.0000000000655" calcext:value-type="float">
            <text:p>10.0000000000655</text:p>
          </table:table-cell>
          <table:table-cell table:formula="of:=MAX(MIN([.C29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32529" calcext:value-type="float">
            <text:p>1.32529</text:p>
          </table:table-cell>
          <table:table-cell table:formula="of:=([.A292]-[.A291])/[.$H$3]" office:value-type="float" office:value="1.09000000000004" calcext:value-type="float">
            <text:p>1.09000000000004</text:p>
          </table:table-cell>
          <table:table-cell table:formula="of:=([.B292]-[.B291])/[.$H$3]" office:value-type="float" office:value="0" calcext:value-type="float">
            <text:p>0</text:p>
          </table:table-cell>
          <table:table-cell table:formula="of:=MAX(MIN([.C29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2637" calcext:value-type="float">
            <text:p>1.32637</text:p>
          </table:table-cell>
          <table:table-cell table:formula="of:=([.A293]-[.A292])/[.$H$3]" office:value-type="float" office:value="1.07999999999997" calcext:value-type="float">
            <text:p>1.07999999999997</text:p>
          </table:table-cell>
          <table:table-cell table:formula="of:=([.B293]-[.B292])/[.$H$3]" office:value-type="float" office:value="-10.0000000000655" calcext:value-type="float">
            <text:p>-10.0000000000655</text:p>
          </table:table-cell>
          <table:table-cell table:formula="of:=MAX(MIN([.C29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2746" calcext:value-type="float">
            <text:p>1.32746</text:p>
          </table:table-cell>
          <table:table-cell table:formula="of:=([.A294]-[.A293])/[.$H$3]" office:value-type="float" office:value="1.09000000000004" calcext:value-type="float">
            <text:p>1.09000000000004</text:p>
          </table:table-cell>
          <table:table-cell table:formula="of:=([.B294]-[.B293])/[.$H$3]" office:value-type="float" office:value="10.0000000000655" calcext:value-type="float">
            <text:p>10.0000000000655</text:p>
          </table:table-cell>
          <table:table-cell table:formula="of:=MAX(MIN([.C294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32855" calcext:value-type="float">
            <text:p>1.32855</text:p>
          </table:table-cell>
          <table:table-cell table:formula="of:=([.A295]-[.A294])/[.$H$3]" office:value-type="float" office:value="1.08999999999981" calcext:value-type="float">
            <text:p>1.08999999999981</text:p>
          </table:table-cell>
          <table:table-cell table:formula="of:=([.B295]-[.B294])/[.$H$3]" office:value-type="float" office:value="-0.000000000222044604925031" calcext:value-type="float">
            <text:p>-2.22044604925031E-10</text:p>
          </table:table-cell>
          <table:table-cell table:formula="of:=MAX(MIN([.C295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2964" calcext:value-type="float">
            <text:p>1.32964</text:p>
          </table:table-cell>
          <table:table-cell table:formula="of:=([.A296]-[.A295])/[.$H$3]" office:value-type="float" office:value="1.09000000000004" calcext:value-type="float">
            <text:p>1.09000000000004</text:p>
          </table:table-cell>
          <table:table-cell table:formula="of:=([.B296]-[.B295])/[.$H$3]" office:value-type="float" office:value="0.000000000222044604925031" calcext:value-type="float">
            <text:p>2.22044604925031E-10</text:p>
          </table:table-cell>
          <table:table-cell table:formula="of:=MAX(MIN([.C296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3073" calcext:value-type="float">
            <text:p>1.33073</text:p>
          </table:table-cell>
          <table:table-cell table:formula="of:=([.A297]-[.A296])/[.$H$3]" office:value-type="float" office:value="1.09000000000004" calcext:value-type="float">
            <text:p>1.09000000000004</text:p>
          </table:table-cell>
          <table:table-cell table:formula="of:=([.B297]-[.B296])/[.$H$3]" office:value-type="float" office:value="0" calcext:value-type="float">
            <text:p>0</text:p>
          </table:table-cell>
          <table:table-cell table:formula="of:=MAX(MIN([.C29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3183" calcext:value-type="float">
            <text:p>1.33183</text:p>
          </table:table-cell>
          <table:table-cell table:formula="of:=([.A298]-[.A297])/[.$H$3]" office:value-type="float" office:value="1.1000000000001" calcext:value-type="float">
            <text:p>1.1000000000001</text:p>
          </table:table-cell>
          <table:table-cell table:formula="of:=([.B298]-[.B297])/[.$H$3]" office:value-type="float" office:value="10.0000000000655" calcext:value-type="float">
            <text:p>10.0000000000655</text:p>
          </table:table-cell>
          <table:table-cell table:formula="of:=MAX(MIN([.C29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33292" calcext:value-type="float">
            <text:p>1.33292</text:p>
          </table:table-cell>
          <table:table-cell table:formula="of:=([.A299]-[.A298])/[.$H$3]" office:value-type="float" office:value="1.09000000000004" calcext:value-type="float">
            <text:p>1.09000000000004</text:p>
          </table:table-cell>
          <table:table-cell table:formula="of:=([.B299]-[.B298])/[.$H$3]" office:value-type="float" office:value="-10.0000000000655" calcext:value-type="float">
            <text:p>-10.0000000000655</text:p>
          </table:table-cell>
          <table:table-cell table:formula="of:=MAX(MIN([.C29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3401" calcext:value-type="float">
            <text:p>1.33401</text:p>
          </table:table-cell>
          <table:table-cell table:formula="of:=([.A300]-[.A299])/[.$H$3]" office:value-type="float" office:value="1.09000000000004" calcext:value-type="float">
            <text:p>1.09000000000004</text:p>
          </table:table-cell>
          <table:table-cell table:formula="of:=([.B300]-[.B299])/[.$H$3]" office:value-type="float" office:value="0" calcext:value-type="float">
            <text:p>0</text:p>
          </table:table-cell>
          <table:table-cell table:formula="of:=MAX(MIN([.C30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3511" calcext:value-type="float">
            <text:p>1.33511</text:p>
          </table:table-cell>
          <table:table-cell table:formula="of:=([.A301]-[.A300])/[.$H$3]" office:value-type="float" office:value="1.09999999999988" calcext:value-type="float">
            <text:p>1.09999999999988</text:p>
          </table:table-cell>
          <table:table-cell table:formula="of:=([.B301]-[.B300])/[.$H$3]" office:value-type="float" office:value="9.99999999984347" calcext:value-type="float">
            <text:p>9.99999999984347</text:p>
          </table:table-cell>
          <table:table-cell table:formula="of:=MAX(MIN([.C301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3362" calcext:value-type="float">
            <text:p>1.3362</text:p>
          </table:table-cell>
          <table:table-cell table:formula="of:=([.A302]-[.A301])/[.$H$3]" office:value-type="float" office:value="1.09000000000004" calcext:value-type="float">
            <text:p>1.09000000000004</text:p>
          </table:table-cell>
          <table:table-cell table:formula="of:=([.B302]-[.B301])/[.$H$3]" office:value-type="float" office:value="-9.99999999984347" calcext:value-type="float">
            <text:p>-9.99999999984347</text:p>
          </table:table-cell>
          <table:table-cell table:formula="of:=MAX(MIN([.C30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373" calcext:value-type="float">
            <text:p>1.3373</text:p>
          </table:table-cell>
          <table:table-cell table:formula="of:=([.A303]-[.A302])/[.$H$3]" office:value-type="float" office:value="1.09999999999988" calcext:value-type="float">
            <text:p>1.09999999999988</text:p>
          </table:table-cell>
          <table:table-cell table:formula="of:=([.B303]-[.B302])/[.$H$3]" office:value-type="float" office:value="9.99999999984347" calcext:value-type="float">
            <text:p>9.99999999984347</text:p>
          </table:table-cell>
          <table:table-cell table:formula="of:=MAX(MIN([.C30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3384" calcext:value-type="float">
            <text:p>1.3384</text:p>
          </table:table-cell>
          <table:table-cell table:formula="of:=([.A304]-[.A303])/[.$H$3]" office:value-type="float" office:value="1.1000000000001" calcext:value-type="float">
            <text:p>1.1000000000001</text:p>
          </table:table-cell>
          <table:table-cell table:formula="of:=([.B304]-[.B303])/[.$H$3]" office:value-type="float" office:value="0.000000000222044604925031" calcext:value-type="float">
            <text:p>2.22044604925031E-10</text:p>
          </table:table-cell>
          <table:table-cell table:formula="of:=MAX(MIN([.C304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395" calcext:value-type="float">
            <text:p>1.3395</text:p>
          </table:table-cell>
          <table:table-cell table:formula="of:=([.A305]-[.A304])/[.$H$3]" office:value-type="float" office:value="1.1000000000001" calcext:value-type="float">
            <text:p>1.1000000000001</text:p>
          </table:table-cell>
          <table:table-cell table:formula="of:=([.B305]-[.B304])/[.$H$3]" office:value-type="float" office:value="0" calcext:value-type="float">
            <text:p>0</text:p>
          </table:table-cell>
          <table:table-cell table:formula="of:=MAX(MIN([.C30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406" calcext:value-type="float">
            <text:p>1.3406</text:p>
          </table:table-cell>
          <table:table-cell table:formula="of:=([.A306]-[.A305])/[.$H$3]" office:value-type="float" office:value="1.09999999999988" calcext:value-type="float">
            <text:p>1.09999999999988</text:p>
          </table:table-cell>
          <table:table-cell table:formula="of:=([.B306]-[.B305])/[.$H$3]" office:value-type="float" office:value="-0.000000000222044604925031" calcext:value-type="float">
            <text:p>-2.22044604925031E-10</text:p>
          </table:table-cell>
          <table:table-cell table:formula="of:=MAX(MIN([.C30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417" calcext:value-type="float">
            <text:p>1.3417</text:p>
          </table:table-cell>
          <table:table-cell table:formula="of:=([.A307]-[.A306])/[.$H$3]" office:value-type="float" office:value="1.09999999999988" calcext:value-type="float">
            <text:p>1.09999999999988</text:p>
          </table:table-cell>
          <table:table-cell table:formula="of:=([.B307]-[.B306])/[.$H$3]" office:value-type="float" office:value="0" calcext:value-type="float">
            <text:p>0</text:p>
          </table:table-cell>
          <table:table-cell table:formula="of:=MAX(MIN([.C30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428" calcext:value-type="float">
            <text:p>1.3428</text:p>
          </table:table-cell>
          <table:table-cell table:formula="of:=([.A308]-[.A307])/[.$H$3]" office:value-type="float" office:value="1.1000000000001" calcext:value-type="float">
            <text:p>1.1000000000001</text:p>
          </table:table-cell>
          <table:table-cell table:formula="of:=([.B308]-[.B307])/[.$H$3]" office:value-type="float" office:value="0.000000000222044604925031" calcext:value-type="float">
            <text:p>2.22044604925031E-10</text:p>
          </table:table-cell>
          <table:table-cell table:formula="of:=MAX(MIN([.C30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439" calcext:value-type="float">
            <text:p>1.3439</text:p>
          </table:table-cell>
          <table:table-cell table:formula="of:=([.A309]-[.A308])/[.$H$3]" office:value-type="float" office:value="1.1000000000001" calcext:value-type="float">
            <text:p>1.1000000000001</text:p>
          </table:table-cell>
          <table:table-cell table:formula="of:=([.B309]-[.B308])/[.$H$3]" office:value-type="float" office:value="0" calcext:value-type="float">
            <text:p>0</text:p>
          </table:table-cell>
          <table:table-cell table:formula="of:=MAX(MIN([.C30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45" calcext:value-type="float">
            <text:p>1.345</text:p>
          </table:table-cell>
          <table:table-cell table:formula="of:=([.A310]-[.A309])/[.$H$3]" office:value-type="float" office:value="1.09999999999988" calcext:value-type="float">
            <text:p>1.09999999999988</text:p>
          </table:table-cell>
          <table:table-cell table:formula="of:=([.B310]-[.B309])/[.$H$3]" office:value-type="float" office:value="-0.000000000222044604925031" calcext:value-type="float">
            <text:p>-2.22044604925031E-10</text:p>
          </table:table-cell>
          <table:table-cell table:formula="of:=MAX(MIN([.C310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4611" calcext:value-type="float">
            <text:p>1.34611</text:p>
          </table:table-cell>
          <table:table-cell table:formula="of:=([.A311]-[.A310])/[.$H$3]" office:value-type="float" office:value="1.10999999999994" calcext:value-type="float">
            <text:p>1.10999999999994</text:p>
          </table:table-cell>
          <table:table-cell table:formula="of:=([.B311]-[.B310])/[.$H$3]" office:value-type="float" office:value="10.0000000000655" calcext:value-type="float">
            <text:p>10.0000000000655</text:p>
          </table:table-cell>
          <table:table-cell table:formula="of:=MAX(MIN([.C31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1.34721" calcext:value-type="float">
            <text:p>1.34721</text:p>
          </table:table-cell>
          <table:table-cell table:formula="of:=([.A312]-[.A311])/[.$H$3]" office:value-type="float" office:value="1.1000000000001" calcext:value-type="float">
            <text:p>1.1000000000001</text:p>
          </table:table-cell>
          <table:table-cell table:formula="of:=([.B312]-[.B311])/[.$H$3]" office:value-type="float" office:value="-9.99999999984347" calcext:value-type="float">
            <text:p>-9.99999999984347</text:p>
          </table:table-cell>
          <table:table-cell table:formula="of:=MAX(MIN([.C31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4832" calcext:value-type="float">
            <text:p>1.34832</text:p>
          </table:table-cell>
          <table:table-cell table:formula="of:=([.A313]-[.A312])/[.$H$3]" office:value-type="float" office:value="1.10999999999994" calcext:value-type="float">
            <text:p>1.10999999999994</text:p>
          </table:table-cell>
          <table:table-cell table:formula="of:=([.B313]-[.B312])/[.$H$3]" office:value-type="float" office:value="9.99999999984347" calcext:value-type="float">
            <text:p>9.99999999984347</text:p>
          </table:table-cell>
          <table:table-cell table:formula="of:=MAX(MIN([.C313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34942" calcext:value-type="float">
            <text:p>1.34942</text:p>
          </table:table-cell>
          <table:table-cell table:formula="of:=([.A314]-[.A313])/[.$H$3]" office:value-type="float" office:value="1.1000000000001" calcext:value-type="float">
            <text:p>1.1000000000001</text:p>
          </table:table-cell>
          <table:table-cell table:formula="of:=([.B314]-[.B313])/[.$H$3]" office:value-type="float" office:value="-9.99999999984347" calcext:value-type="float">
            <text:p>-9.99999999984347</text:p>
          </table:table-cell>
          <table:table-cell table:formula="of:=MAX(MIN([.C31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5053" calcext:value-type="float">
            <text:p>1.35053</text:p>
          </table:table-cell>
          <table:table-cell table:formula="of:=([.A315]-[.A314])/[.$H$3]" office:value-type="float" office:value="1.10999999999994" calcext:value-type="float">
            <text:p>1.10999999999994</text:p>
          </table:table-cell>
          <table:table-cell table:formula="of:=([.B315]-[.B314])/[.$H$3]" office:value-type="float" office:value="9.99999999984347" calcext:value-type="float">
            <text:p>9.99999999984347</text:p>
          </table:table-cell>
          <table:table-cell table:formula="of:=MAX(MIN([.C315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35164" calcext:value-type="float">
            <text:p>1.35164</text:p>
          </table:table-cell>
          <table:table-cell table:formula="of:=([.A316]-[.A315])/[.$H$3]" office:value-type="float" office:value="1.10999999999994" calcext:value-type="float">
            <text:p>1.10999999999994</text:p>
          </table:table-cell>
          <table:table-cell table:formula="of:=([.B316]-[.B315])/[.$H$3]" office:value-type="float" office:value="0" calcext:value-type="float">
            <text:p>0</text:p>
          </table:table-cell>
          <table:table-cell table:formula="of:=MAX(MIN([.C31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5275" calcext:value-type="float">
            <text:p>1.35275</text:p>
          </table:table-cell>
          <table:table-cell table:formula="of:=([.A317]-[.A316])/[.$H$3]" office:value-type="float" office:value="1.10999999999994" calcext:value-type="float">
            <text:p>1.10999999999994</text:p>
          </table:table-cell>
          <table:table-cell table:formula="of:=([.B317]-[.B316])/[.$H$3]" office:value-type="float" office:value="0" calcext:value-type="float">
            <text:p>0</text:p>
          </table:table-cell>
          <table:table-cell table:formula="of:=MAX(MIN([.C31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5386" calcext:value-type="float">
            <text:p>1.35386</text:p>
          </table:table-cell>
          <table:table-cell table:formula="of:=([.A318]-[.A317])/[.$H$3]" office:value-type="float" office:value="1.11000000000017" calcext:value-type="float">
            <text:p>1.11000000000017</text:p>
          </table:table-cell>
          <table:table-cell table:formula="of:=([.B318]-[.B317])/[.$H$3]" office:value-type="float" office:value="0.000000000222044604925031" calcext:value-type="float">
            <text:p>2.22044604925031E-10</text:p>
          </table:table-cell>
          <table:table-cell table:formula="of:=MAX(MIN([.C31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5497" calcext:value-type="float">
            <text:p>1.35497</text:p>
          </table:table-cell>
          <table:table-cell table:formula="of:=([.A319]-[.A318])/[.$H$3]" office:value-type="float" office:value="1.10999999999994" calcext:value-type="float">
            <text:p>1.10999999999994</text:p>
          </table:table-cell>
          <table:table-cell table:formula="of:=([.B319]-[.B318])/[.$H$3]" office:value-type="float" office:value="-0.000000000222044604925031" calcext:value-type="float">
            <text:p>-2.22044604925031E-10</text:p>
          </table:table-cell>
          <table:table-cell table:formula="of:=MAX(MIN([.C319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5607" calcext:value-type="float">
            <text:p>1.35607</text:p>
          </table:table-cell>
          <table:table-cell table:formula="of:=([.A320]-[.A319])/[.$H$3]" office:value-type="float" office:value="1.1000000000001" calcext:value-type="float">
            <text:p>1.1000000000001</text:p>
          </table:table-cell>
          <table:table-cell table:formula="of:=([.B320]-[.B319])/[.$H$3]" office:value-type="float" office:value="-9.99999999984347" calcext:value-type="float">
            <text:p>-9.99999999984347</text:p>
          </table:table-cell>
          <table:table-cell table:formula="of:=MAX(MIN([.C32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5717" calcext:value-type="float">
            <text:p>1.35717</text:p>
          </table:table-cell>
          <table:table-cell table:formula="of:=([.A321]-[.A320])/[.$H$3]" office:value-type="float" office:value="1.09999999999988" calcext:value-type="float">
            <text:p>1.09999999999988</text:p>
          </table:table-cell>
          <table:table-cell table:formula="of:=([.B321]-[.B320])/[.$H$3]" office:value-type="float" office:value="-0.000000000222044604925031" calcext:value-type="float">
            <text:p>-2.22044604925031E-10</text:p>
          </table:table-cell>
          <table:table-cell table:formula="of:=MAX(MIN([.C32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5826" calcext:value-type="float">
            <text:p>1.35826</text:p>
          </table:table-cell>
          <table:table-cell table:formula="of:=([.A322]-[.A321])/[.$H$3]" office:value-type="float" office:value="1.09000000000004" calcext:value-type="float">
            <text:p>1.09000000000004</text:p>
          </table:table-cell>
          <table:table-cell table:formula="of:=([.B322]-[.B321])/[.$H$3]" office:value-type="float" office:value="-9.99999999984347" calcext:value-type="float">
            <text:p>-9.99999999984347</text:p>
          </table:table-cell>
          <table:table-cell table:formula="of:=MAX(MIN([.C322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5934" calcext:value-type="float">
            <text:p>1.35934</text:p>
          </table:table-cell>
          <table:table-cell table:formula="of:=([.A323]-[.A322])/[.$H$3]" office:value-type="float" office:value="1.07999999999997" calcext:value-type="float">
            <text:p>1.07999999999997</text:p>
          </table:table-cell>
          <table:table-cell table:formula="of:=([.B323]-[.B322])/[.$H$3]" office:value-type="float" office:value="-10.0000000000655" calcext:value-type="float">
            <text:p>-10.0000000000655</text:p>
          </table:table-cell>
          <table:table-cell table:formula="of:=MAX(MIN([.C32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6042" calcext:value-type="float">
            <text:p>1.36042</text:p>
          </table:table-cell>
          <table:table-cell table:formula="of:=([.A324]-[.A323])/[.$H$3]" office:value-type="float" office:value="1.07999999999997" calcext:value-type="float">
            <text:p>1.07999999999997</text:p>
          </table:table-cell>
          <table:table-cell table:formula="of:=([.B324]-[.B323])/[.$H$3]" office:value-type="float" office:value="0" calcext:value-type="float">
            <text:p>0</text:p>
          </table:table-cell>
          <table:table-cell table:formula="of:=MAX(MIN([.C32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6149" calcext:value-type="float">
            <text:p>1.36149</text:p>
          </table:table-cell>
          <table:table-cell table:formula="of:=([.A325]-[.A324])/[.$H$3]" office:value-type="float" office:value="1.07000000000013" calcext:value-type="float">
            <text:p>1.07000000000013</text:p>
          </table:table-cell>
          <table:table-cell table:formula="of:=([.B325]-[.B324])/[.$H$3]" office:value-type="float" office:value="-9.99999999984347" calcext:value-type="float">
            <text:p>-9.99999999984347</text:p>
          </table:table-cell>
          <table:table-cell table:formula="of:=MAX(MIN([.C325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6256" calcext:value-type="float">
            <text:p>1.36256</text:p>
          </table:table-cell>
          <table:table-cell table:formula="of:=([.A326]-[.A325])/[.$H$3]" office:value-type="float" office:value="1.0699999999999" calcext:value-type="float">
            <text:p>1.0699999999999</text:p>
          </table:table-cell>
          <table:table-cell table:formula="of:=([.B326]-[.B325])/[.$H$3]" office:value-type="float" office:value="-0.000000000222044604925031" calcext:value-type="float">
            <text:p>-2.22044604925031E-10</text:p>
          </table:table-cell>
          <table:table-cell table:formula="of:=MAX(MIN([.C32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6361" calcext:value-type="float">
            <text:p>1.36361</text:p>
          </table:table-cell>
          <table:table-cell table:formula="of:=([.A327]-[.A326])/[.$H$3]" office:value-type="float" office:value="1.05" calcext:value-type="float">
            <text:p>1.05</text:p>
          </table:table-cell>
          <table:table-cell table:formula="of:=([.B327]-[.B326])/[.$H$3]" office:value-type="float" office:value="-19.999999999909" calcext:value-type="float">
            <text:p>-19.999999999909</text:p>
          </table:table-cell>
          <table:table-cell table:formula="of:=MAX(MIN([.C32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36466" calcext:value-type="float">
            <text:p>1.36466</text:p>
          </table:table-cell>
          <table:table-cell table:formula="of:=([.A328]-[.A327])/[.$H$3]" office:value-type="float" office:value="1.05" calcext:value-type="float">
            <text:p>1.05</text:p>
          </table:table-cell>
          <table:table-cell table:formula="of:=([.B328]-[.B327])/[.$H$3]" office:value-type="float" office:value="0" calcext:value-type="float">
            <text:p>0</text:p>
          </table:table-cell>
          <table:table-cell table:formula="of:=MAX(MIN([.C32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657" calcext:value-type="float">
            <text:p>1.3657</text:p>
          </table:table-cell>
          <table:table-cell table:formula="of:=([.A329]-[.A328])/[.$H$3]" office:value-type="float" office:value="1.03999999999993" calcext:value-type="float">
            <text:p>1.03999999999993</text:p>
          </table:table-cell>
          <table:table-cell table:formula="of:=([.B329]-[.B328])/[.$H$3]" office:value-type="float" office:value="-10.0000000000655" calcext:value-type="float">
            <text:p>-10.0000000000655</text:p>
          </table:table-cell>
          <table:table-cell table:formula="of:=MAX(MIN([.C32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6674" calcext:value-type="float">
            <text:p>1.36674</text:p>
          </table:table-cell>
          <table:table-cell table:formula="of:=([.A330]-[.A329])/[.$H$3]" office:value-type="float" office:value="1.04000000000015" calcext:value-type="float">
            <text:p>1.04000000000015</text:p>
          </table:table-cell>
          <table:table-cell table:formula="of:=([.B330]-[.B329])/[.$H$3]" office:value-type="float" office:value="0.000000000222044604925031" calcext:value-type="float">
            <text:p>2.22044604925031E-10</text:p>
          </table:table-cell>
          <table:table-cell table:formula="of:=MAX(MIN([.C330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6777" calcext:value-type="float">
            <text:p>1.36777</text:p>
          </table:table-cell>
          <table:table-cell table:formula="of:=([.A331]-[.A330])/[.$H$3]" office:value-type="float" office:value="1.03000000000009" calcext:value-type="float">
            <text:p>1.03000000000009</text:p>
          </table:table-cell>
          <table:table-cell table:formula="of:=([.B331]-[.B330])/[.$H$3]" office:value-type="float" office:value="-10.0000000000655" calcext:value-type="float">
            <text:p>-10.0000000000655</text:p>
          </table:table-cell>
          <table:table-cell table:formula="of:=MAX(MIN([.C33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6879" calcext:value-type="float">
            <text:p>1.36879</text:p>
          </table:table-cell>
          <table:table-cell table:formula="of:=([.A332]-[.A331])/[.$H$3]" office:value-type="float" office:value="1.0199999999998" calcext:value-type="float">
            <text:p>1.0199999999998</text:p>
          </table:table-cell>
          <table:table-cell table:formula="of:=([.B332]-[.B331])/[.$H$3]" office:value-type="float" office:value="-10.0000000002876" calcext:value-type="float">
            <text:p>-10.0000000002876</text:p>
          </table:table-cell>
          <table:table-cell table:formula="of:=MAX(MIN([.C332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36981" calcext:value-type="float">
            <text:p>1.36981</text:p>
          </table:table-cell>
          <table:table-cell table:formula="of:=([.A333]-[.A332])/[.$H$3]" office:value-type="float" office:value="1.02000000000002" calcext:value-type="float">
            <text:p>1.02000000000002</text:p>
          </table:table-cell>
          <table:table-cell table:formula="of:=([.B333]-[.B332])/[.$H$3]" office:value-type="float" office:value="0.000000000222044604925031" calcext:value-type="float">
            <text:p>2.22044604925031E-10</text:p>
          </table:table-cell>
          <table:table-cell table:formula="of:=MAX(MIN([.C333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7082" calcext:value-type="float">
            <text:p>1.37082</text:p>
          </table:table-cell>
          <table:table-cell table:formula="of:=([.A334]-[.A333])/[.$H$3]" office:value-type="float" office:value="1.01000000000018" calcext:value-type="float">
            <text:p>1.01000000000018</text:p>
          </table:table-cell>
          <table:table-cell table:formula="of:=([.B334]-[.B333])/[.$H$3]" office:value-type="float" office:value="-9.99999999984347" calcext:value-type="float">
            <text:p>-9.99999999984347</text:p>
          </table:table-cell>
          <table:table-cell table:formula="of:=MAX(MIN([.C33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7182" calcext:value-type="float">
            <text:p>1.37182</text:p>
          </table:table-cell>
          <table:table-cell table:formula="of:=([.A335]-[.A334])/[.$H$3]" office:value-type="float" office:value="0.99999999999989" calcext:value-type="float">
            <text:p>0.99999999999989</text:p>
          </table:table-cell>
          <table:table-cell table:formula="of:=([.B335]-[.B334])/[.$H$3]" office:value-type="float" office:value="-10.0000000002876" calcext:value-type="float">
            <text:p>-10.0000000002876</text:p>
          </table:table-cell>
          <table:table-cell table:formula="of:=MAX(MIN([.C335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37281" calcext:value-type="float">
            <text:p>1.37281</text:p>
          </table:table-cell>
          <table:table-cell table:formula="of:=([.A336]-[.A335])/[.$H$3]" office:value-type="float" office:value="0.990000000000046" calcext:value-type="float">
            <text:p>0.990000000000046</text:p>
          </table:table-cell>
          <table:table-cell table:formula="of:=([.B336]-[.B335])/[.$H$3]" office:value-type="float" office:value="-9.99999999984347" calcext:value-type="float">
            <text:p>-9.99999999984347</text:p>
          </table:table-cell>
          <table:table-cell table:formula="of:=MAX(MIN([.C33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738" calcext:value-type="float">
            <text:p>1.3738</text:p>
          </table:table-cell>
          <table:table-cell table:formula="of:=([.A337]-[.A336])/[.$H$3]" office:value-type="float" office:value="0.990000000000046" calcext:value-type="float">
            <text:p>0.990000000000046</text:p>
          </table:table-cell>
          <table:table-cell table:formula="of:=([.B337]-[.B336])/[.$H$3]" office:value-type="float" office:value="0" calcext:value-type="float">
            <text:p>0</text:p>
          </table:table-cell>
          <table:table-cell table:formula="of:=MAX(MIN([.C33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7478" calcext:value-type="float">
            <text:p>1.37478</text:p>
          </table:table-cell>
          <table:table-cell table:formula="of:=([.A338]-[.A337])/[.$H$3]" office:value-type="float" office:value="0.979999999999981" calcext:value-type="float">
            <text:p>0.979999999999981</text:p>
          </table:table-cell>
          <table:table-cell table:formula="of:=([.B338]-[.B337])/[.$H$3]" office:value-type="float" office:value="-10.0000000000655" calcext:value-type="float">
            <text:p>-10.0000000000655</text:p>
          </table:table-cell>
          <table:table-cell table:formula="of:=MAX(MIN([.C33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7576" calcext:value-type="float">
            <text:p>1.37576</text:p>
          </table:table-cell>
          <table:table-cell table:formula="of:=([.A339]-[.A338])/[.$H$3]" office:value-type="float" office:value="0.979999999999981" calcext:value-type="float">
            <text:p>0.979999999999981</text:p>
          </table:table-cell>
          <table:table-cell table:formula="of:=([.B339]-[.B338])/[.$H$3]" office:value-type="float" office:value="0" calcext:value-type="float">
            <text:p>0</text:p>
          </table:table-cell>
          <table:table-cell table:formula="of:=MAX(MIN([.C33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7672" calcext:value-type="float">
            <text:p>1.37672</text:p>
          </table:table-cell>
          <table:table-cell table:formula="of:=([.A340]-[.A339])/[.$H$3]" office:value-type="float" office:value="0.960000000000072" calcext:value-type="float">
            <text:p>0.960000000000072</text:p>
          </table:table-cell>
          <table:table-cell table:formula="of:=([.B340]-[.B339])/[.$H$3]" office:value-type="float" office:value="-19.999999999909" calcext:value-type="float">
            <text:p>-19.999999999909</text:p>
          </table:table-cell>
          <table:table-cell table:formula="of:=MAX(MIN([.C34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37768" calcext:value-type="float">
            <text:p>1.37768</text:p>
          </table:table-cell>
          <table:table-cell table:formula="of:=([.A341]-[.A340])/[.$H$3]" office:value-type="float" office:value="0.95999999999985" calcext:value-type="float">
            <text:p>0.95999999999985</text:p>
          </table:table-cell>
          <table:table-cell table:formula="of:=([.B341]-[.B340])/[.$H$3]" office:value-type="float" office:value="-0.000000000222044604925031" calcext:value-type="float">
            <text:p>-2.22044604925031E-10</text:p>
          </table:table-cell>
          <table:table-cell table:formula="of:=MAX(MIN([.C34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7864" calcext:value-type="float">
            <text:p>1.37864</text:p>
          </table:table-cell>
          <table:table-cell table:formula="of:=([.A342]-[.A341])/[.$H$3]" office:value-type="float" office:value="0.960000000000072" calcext:value-type="float">
            <text:p>0.960000000000072</text:p>
          </table:table-cell>
          <table:table-cell table:formula="of:=([.B342]-[.B341])/[.$H$3]" office:value-type="float" office:value="0.000000000222044604925031" calcext:value-type="float">
            <text:p>2.22044604925031E-10</text:p>
          </table:table-cell>
          <table:table-cell table:formula="of:=MAX(MIN([.C342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7958" calcext:value-type="float">
            <text:p>1.37958</text:p>
          </table:table-cell>
          <table:table-cell table:formula="of:=([.A343]-[.A342])/[.$H$3]" office:value-type="float" office:value="0.939999999999941" calcext:value-type="float">
            <text:p>0.939999999999941</text:p>
          </table:table-cell>
          <table:table-cell table:formula="of:=([.B343]-[.B342])/[.$H$3]" office:value-type="float" office:value="-20.000000000131" calcext:value-type="float">
            <text:p>-20.000000000131</text:p>
          </table:table-cell>
          <table:table-cell table:formula="of:=MAX(MIN([.C34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38052" calcext:value-type="float">
            <text:p>1.38052</text:p>
          </table:table-cell>
          <table:table-cell table:formula="of:=([.A344]-[.A343])/[.$H$3]" office:value-type="float" office:value="0.939999999999941" calcext:value-type="float">
            <text:p>0.939999999999941</text:p>
          </table:table-cell>
          <table:table-cell table:formula="of:=([.B344]-[.B343])/[.$H$3]" office:value-type="float" office:value="0" calcext:value-type="float">
            <text:p>0</text:p>
          </table:table-cell>
          <table:table-cell table:formula="of:=MAX(MIN([.C34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8145" calcext:value-type="float">
            <text:p>1.38145</text:p>
          </table:table-cell>
          <table:table-cell table:formula="of:=([.A345]-[.A344])/[.$H$3]" office:value-type="float" office:value="0.930000000000097" calcext:value-type="float">
            <text:p>0.930000000000097</text:p>
          </table:table-cell>
          <table:table-cell table:formula="of:=([.B345]-[.B344])/[.$H$3]" office:value-type="float" office:value="-9.99999999984347" calcext:value-type="float">
            <text:p>-9.99999999984347</text:p>
          </table:table-cell>
          <table:table-cell table:formula="of:=MAX(MIN([.C345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8238" calcext:value-type="float">
            <text:p>1.38238</text:p>
          </table:table-cell>
          <table:table-cell table:formula="of:=([.A346]-[.A345])/[.$H$3]" office:value-type="float" office:value="0.929999999999875" calcext:value-type="float">
            <text:p>0.929999999999875</text:p>
          </table:table-cell>
          <table:table-cell table:formula="of:=([.B346]-[.B345])/[.$H$3]" office:value-type="float" office:value="-0.000000000222044604925031" calcext:value-type="float">
            <text:p>-2.22044604925031E-10</text:p>
          </table:table-cell>
          <table:table-cell table:formula="of:=MAX(MIN([.C34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8329" calcext:value-type="float">
            <text:p>1.38329</text:p>
          </table:table-cell>
          <table:table-cell table:formula="of:=([.A347]-[.A346])/[.$H$3]" office:value-type="float" office:value="0.910000000000188" calcext:value-type="float">
            <text:p>0.910000000000188</text:p>
          </table:table-cell>
          <table:table-cell table:formula="of:=([.B347]-[.B346])/[.$H$3]" office:value-type="float" office:value="-19.9999999996869" calcext:value-type="float">
            <text:p>-19.9999999996869</text:p>
          </table:table-cell>
          <table:table-cell table:formula="of:=MAX(MIN([.C34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3842" calcext:value-type="float">
            <text:p>1.3842</text:p>
          </table:table-cell>
          <table:table-cell table:formula="of:=([.A348]-[.A347])/[.$H$3]" office:value-type="float" office:value="0.909999999999966" calcext:value-type="float">
            <text:p>0.909999999999966</text:p>
          </table:table-cell>
          <table:table-cell table:formula="of:=([.B348]-[.B347])/[.$H$3]" office:value-type="float" office:value="-0.000000000222044604925031" calcext:value-type="float">
            <text:p>-2.22044604925031E-10</text:p>
          </table:table-cell>
          <table:table-cell table:formula="of:=MAX(MIN([.C34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8511" calcext:value-type="float">
            <text:p>1.38511</text:p>
          </table:table-cell>
          <table:table-cell table:formula="of:=([.A349]-[.A348])/[.$H$3]" office:value-type="float" office:value="0.909999999999966" calcext:value-type="float">
            <text:p>0.909999999999966</text:p>
          </table:table-cell>
          <table:table-cell table:formula="of:=([.B349]-[.B348])/[.$H$3]" office:value-type="float" office:value="0" calcext:value-type="float">
            <text:p>0</text:p>
          </table:table-cell>
          <table:table-cell table:formula="of:=MAX(MIN([.C34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86" calcext:value-type="float">
            <text:p>1.386</text:p>
          </table:table-cell>
          <table:table-cell table:formula="of:=([.A350]-[.A349])/[.$H$3]" office:value-type="float" office:value="0.890000000000057" calcext:value-type="float">
            <text:p>0.890000000000057</text:p>
          </table:table-cell>
          <table:table-cell table:formula="of:=([.B350]-[.B349])/[.$H$3]" office:value-type="float" office:value="-19.999999999909" calcext:value-type="float">
            <text:p>-19.999999999909</text:p>
          </table:table-cell>
          <table:table-cell table:formula="of:=MAX(MIN([.C35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38689" calcext:value-type="float">
            <text:p>1.38689</text:p>
          </table:table-cell>
          <table:table-cell table:formula="of:=([.A351]-[.A350])/[.$H$3]" office:value-type="float" office:value="0.889999999999835" calcext:value-type="float">
            <text:p>0.889999999999835</text:p>
          </table:table-cell>
          <table:table-cell table:formula="of:=([.B351]-[.B350])/[.$H$3]" office:value-type="float" office:value="-0.000000000222044604925031" calcext:value-type="float">
            <text:p>-2.22044604925031E-10</text:p>
          </table:table-cell>
          <table:table-cell table:formula="of:=MAX(MIN([.C35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8777" calcext:value-type="float">
            <text:p>1.38777</text:p>
          </table:table-cell>
          <table:table-cell table:formula="of:=([.A352]-[.A351])/[.$H$3]" office:value-type="float" office:value="0.880000000000214" calcext:value-type="float">
            <text:p>0.880000000000214</text:p>
          </table:table-cell>
          <table:table-cell table:formula="of:=([.B352]-[.B351])/[.$H$3]" office:value-type="float" office:value="-9.99999999962142" calcext:value-type="float">
            <text:p>-9.99999999962142</text:p>
          </table:table-cell>
          <table:table-cell table:formula="of:=MAX(MIN([.C352];16);-16)" office:value-type="float" office:value="-9.99999999962142" calcext:value-type="float">
            <text:p>-9.99999999962142</text:p>
          </table:table-cell>
          <table:table-cell table:number-columns-repeated="4"/>
        </table:table-row>
        <table:table-row table:style-name="ro1">
          <table:table-cell office:value-type="float" office:value="1.38865" calcext:value-type="float">
            <text:p>1.38865</text:p>
          </table:table-cell>
          <table:table-cell table:formula="of:=([.A353]-[.A352])/[.$H$3]" office:value-type="float" office:value="0.879999999999992" calcext:value-type="float">
            <text:p>0.879999999999992</text:p>
          </table:table-cell>
          <table:table-cell table:formula="of:=([.B353]-[.B352])/[.$H$3]" office:value-type="float" office:value="-0.000000000222044604925031" calcext:value-type="float">
            <text:p>-2.22044604925031E-10</text:p>
          </table:table-cell>
          <table:table-cell table:formula="of:=MAX(MIN([.C353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8951" calcext:value-type="float">
            <text:p>1.38951</text:p>
          </table:table-cell>
          <table:table-cell table:formula="of:=([.A354]-[.A353])/[.$H$3]" office:value-type="float" office:value="0.859999999999861" calcext:value-type="float">
            <text:p>0.859999999999861</text:p>
          </table:table-cell>
          <table:table-cell table:formula="of:=([.B354]-[.B353])/[.$H$3]" office:value-type="float" office:value="-20.000000000131" calcext:value-type="float">
            <text:p>-20.000000000131</text:p>
          </table:table-cell>
          <table:table-cell table:formula="of:=MAX(MIN([.C354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39037" calcext:value-type="float">
            <text:p>1.39037</text:p>
          </table:table-cell>
          <table:table-cell table:formula="of:=([.A355]-[.A354])/[.$H$3]" office:value-type="float" office:value="0.860000000000083" calcext:value-type="float">
            <text:p>0.860000000000083</text:p>
          </table:table-cell>
          <table:table-cell table:formula="of:=([.B355]-[.B354])/[.$H$3]" office:value-type="float" office:value="0.000000000222044604925031" calcext:value-type="float">
            <text:p>2.22044604925031E-10</text:p>
          </table:table-cell>
          <table:table-cell table:formula="of:=MAX(MIN([.C35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39122" calcext:value-type="float">
            <text:p>1.39122</text:p>
          </table:table-cell>
          <table:table-cell table:formula="of:=([.A356]-[.A355])/[.$H$3]" office:value-type="float" office:value="0.850000000000017" calcext:value-type="float">
            <text:p>0.850000000000017</text:p>
          </table:table-cell>
          <table:table-cell table:formula="of:=([.B356]-[.B355])/[.$H$3]" office:value-type="float" office:value="-10.0000000000655" calcext:value-type="float">
            <text:p>-10.0000000000655</text:p>
          </table:table-cell>
          <table:table-cell table:formula="of:=MAX(MIN([.C35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9207" calcext:value-type="float">
            <text:p>1.39207</text:p>
          </table:table-cell>
          <table:table-cell table:formula="of:=([.A357]-[.A356])/[.$H$3]" office:value-type="float" office:value="0.849999999999795" calcext:value-type="float">
            <text:p>0.849999999999795</text:p>
          </table:table-cell>
          <table:table-cell table:formula="of:=([.B357]-[.B356])/[.$H$3]" office:value-type="float" office:value="-0.000000000222044604925031" calcext:value-type="float">
            <text:p>-2.22044604925031E-10</text:p>
          </table:table-cell>
          <table:table-cell table:formula="of:=MAX(MIN([.C35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39291" calcext:value-type="float">
            <text:p>1.39291</text:p>
          </table:table-cell>
          <table:table-cell table:formula="of:=([.A358]-[.A357])/[.$H$3]" office:value-type="float" office:value="0.840000000000174" calcext:value-type="float">
            <text:p>0.840000000000174</text:p>
          </table:table-cell>
          <table:table-cell table:formula="of:=([.B358]-[.B357])/[.$H$3]" office:value-type="float" office:value="-9.99999999962142" calcext:value-type="float">
            <text:p>-9.99999999962142</text:p>
          </table:table-cell>
          <table:table-cell table:formula="of:=MAX(MIN([.C358];16);-16)" office:value-type="float" office:value="-9.99999999962142" calcext:value-type="float">
            <text:p>-9.99999999962142</text:p>
          </table:table-cell>
          <table:table-cell table:number-columns-repeated="4"/>
        </table:table-row>
        <table:table-row table:style-name="ro1">
          <table:table-cell office:value-type="float" office:value="1.39374" calcext:value-type="float">
            <text:p>1.39374</text:p>
          </table:table-cell>
          <table:table-cell table:formula="of:=([.A359]-[.A358])/[.$H$3]" office:value-type="float" office:value="0.829999999999886" calcext:value-type="float">
            <text:p>0.829999999999886</text:p>
          </table:table-cell>
          <table:table-cell table:formula="of:=([.B359]-[.B358])/[.$H$3]" office:value-type="float" office:value="-10.0000000002876" calcext:value-type="float">
            <text:p>-10.0000000002876</text:p>
          </table:table-cell>
          <table:table-cell table:formula="of:=MAX(MIN([.C359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39456" calcext:value-type="float">
            <text:p>1.39456</text:p>
          </table:table-cell>
          <table:table-cell table:formula="of:=([.A360]-[.A359])/[.$H$3]" office:value-type="float" office:value="0.820000000000043" calcext:value-type="float">
            <text:p>0.820000000000043</text:p>
          </table:table-cell>
          <table:table-cell table:formula="of:=([.B360]-[.B359])/[.$H$3]" office:value-type="float" office:value="-9.99999999984347" calcext:value-type="float">
            <text:p>-9.99999999984347</text:p>
          </table:table-cell>
          <table:table-cell table:formula="of:=MAX(MIN([.C36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9538" calcext:value-type="float">
            <text:p>1.39538</text:p>
          </table:table-cell>
          <table:table-cell table:formula="of:=([.A361]-[.A360])/[.$H$3]" office:value-type="float" office:value="0.820000000000043" calcext:value-type="float">
            <text:p>0.820000000000043</text:p>
          </table:table-cell>
          <table:table-cell table:formula="of:=([.B361]-[.B360])/[.$H$3]" office:value-type="float" office:value="0" calcext:value-type="float">
            <text:p>0</text:p>
          </table:table-cell>
          <table:table-cell table:formula="of:=MAX(MIN([.C361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9619" calcext:value-type="float">
            <text:p>1.39619</text:p>
          </table:table-cell>
          <table:table-cell table:formula="of:=([.A362]-[.A361])/[.$H$3]" office:value-type="float" office:value="0.809999999999977" calcext:value-type="float">
            <text:p>0.809999999999977</text:p>
          </table:table-cell>
          <table:table-cell table:formula="of:=([.B362]-[.B361])/[.$H$3]" office:value-type="float" office:value="-10.0000000000655" calcext:value-type="float">
            <text:p>-10.0000000000655</text:p>
          </table:table-cell>
          <table:table-cell table:formula="of:=MAX(MIN([.C36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9699" calcext:value-type="float">
            <text:p>1.39699</text:p>
          </table:table-cell>
          <table:table-cell table:formula="of:=([.A363]-[.A362])/[.$H$3]" office:value-type="float" office:value="0.799999999999912" calcext:value-type="float">
            <text:p>0.799999999999912</text:p>
          </table:table-cell>
          <table:table-cell table:formula="of:=([.B363]-[.B362])/[.$H$3]" office:value-type="float" office:value="-10.0000000000655" calcext:value-type="float">
            <text:p>-10.0000000000655</text:p>
          </table:table-cell>
          <table:table-cell table:formula="of:=MAX(MIN([.C36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39778" calcext:value-type="float">
            <text:p>1.39778</text:p>
          </table:table-cell>
          <table:table-cell table:formula="of:=([.A364]-[.A363])/[.$H$3]" office:value-type="float" office:value="0.790000000000068" calcext:value-type="float">
            <text:p>0.790000000000068</text:p>
          </table:table-cell>
          <table:table-cell table:formula="of:=([.B364]-[.B363])/[.$H$3]" office:value-type="float" office:value="-9.99999999984347" calcext:value-type="float">
            <text:p>-9.99999999984347</text:p>
          </table:table-cell>
          <table:table-cell table:formula="of:=MAX(MIN([.C36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39857" calcext:value-type="float">
            <text:p>1.39857</text:p>
          </table:table-cell>
          <table:table-cell table:formula="of:=([.A365]-[.A364])/[.$H$3]" office:value-type="float" office:value="0.790000000000068" calcext:value-type="float">
            <text:p>0.790000000000068</text:p>
          </table:table-cell>
          <table:table-cell table:formula="of:=([.B365]-[.B364])/[.$H$3]" office:value-type="float" office:value="0" calcext:value-type="float">
            <text:p>0</text:p>
          </table:table-cell>
          <table:table-cell table:formula="of:=MAX(MIN([.C36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9935" calcext:value-type="float">
            <text:p>1.39935</text:p>
          </table:table-cell>
          <table:table-cell table:formula="of:=([.A366]-[.A365])/[.$H$3]" office:value-type="float" office:value="0.780000000000003" calcext:value-type="float">
            <text:p>0.780000000000003</text:p>
          </table:table-cell>
          <table:table-cell table:formula="of:=([.B366]-[.B365])/[.$H$3]" office:value-type="float" office:value="-10.0000000000655" calcext:value-type="float">
            <text:p>-10.0000000000655</text:p>
          </table:table-cell>
          <table:table-cell table:formula="of:=MAX(MIN([.C36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0012" calcext:value-type="float">
            <text:p>1.40012</text:p>
          </table:table-cell>
          <table:table-cell table:formula="of:=([.A367]-[.A366])/[.$H$3]" office:value-type="float" office:value="0.769999999999937" calcext:value-type="float">
            <text:p>0.769999999999937</text:p>
          </table:table-cell>
          <table:table-cell table:formula="of:=([.B367]-[.B366])/[.$H$3]" office:value-type="float" office:value="-10.0000000000655" calcext:value-type="float">
            <text:p>-10.0000000000655</text:p>
          </table:table-cell>
          <table:table-cell table:formula="of:=MAX(MIN([.C36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0088" calcext:value-type="float">
            <text:p>1.40088</text:p>
          </table:table-cell>
          <table:table-cell table:formula="of:=([.A368]-[.A367])/[.$H$3]" office:value-type="float" office:value="0.759999999999872" calcext:value-type="float">
            <text:p>0.759999999999872</text:p>
          </table:table-cell>
          <table:table-cell table:formula="of:=([.B368]-[.B367])/[.$H$3]" office:value-type="float" office:value="-10.0000000000655" calcext:value-type="float">
            <text:p>-10.0000000000655</text:p>
          </table:table-cell>
          <table:table-cell table:formula="of:=MAX(MIN([.C36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0164" calcext:value-type="float">
            <text:p>1.40164</text:p>
          </table:table-cell>
          <table:table-cell table:formula="of:=([.A369]-[.A368])/[.$H$3]" office:value-type="float" office:value="0.760000000000094" calcext:value-type="float">
            <text:p>0.760000000000094</text:p>
          </table:table-cell>
          <table:table-cell table:formula="of:=([.B369]-[.B368])/[.$H$3]" office:value-type="float" office:value="0.000000000222044604925031" calcext:value-type="float">
            <text:p>2.22044604925031E-10</text:p>
          </table:table-cell>
          <table:table-cell table:formula="of:=MAX(MIN([.C369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40239" calcext:value-type="float">
            <text:p>1.40239</text:p>
          </table:table-cell>
          <table:table-cell table:formula="of:=([.A370]-[.A369])/[.$H$3]" office:value-type="float" office:value="0.750000000000028" calcext:value-type="float">
            <text:p>0.750000000000028</text:p>
          </table:table-cell>
          <table:table-cell table:formula="of:=([.B370]-[.B369])/[.$H$3]" office:value-type="float" office:value="-10.0000000000655" calcext:value-type="float">
            <text:p>-10.0000000000655</text:p>
          </table:table-cell>
          <table:table-cell table:formula="of:=MAX(MIN([.C37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0313" calcext:value-type="float">
            <text:p>1.40313</text:p>
          </table:table-cell>
          <table:table-cell table:formula="of:=([.A371]-[.A370])/[.$H$3]" office:value-type="float" office:value="0.739999999999963" calcext:value-type="float">
            <text:p>0.739999999999963</text:p>
          </table:table-cell>
          <table:table-cell table:formula="of:=([.B371]-[.B370])/[.$H$3]" office:value-type="float" office:value="-10.0000000000655" calcext:value-type="float">
            <text:p>-10.0000000000655</text:p>
          </table:table-cell>
          <table:table-cell table:formula="of:=MAX(MIN([.C37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0387" calcext:value-type="float">
            <text:p>1.40387</text:p>
          </table:table-cell>
          <table:table-cell table:formula="of:=([.A372]-[.A371])/[.$H$3]" office:value-type="float" office:value="0.739999999999963" calcext:value-type="float">
            <text:p>0.739999999999963</text:p>
          </table:table-cell>
          <table:table-cell table:formula="of:=([.B372]-[.B371])/[.$H$3]" office:value-type="float" office:value="0" calcext:value-type="float">
            <text:p>0</text:p>
          </table:table-cell>
          <table:table-cell table:formula="of:=MAX(MIN([.C37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0459" calcext:value-type="float">
            <text:p>1.40459</text:p>
          </table:table-cell>
          <table:table-cell table:formula="of:=([.A373]-[.A372])/[.$H$3]" office:value-type="float" office:value="0.720000000000054" calcext:value-type="float">
            <text:p>0.720000000000054</text:p>
          </table:table-cell>
          <table:table-cell table:formula="of:=([.B373]-[.B372])/[.$H$3]" office:value-type="float" office:value="-19.999999999909" calcext:value-type="float">
            <text:p>-19.999999999909</text:p>
          </table:table-cell>
          <table:table-cell table:formula="of:=MAX(MIN([.C37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0531" calcext:value-type="float">
            <text:p>1.40531</text:p>
          </table:table-cell>
          <table:table-cell table:formula="of:=([.A374]-[.A373])/[.$H$3]" office:value-type="float" office:value="0.720000000000054" calcext:value-type="float">
            <text:p>0.720000000000054</text:p>
          </table:table-cell>
          <table:table-cell table:formula="of:=([.B374]-[.B373])/[.$H$3]" office:value-type="float" office:value="0" calcext:value-type="float">
            <text:p>0</text:p>
          </table:table-cell>
          <table:table-cell table:formula="of:=MAX(MIN([.C37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0603" calcext:value-type="float">
            <text:p>1.40603</text:p>
          </table:table-cell>
          <table:table-cell table:formula="of:=([.A375]-[.A374])/[.$H$3]" office:value-type="float" office:value="0.720000000000054" calcext:value-type="float">
            <text:p>0.720000000000054</text:p>
          </table:table-cell>
          <table:table-cell table:formula="of:=([.B375]-[.B374])/[.$H$3]" office:value-type="float" office:value="0" calcext:value-type="float">
            <text:p>0</text:p>
          </table:table-cell>
          <table:table-cell table:formula="of:=MAX(MIN([.C37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0673" calcext:value-type="float">
            <text:p>1.40673</text:p>
          </table:table-cell>
          <table:table-cell table:formula="of:=([.A376]-[.A375])/[.$H$3]" office:value-type="float" office:value="0.699999999999923" calcext:value-type="float">
            <text:p>0.699999999999923</text:p>
          </table:table-cell>
          <table:table-cell table:formula="of:=([.B376]-[.B375])/[.$H$3]" office:value-type="float" office:value="-20.000000000131" calcext:value-type="float">
            <text:p>-20.000000000131</text:p>
          </table:table-cell>
          <table:table-cell table:formula="of:=MAX(MIN([.C37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0743" calcext:value-type="float">
            <text:p>1.40743</text:p>
          </table:table-cell>
          <table:table-cell table:formula="of:=([.A377]-[.A376])/[.$H$3]" office:value-type="float" office:value="0.699999999999923" calcext:value-type="float">
            <text:p>0.699999999999923</text:p>
          </table:table-cell>
          <table:table-cell table:formula="of:=([.B377]-[.B376])/[.$H$3]" office:value-type="float" office:value="0" calcext:value-type="float">
            <text:p>0</text:p>
          </table:table-cell>
          <table:table-cell table:formula="of:=MAX(MIN([.C37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0812" calcext:value-type="float">
            <text:p>1.40812</text:p>
          </table:table-cell>
          <table:table-cell table:formula="of:=([.A378]-[.A377])/[.$H$3]" office:value-type="float" office:value="0.690000000000079" calcext:value-type="float">
            <text:p>0.690000000000079</text:p>
          </table:table-cell>
          <table:table-cell table:formula="of:=([.B378]-[.B377])/[.$H$3]" office:value-type="float" office:value="-9.99999999984347" calcext:value-type="float">
            <text:p>-9.99999999984347</text:p>
          </table:table-cell>
          <table:table-cell table:formula="of:=MAX(MIN([.C37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088" calcext:value-type="float">
            <text:p>1.4088</text:p>
          </table:table-cell>
          <table:table-cell table:formula="of:=([.A379]-[.A378])/[.$H$3]" office:value-type="float" office:value="0.680000000000014" calcext:value-type="float">
            <text:p>0.680000000000014</text:p>
          </table:table-cell>
          <table:table-cell table:formula="of:=([.B379]-[.B378])/[.$H$3]" office:value-type="float" office:value="-10.0000000000655" calcext:value-type="float">
            <text:p>-10.0000000000655</text:p>
          </table:table-cell>
          <table:table-cell table:formula="of:=MAX(MIN([.C37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0947" calcext:value-type="float">
            <text:p>1.40947</text:p>
          </table:table-cell>
          <table:table-cell table:formula="of:=([.A380]-[.A379])/[.$H$3]" office:value-type="float" office:value="0.669999999999948" calcext:value-type="float">
            <text:p>0.669999999999948</text:p>
          </table:table-cell>
          <table:table-cell table:formula="of:=([.B380]-[.B379])/[.$H$3]" office:value-type="float" office:value="-10.0000000000655" calcext:value-type="float">
            <text:p>-10.0000000000655</text:p>
          </table:table-cell>
          <table:table-cell table:formula="of:=MAX(MIN([.C38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1014" calcext:value-type="float">
            <text:p>1.41014</text:p>
          </table:table-cell>
          <table:table-cell table:formula="of:=([.A381]-[.A380])/[.$H$3]" office:value-type="float" office:value="0.67000000000017" calcext:value-type="float">
            <text:p>0.67000000000017</text:p>
          </table:table-cell>
          <table:table-cell table:formula="of:=([.B381]-[.B380])/[.$H$3]" office:value-type="float" office:value="0.000000000222044604925031" calcext:value-type="float">
            <text:p>2.22044604925031E-10</text:p>
          </table:table-cell>
          <table:table-cell table:formula="of:=MAX(MIN([.C381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4108" calcext:value-type="float">
            <text:p>1.4108</text:p>
          </table:table-cell>
          <table:table-cell table:formula="of:=([.A382]-[.A381])/[.$H$3]" office:value-type="float" office:value="0.659999999999883" calcext:value-type="float">
            <text:p>0.659999999999883</text:p>
          </table:table-cell>
          <table:table-cell table:formula="of:=([.B382]-[.B381])/[.$H$3]" office:value-type="float" office:value="-10.0000000002876" calcext:value-type="float">
            <text:p>-10.0000000002876</text:p>
          </table:table-cell>
          <table:table-cell table:formula="of:=MAX(MIN([.C382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41145" calcext:value-type="float">
            <text:p>1.41145</text:p>
          </table:table-cell>
          <table:table-cell table:formula="of:=([.A383]-[.A382])/[.$H$3]" office:value-type="float" office:value="0.650000000000039" calcext:value-type="float">
            <text:p>0.650000000000039</text:p>
          </table:table-cell>
          <table:table-cell table:formula="of:=([.B383]-[.B382])/[.$H$3]" office:value-type="float" office:value="-9.99999999984347" calcext:value-type="float">
            <text:p>-9.99999999984347</text:p>
          </table:table-cell>
          <table:table-cell table:formula="of:=MAX(MIN([.C38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121" calcext:value-type="float">
            <text:p>1.4121</text:p>
          </table:table-cell>
          <table:table-cell table:formula="of:=([.A384]-[.A383])/[.$H$3]" office:value-type="float" office:value="0.650000000000039" calcext:value-type="float">
            <text:p>0.650000000000039</text:p>
          </table:table-cell>
          <table:table-cell table:formula="of:=([.B384]-[.B383])/[.$H$3]" office:value-type="float" office:value="0" calcext:value-type="float">
            <text:p>0</text:p>
          </table:table-cell>
          <table:table-cell table:formula="of:=MAX(MIN([.C38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1274" calcext:value-type="float">
            <text:p>1.41274</text:p>
          </table:table-cell>
          <table:table-cell table:formula="of:=([.A385]-[.A384])/[.$H$3]" office:value-type="float" office:value="0.639999999999974" calcext:value-type="float">
            <text:p>0.639999999999974</text:p>
          </table:table-cell>
          <table:table-cell table:formula="of:=([.B385]-[.B384])/[.$H$3]" office:value-type="float" office:value="-10.0000000000655" calcext:value-type="float">
            <text:p>-10.0000000000655</text:p>
          </table:table-cell>
          <table:table-cell table:formula="of:=MAX(MIN([.C38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1337" calcext:value-type="float">
            <text:p>1.41337</text:p>
          </table:table-cell>
          <table:table-cell table:formula="of:=([.A386]-[.A385])/[.$H$3]" office:value-type="float" office:value="0.629999999999908" calcext:value-type="float">
            <text:p>0.629999999999908</text:p>
          </table:table-cell>
          <table:table-cell table:formula="of:=([.B386]-[.B385])/[.$H$3]" office:value-type="float" office:value="-10.0000000000655" calcext:value-type="float">
            <text:p>-10.0000000000655</text:p>
          </table:table-cell>
          <table:table-cell table:formula="of:=MAX(MIN([.C38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1399" calcext:value-type="float">
            <text:p>1.41399</text:p>
          </table:table-cell>
          <table:table-cell table:formula="of:=([.A387]-[.A386])/[.$H$3]" office:value-type="float" office:value="0.620000000000065" calcext:value-type="float">
            <text:p>0.620000000000065</text:p>
          </table:table-cell>
          <table:table-cell table:formula="of:=([.B387]-[.B386])/[.$H$3]" office:value-type="float" office:value="-9.99999999984347" calcext:value-type="float">
            <text:p>-9.99999999984347</text:p>
          </table:table-cell>
          <table:table-cell table:formula="of:=MAX(MIN([.C387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146" calcext:value-type="float">
            <text:p>1.4146</text:p>
          </table:table-cell>
          <table:table-cell table:formula="of:=([.A388]-[.A387])/[.$H$3]" office:value-type="float" office:value="0.609999999999999" calcext:value-type="float">
            <text:p>0.609999999999999</text:p>
          </table:table-cell>
          <table:table-cell table:formula="of:=([.B388]-[.B387])/[.$H$3]" office:value-type="float" office:value="-10.0000000000655" calcext:value-type="float">
            <text:p>-10.0000000000655</text:p>
          </table:table-cell>
          <table:table-cell table:formula="of:=MAX(MIN([.C38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1521" calcext:value-type="float">
            <text:p>1.41521</text:p>
          </table:table-cell>
          <table:table-cell table:formula="of:=([.A389]-[.A388])/[.$H$3]" office:value-type="float" office:value="0.609999999999999" calcext:value-type="float">
            <text:p>0.609999999999999</text:p>
          </table:table-cell>
          <table:table-cell table:formula="of:=([.B389]-[.B388])/[.$H$3]" office:value-type="float" office:value="0" calcext:value-type="float">
            <text:p>0</text:p>
          </table:table-cell>
          <table:table-cell table:formula="of:=MAX(MIN([.C38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1581" calcext:value-type="float">
            <text:p>1.41581</text:p>
          </table:table-cell>
          <table:table-cell table:formula="of:=([.A390]-[.A389])/[.$H$3]" office:value-type="float" office:value="0.599999999999934" calcext:value-type="float">
            <text:p>0.599999999999934</text:p>
          </table:table-cell>
          <table:table-cell table:formula="of:=([.B390]-[.B389])/[.$H$3]" office:value-type="float" office:value="-10.0000000000655" calcext:value-type="float">
            <text:p>-10.0000000000655</text:p>
          </table:table-cell>
          <table:table-cell table:formula="of:=MAX(MIN([.C39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164" calcext:value-type="float">
            <text:p>1.4164</text:p>
          </table:table-cell>
          <table:table-cell table:formula="of:=([.A391]-[.A390])/[.$H$3]" office:value-type="float" office:value="0.589999999999868" calcext:value-type="float">
            <text:p>0.589999999999868</text:p>
          </table:table-cell>
          <table:table-cell table:formula="of:=([.B391]-[.B390])/[.$H$3]" office:value-type="float" office:value="-10.0000000000655" calcext:value-type="float">
            <text:p>-10.0000000000655</text:p>
          </table:table-cell>
          <table:table-cell table:formula="of:=MAX(MIN([.C39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1698" calcext:value-type="float">
            <text:p>1.41698</text:p>
          </table:table-cell>
          <table:table-cell table:formula="of:=([.A392]-[.A391])/[.$H$3]" office:value-type="float" office:value="0.580000000000247" calcext:value-type="float">
            <text:p>0.580000000000247</text:p>
          </table:table-cell>
          <table:table-cell table:formula="of:=([.B392]-[.B391])/[.$H$3]" office:value-type="float" office:value="-9.99999999962142" calcext:value-type="float">
            <text:p>-9.99999999962142</text:p>
          </table:table-cell>
          <table:table-cell table:formula="of:=MAX(MIN([.C392];16);-16)" office:value-type="float" office:value="-9.99999999962142" calcext:value-type="float">
            <text:p>-9.99999999962142</text:p>
          </table:table-cell>
          <table:table-cell table:number-columns-repeated="4"/>
        </table:table-row>
        <table:table-row table:style-name="ro1">
          <table:table-cell office:value-type="float" office:value="1.41756" calcext:value-type="float">
            <text:p>1.41756</text:p>
          </table:table-cell>
          <table:table-cell table:formula="of:=([.A393]-[.A392])/[.$H$3]" office:value-type="float" office:value="0.579999999999803" calcext:value-type="float">
            <text:p>0.579999999999803</text:p>
          </table:table-cell>
          <table:table-cell table:formula="of:=([.B393]-[.B392])/[.$H$3]" office:value-type="float" office:value="-0.000000000444089209850063" calcext:value-type="float">
            <text:p>-4.44089209850063E-10</text:p>
          </table:table-cell>
          <table:table-cell table:formula="of:=MAX(MIN([.C393];16);-16)" office:value-type="float" office:value="-0.000000000444089209850063" calcext:value-type="float">
            <text:p>-4.44089209850063E-10</text:p>
          </table:table-cell>
          <table:table-cell table:number-columns-repeated="4"/>
        </table:table-row>
        <table:table-row table:style-name="ro1">
          <table:table-cell office:value-type="float" office:value="1.41813" calcext:value-type="float">
            <text:p>1.41813</text:p>
          </table:table-cell>
          <table:table-cell table:formula="of:=([.A394]-[.A393])/[.$H$3]" office:value-type="float" office:value="0.570000000000182" calcext:value-type="float">
            <text:p>0.570000000000182</text:p>
          </table:table-cell>
          <table:table-cell table:formula="of:=([.B394]-[.B393])/[.$H$3]" office:value-type="float" office:value="-9.99999999962142" calcext:value-type="float">
            <text:p>-9.99999999962142</text:p>
          </table:table-cell>
          <table:table-cell table:formula="of:=MAX(MIN([.C394];16);-16)" office:value-type="float" office:value="-9.99999999962142" calcext:value-type="float">
            <text:p>-9.99999999962142</text:p>
          </table:table-cell>
          <table:table-cell table:number-columns-repeated="4"/>
        </table:table-row>
        <table:table-row table:style-name="ro1">
          <table:table-cell office:value-type="float" office:value="1.41869" calcext:value-type="float">
            <text:p>1.41869</text:p>
          </table:table-cell>
          <table:table-cell table:formula="of:=([.A395]-[.A394])/[.$H$3]" office:value-type="float" office:value="0.559999999999894" calcext:value-type="float">
            <text:p>0.559999999999894</text:p>
          </table:table-cell>
          <table:table-cell table:formula="of:=([.B395]-[.B394])/[.$H$3]" office:value-type="float" office:value="-10.0000000002876" calcext:value-type="float">
            <text:p>-10.0000000002876</text:p>
          </table:table-cell>
          <table:table-cell table:formula="of:=MAX(MIN([.C395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41924" calcext:value-type="float">
            <text:p>1.41924</text:p>
          </table:table-cell>
          <table:table-cell table:formula="of:=([.A396]-[.A395])/[.$H$3]" office:value-type="float" office:value="0.55000000000005" calcext:value-type="float">
            <text:p>0.55000000000005</text:p>
          </table:table-cell>
          <table:table-cell table:formula="of:=([.B396]-[.B395])/[.$H$3]" office:value-type="float" office:value="-9.99999999984347" calcext:value-type="float">
            <text:p>-9.99999999984347</text:p>
          </table:table-cell>
          <table:table-cell table:formula="of:=MAX(MIN([.C39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1979" calcext:value-type="float">
            <text:p>1.41979</text:p>
          </table:table-cell>
          <table:table-cell table:formula="of:=([.A397]-[.A396])/[.$H$3]" office:value-type="float" office:value="0.55000000000005" calcext:value-type="float">
            <text:p>0.55000000000005</text:p>
          </table:table-cell>
          <table:table-cell table:formula="of:=([.B397]-[.B396])/[.$H$3]" office:value-type="float" office:value="0" calcext:value-type="float">
            <text:p>0</text:p>
          </table:table-cell>
          <table:table-cell table:formula="of:=MAX(MIN([.C39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2033" calcext:value-type="float">
            <text:p>1.42033</text:p>
          </table:table-cell>
          <table:table-cell table:formula="of:=([.A398]-[.A397])/[.$H$3]" office:value-type="float" office:value="0.539999999999985" calcext:value-type="float">
            <text:p>0.539999999999985</text:p>
          </table:table-cell>
          <table:table-cell table:formula="of:=([.B398]-[.B397])/[.$H$3]" office:value-type="float" office:value="-10.0000000000655" calcext:value-type="float">
            <text:p>-10.0000000000655</text:p>
          </table:table-cell>
          <table:table-cell table:formula="of:=MAX(MIN([.C39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086" calcext:value-type="float">
            <text:p>1.42086</text:p>
          </table:table-cell>
          <table:table-cell table:formula="of:=([.A399]-[.A398])/[.$H$3]" office:value-type="float" office:value="0.529999999999919" calcext:value-type="float">
            <text:p>0.529999999999919</text:p>
          </table:table-cell>
          <table:table-cell table:formula="of:=([.B399]-[.B398])/[.$H$3]" office:value-type="float" office:value="-10.0000000000655" calcext:value-type="float">
            <text:p>-10.0000000000655</text:p>
          </table:table-cell>
          <table:table-cell table:formula="of:=MAX(MIN([.C39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138" calcext:value-type="float">
            <text:p>1.42138</text:p>
          </table:table-cell>
          <table:table-cell table:formula="of:=([.A400]-[.A399])/[.$H$3]" office:value-type="float" office:value="0.520000000000076" calcext:value-type="float">
            <text:p>0.520000000000076</text:p>
          </table:table-cell>
          <table:table-cell table:formula="of:=([.B400]-[.B399])/[.$H$3]" office:value-type="float" office:value="-9.99999999984347" calcext:value-type="float">
            <text:p>-9.99999999984347</text:p>
          </table:table-cell>
          <table:table-cell table:formula="of:=MAX(MIN([.C40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2189" calcext:value-type="float">
            <text:p>1.42189</text:p>
          </table:table-cell>
          <table:table-cell table:formula="of:=([.A401]-[.A400])/[.$H$3]" office:value-type="float" office:value="0.51000000000001" calcext:value-type="float">
            <text:p>0.51000000000001</text:p>
          </table:table-cell>
          <table:table-cell table:formula="of:=([.B401]-[.B400])/[.$H$3]" office:value-type="float" office:value="-10.0000000000655" calcext:value-type="float">
            <text:p>-10.0000000000655</text:p>
          </table:table-cell>
          <table:table-cell table:formula="of:=MAX(MIN([.C40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24" calcext:value-type="float">
            <text:p>1.4224</text:p>
          </table:table-cell>
          <table:table-cell table:formula="of:=([.A402]-[.A401])/[.$H$3]" office:value-type="float" office:value="0.51000000000001" calcext:value-type="float">
            <text:p>0.51000000000001</text:p>
          </table:table-cell>
          <table:table-cell table:formula="of:=([.B402]-[.B401])/[.$H$3]" office:value-type="float" office:value="0" calcext:value-type="float">
            <text:p>0</text:p>
          </table:table-cell>
          <table:table-cell table:formula="of:=MAX(MIN([.C40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229" calcext:value-type="float">
            <text:p>1.4229</text:p>
          </table:table-cell>
          <table:table-cell table:formula="of:=([.A403]-[.A402])/[.$H$3]" office:value-type="float" office:value="0.499999999999945" calcext:value-type="float">
            <text:p>0.499999999999945</text:p>
          </table:table-cell>
          <table:table-cell table:formula="of:=([.B403]-[.B402])/[.$H$3]" office:value-type="float" office:value="-10.0000000000655" calcext:value-type="float">
            <text:p>-10.0000000000655</text:p>
          </table:table-cell>
          <table:table-cell table:formula="of:=MAX(MIN([.C40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339" calcext:value-type="float">
            <text:p>1.42339</text:p>
          </table:table-cell>
          <table:table-cell table:formula="of:=([.A404]-[.A403])/[.$H$3]" office:value-type="float" office:value="0.489999999999879" calcext:value-type="float">
            <text:p>0.489999999999879</text:p>
          </table:table-cell>
          <table:table-cell table:formula="of:=([.B404]-[.B403])/[.$H$3]" office:value-type="float" office:value="-10.0000000000655" calcext:value-type="float">
            <text:p>-10.0000000000655</text:p>
          </table:table-cell>
          <table:table-cell table:formula="of:=MAX(MIN([.C40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388" calcext:value-type="float">
            <text:p>1.42388</text:p>
          </table:table-cell>
          <table:table-cell table:formula="of:=([.A405]-[.A404])/[.$H$3]" office:value-type="float" office:value="0.490000000000101" calcext:value-type="float">
            <text:p>0.490000000000101</text:p>
          </table:table-cell>
          <table:table-cell table:formula="of:=([.B405]-[.B404])/[.$H$3]" office:value-type="float" office:value="0.000000000222044604925031" calcext:value-type="float">
            <text:p>2.22044604925031E-10</text:p>
          </table:table-cell>
          <table:table-cell table:formula="of:=MAX(MIN([.C405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42435" calcext:value-type="float">
            <text:p>1.42435</text:p>
          </table:table-cell>
          <table:table-cell table:formula="of:=([.A406]-[.A405])/[.$H$3]" office:value-type="float" office:value="0.46999999999997" calcext:value-type="float">
            <text:p>0.46999999999997</text:p>
          </table:table-cell>
          <table:table-cell table:formula="of:=([.B406]-[.B405])/[.$H$3]" office:value-type="float" office:value="-20.000000000131" calcext:value-type="float">
            <text:p>-20.000000000131</text:p>
          </table:table-cell>
          <table:table-cell table:formula="of:=MAX(MIN([.C406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2482" calcext:value-type="float">
            <text:p>1.42482</text:p>
          </table:table-cell>
          <table:table-cell table:formula="of:=([.A407]-[.A406])/[.$H$3]" office:value-type="float" office:value="0.46999999999997" calcext:value-type="float">
            <text:p>0.46999999999997</text:p>
          </table:table-cell>
          <table:table-cell table:formula="of:=([.B407]-[.B406])/[.$H$3]" office:value-type="float" office:value="0" calcext:value-type="float">
            <text:p>0</text:p>
          </table:table-cell>
          <table:table-cell table:formula="of:=MAX(MIN([.C40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2528" calcext:value-type="float">
            <text:p>1.42528</text:p>
          </table:table-cell>
          <table:table-cell table:formula="of:=([.A408]-[.A407])/[.$H$3]" office:value-type="float" office:value="0.460000000000127" calcext:value-type="float">
            <text:p>0.460000000000127</text:p>
          </table:table-cell>
          <table:table-cell table:formula="of:=([.B408]-[.B407])/[.$H$3]" office:value-type="float" office:value="-9.99999999984347" calcext:value-type="float">
            <text:p>-9.99999999984347</text:p>
          </table:table-cell>
          <table:table-cell table:formula="of:=MAX(MIN([.C40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2573" calcext:value-type="float">
            <text:p>1.42573</text:p>
          </table:table-cell>
          <table:table-cell table:formula="of:=([.A409]-[.A408])/[.$H$3]" office:value-type="float" office:value="0.450000000000061" calcext:value-type="float">
            <text:p>0.450000000000061</text:p>
          </table:table-cell>
          <table:table-cell table:formula="of:=([.B409]-[.B408])/[.$H$3]" office:value-type="float" office:value="-10.0000000000655" calcext:value-type="float">
            <text:p>-10.0000000000655</text:p>
          </table:table-cell>
          <table:table-cell table:formula="of:=MAX(MIN([.C40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618" calcext:value-type="float">
            <text:p>1.42618</text:p>
          </table:table-cell>
          <table:table-cell table:formula="of:=([.A410]-[.A409])/[.$H$3]" office:value-type="float" office:value="0.449999999999839" calcext:value-type="float">
            <text:p>0.449999999999839</text:p>
          </table:table-cell>
          <table:table-cell table:formula="of:=([.B410]-[.B409])/[.$H$3]" office:value-type="float" office:value="-0.000000000222044604925031" calcext:value-type="float">
            <text:p>-2.22044604925031E-10</text:p>
          </table:table-cell>
          <table:table-cell table:formula="of:=MAX(MIN([.C410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42662" calcext:value-type="float">
            <text:p>1.42662</text:p>
          </table:table-cell>
          <table:table-cell table:formula="of:=([.A411]-[.A410])/[.$H$3]" office:value-type="float" office:value="0.439999999999996" calcext:value-type="float">
            <text:p>0.439999999999996</text:p>
          </table:table-cell>
          <table:table-cell table:formula="of:=([.B411]-[.B410])/[.$H$3]" office:value-type="float" office:value="-9.99999999984347" calcext:value-type="float">
            <text:p>-9.99999999984347</text:p>
          </table:table-cell>
          <table:table-cell table:formula="of:=MAX(MIN([.C411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2705" calcext:value-type="float">
            <text:p>1.42705</text:p>
          </table:table-cell>
          <table:table-cell table:formula="of:=([.A412]-[.A411])/[.$H$3]" office:value-type="float" office:value="0.42999999999993" calcext:value-type="float">
            <text:p>0.42999999999993</text:p>
          </table:table-cell>
          <table:table-cell table:formula="of:=([.B412]-[.B411])/[.$H$3]" office:value-type="float" office:value="-10.0000000000655" calcext:value-type="float">
            <text:p>-10.0000000000655</text:p>
          </table:table-cell>
          <table:table-cell table:formula="of:=MAX(MIN([.C41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747" calcext:value-type="float">
            <text:p>1.42747</text:p>
          </table:table-cell>
          <table:table-cell table:formula="of:=([.A413]-[.A412])/[.$H$3]" office:value-type="float" office:value="0.420000000000087" calcext:value-type="float">
            <text:p>0.420000000000087</text:p>
          </table:table-cell>
          <table:table-cell table:formula="of:=([.B413]-[.B412])/[.$H$3]" office:value-type="float" office:value="-9.99999999984347" calcext:value-type="float">
            <text:p>-9.99999999984347</text:p>
          </table:table-cell>
          <table:table-cell table:formula="of:=MAX(MIN([.C41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2788" calcext:value-type="float">
            <text:p>1.42788</text:p>
          </table:table-cell>
          <table:table-cell table:formula="of:=([.A414]-[.A413])/[.$H$3]" office:value-type="float" office:value="0.410000000000021" calcext:value-type="float">
            <text:p>0.410000000000021</text:p>
          </table:table-cell>
          <table:table-cell table:formula="of:=([.B414]-[.B413])/[.$H$3]" office:value-type="float" office:value="-10.0000000000655" calcext:value-type="float">
            <text:p>-10.0000000000655</text:p>
          </table:table-cell>
          <table:table-cell table:formula="of:=MAX(MIN([.C41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829" calcext:value-type="float">
            <text:p>1.42829</text:p>
          </table:table-cell>
          <table:table-cell table:formula="of:=([.A415]-[.A414])/[.$H$3]" office:value-type="float" office:value="0.410000000000021" calcext:value-type="float">
            <text:p>0.410000000000021</text:p>
          </table:table-cell>
          <table:table-cell table:formula="of:=([.B415]-[.B414])/[.$H$3]" office:value-type="float" office:value="0" calcext:value-type="float">
            <text:p>0</text:p>
          </table:table-cell>
          <table:table-cell table:formula="of:=MAX(MIN([.C415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2869" calcext:value-type="float">
            <text:p>1.42869</text:p>
          </table:table-cell>
          <table:table-cell table:formula="of:=([.A416]-[.A415])/[.$H$3]" office:value-type="float" office:value="0.399999999999956" calcext:value-type="float">
            <text:p>0.399999999999956</text:p>
          </table:table-cell>
          <table:table-cell table:formula="of:=([.B416]-[.B415])/[.$H$3]" office:value-type="float" office:value="-10.0000000000655" calcext:value-type="float">
            <text:p>-10.0000000000655</text:p>
          </table:table-cell>
          <table:table-cell table:formula="of:=MAX(MIN([.C41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908" calcext:value-type="float">
            <text:p>1.42908</text:p>
          </table:table-cell>
          <table:table-cell table:formula="of:=([.A417]-[.A416])/[.$H$3]" office:value-type="float" office:value="0.38999999999989" calcext:value-type="float">
            <text:p>0.38999999999989</text:p>
          </table:table-cell>
          <table:table-cell table:formula="of:=([.B417]-[.B416])/[.$H$3]" office:value-type="float" office:value="-10.0000000000655" calcext:value-type="float">
            <text:p>-10.0000000000655</text:p>
          </table:table-cell>
          <table:table-cell table:formula="of:=MAX(MIN([.C41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2946" calcext:value-type="float">
            <text:p>1.42946</text:p>
          </table:table-cell>
          <table:table-cell table:formula="of:=([.A418]-[.A417])/[.$H$3]" office:value-type="float" office:value="0.380000000000047" calcext:value-type="float">
            <text:p>0.380000000000047</text:p>
          </table:table-cell>
          <table:table-cell table:formula="of:=([.B418]-[.B417])/[.$H$3]" office:value-type="float" office:value="-9.99999999984347" calcext:value-type="float">
            <text:p>-9.99999999984347</text:p>
          </table:table-cell>
          <table:table-cell table:formula="of:=MAX(MIN([.C41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2984" calcext:value-type="float">
            <text:p>1.42984</text:p>
          </table:table-cell>
          <table:table-cell table:formula="of:=([.A419]-[.A418])/[.$H$3]" office:value-type="float" office:value="0.380000000000047" calcext:value-type="float">
            <text:p>0.380000000000047</text:p>
          </table:table-cell>
          <table:table-cell table:formula="of:=([.B419]-[.B418])/[.$H$3]" office:value-type="float" office:value="0" calcext:value-type="float">
            <text:p>0</text:p>
          </table:table-cell>
          <table:table-cell table:formula="of:=MAX(MIN([.C41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02" calcext:value-type="float">
            <text:p>1.4302</text:p>
          </table:table-cell>
          <table:table-cell table:formula="of:=([.A420]-[.A419])/[.$H$3]" office:value-type="float" office:value="0.360000000000138" calcext:value-type="float">
            <text:p>0.360000000000138</text:p>
          </table:table-cell>
          <table:table-cell table:formula="of:=([.B420]-[.B419])/[.$H$3]" office:value-type="float" office:value="-19.999999999909" calcext:value-type="float">
            <text:p>-19.999999999909</text:p>
          </table:table-cell>
          <table:table-cell table:formula="of:=MAX(MIN([.C420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3056" calcext:value-type="float">
            <text:p>1.43056</text:p>
          </table:table-cell>
          <table:table-cell table:formula="of:=([.A421]-[.A420])/[.$H$3]" office:value-type="float" office:value="0.359999999999916" calcext:value-type="float">
            <text:p>0.359999999999916</text:p>
          </table:table-cell>
          <table:table-cell table:formula="of:=([.B421]-[.B420])/[.$H$3]" office:value-type="float" office:value="-0.000000000222044604925031" calcext:value-type="float">
            <text:p>-2.22044604925031E-10</text:p>
          </table:table-cell>
          <table:table-cell table:formula="of:=MAX(MIN([.C421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43092" calcext:value-type="float">
            <text:p>1.43092</text:p>
          </table:table-cell>
          <table:table-cell table:formula="of:=([.A422]-[.A421])/[.$H$3]" office:value-type="float" office:value="0.359999999999916" calcext:value-type="float">
            <text:p>0.359999999999916</text:p>
          </table:table-cell>
          <table:table-cell table:formula="of:=([.B422]-[.B421])/[.$H$3]" office:value-type="float" office:value="0" calcext:value-type="float">
            <text:p>0</text:p>
          </table:table-cell>
          <table:table-cell table:formula="of:=MAX(MIN([.C42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126" calcext:value-type="float">
            <text:p>1.43126</text:p>
          </table:table-cell>
          <table:table-cell table:formula="of:=([.A423]-[.A422])/[.$H$3]" office:value-type="float" office:value="0.340000000000007" calcext:value-type="float">
            <text:p>0.340000000000007</text:p>
          </table:table-cell>
          <table:table-cell table:formula="of:=([.B423]-[.B422])/[.$H$3]" office:value-type="float" office:value="-19.999999999909" calcext:value-type="float">
            <text:p>-19.999999999909</text:p>
          </table:table-cell>
          <table:table-cell table:formula="of:=MAX(MIN([.C42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316" calcext:value-type="float">
            <text:p>1.4316</text:p>
          </table:table-cell>
          <table:table-cell table:formula="of:=([.A424]-[.A423])/[.$H$3]" office:value-type="float" office:value="0.340000000000007" calcext:value-type="float">
            <text:p>0.340000000000007</text:p>
          </table:table-cell>
          <table:table-cell table:formula="of:=([.B424]-[.B423])/[.$H$3]" office:value-type="float" office:value="0" calcext:value-type="float">
            <text:p>0</text:p>
          </table:table-cell>
          <table:table-cell table:formula="of:=MAX(MIN([.C42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192" calcext:value-type="float">
            <text:p>1.43192</text:p>
          </table:table-cell>
          <table:table-cell table:formula="of:=([.A425]-[.A424])/[.$H$3]" office:value-type="float" office:value="0.320000000000098" calcext:value-type="float">
            <text:p>0.320000000000098</text:p>
          </table:table-cell>
          <table:table-cell table:formula="of:=([.B425]-[.B424])/[.$H$3]" office:value-type="float" office:value="-19.999999999909" calcext:value-type="float">
            <text:p>-19.999999999909</text:p>
          </table:table-cell>
          <table:table-cell table:formula="of:=MAX(MIN([.C425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3225" calcext:value-type="float">
            <text:p>1.43225</text:p>
          </table:table-cell>
          <table:table-cell table:formula="of:=([.A426]-[.A425])/[.$H$3]" office:value-type="float" office:value="0.329999999999941" calcext:value-type="float">
            <text:p>0.329999999999941</text:p>
          </table:table-cell>
          <table:table-cell table:formula="of:=([.B426]-[.B425])/[.$H$3]" office:value-type="float" office:value="9.99999999984347" calcext:value-type="float">
            <text:p>9.99999999984347</text:p>
          </table:table-cell>
          <table:table-cell table:formula="of:=MAX(MIN([.C426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1.43256" calcext:value-type="float">
            <text:p>1.43256</text:p>
          </table:table-cell>
          <table:table-cell table:formula="of:=([.A427]-[.A426])/[.$H$3]" office:value-type="float" office:value="0.310000000000032" calcext:value-type="float">
            <text:p>0.310000000000032</text:p>
          </table:table-cell>
          <table:table-cell table:formula="of:=([.B427]-[.B426])/[.$H$3]" office:value-type="float" office:value="-19.999999999909" calcext:value-type="float">
            <text:p>-19.999999999909</text:p>
          </table:table-cell>
          <table:table-cell table:formula="of:=MAX(MIN([.C42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3286" calcext:value-type="float">
            <text:p>1.43286</text:p>
          </table:table-cell>
          <table:table-cell table:formula="of:=([.A428]-[.A427])/[.$H$3]" office:value-type="float" office:value="0.299999999999967" calcext:value-type="float">
            <text:p>0.299999999999967</text:p>
          </table:table-cell>
          <table:table-cell table:formula="of:=([.B428]-[.B427])/[.$H$3]" office:value-type="float" office:value="-10.0000000000655" calcext:value-type="float">
            <text:p>-10.0000000000655</text:p>
          </table:table-cell>
          <table:table-cell table:formula="of:=MAX(MIN([.C42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316" calcext:value-type="float">
            <text:p>1.43316</text:p>
          </table:table-cell>
          <table:table-cell table:formula="of:=([.A429]-[.A428])/[.$H$3]" office:value-type="float" office:value="0.299999999999967" calcext:value-type="float">
            <text:p>0.299999999999967</text:p>
          </table:table-cell>
          <table:table-cell table:formula="of:=([.B429]-[.B428])/[.$H$3]" office:value-type="float" office:value="0" calcext:value-type="float">
            <text:p>0</text:p>
          </table:table-cell>
          <table:table-cell table:formula="of:=MAX(MIN([.C429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345" calcext:value-type="float">
            <text:p>1.43345</text:p>
          </table:table-cell>
          <table:table-cell table:formula="of:=([.A430]-[.A429])/[.$H$3]" office:value-type="float" office:value="0.290000000000123" calcext:value-type="float">
            <text:p>0.290000000000123</text:p>
          </table:table-cell>
          <table:table-cell table:formula="of:=([.B430]-[.B429])/[.$H$3]" office:value-type="float" office:value="-9.99999999984347" calcext:value-type="float">
            <text:p>-9.99999999984347</text:p>
          </table:table-cell>
          <table:table-cell table:formula="of:=MAX(MIN([.C43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3373" calcext:value-type="float">
            <text:p>1.43373</text:p>
          </table:table-cell>
          <table:table-cell table:formula="of:=([.A431]-[.A430])/[.$H$3]" office:value-type="float" office:value="0.280000000000058" calcext:value-type="float">
            <text:p>0.280000000000058</text:p>
          </table:table-cell>
          <table:table-cell table:formula="of:=([.B431]-[.B430])/[.$H$3]" office:value-type="float" office:value="-10.0000000000655" calcext:value-type="float">
            <text:p>-10.0000000000655</text:p>
          </table:table-cell>
          <table:table-cell table:formula="of:=MAX(MIN([.C43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4" calcext:value-type="float">
            <text:p>1.434</text:p>
          </table:table-cell>
          <table:table-cell table:formula="of:=([.A432]-[.A431])/[.$H$3]" office:value-type="float" office:value="0.26999999999977" calcext:value-type="float">
            <text:p>0.26999999999977</text:p>
          </table:table-cell>
          <table:table-cell table:formula="of:=([.B432]-[.B431])/[.$H$3]" office:value-type="float" office:value="-10.0000000002876" calcext:value-type="float">
            <text:p>-10.0000000002876</text:p>
          </table:table-cell>
          <table:table-cell table:formula="of:=MAX(MIN([.C432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43427" calcext:value-type="float">
            <text:p>1.43427</text:p>
          </table:table-cell>
          <table:table-cell table:formula="of:=([.A433]-[.A432])/[.$H$3]" office:value-type="float" office:value="0.270000000000215" calcext:value-type="float">
            <text:p>0.270000000000215</text:p>
          </table:table-cell>
          <table:table-cell table:formula="of:=([.B433]-[.B432])/[.$H$3]" office:value-type="float" office:value="0.000000000444089209850063" calcext:value-type="float">
            <text:p>4.44089209850063E-10</text:p>
          </table:table-cell>
          <table:table-cell table:formula="of:=MAX(MIN([.C433];16);-16)" office:value-type="float" office:value="0.000000000444089209850063" calcext:value-type="float">
            <text:p>4.44089209850063E-10</text:p>
          </table:table-cell>
          <table:table-cell table:number-columns-repeated="4"/>
        </table:table-row>
        <table:table-row table:style-name="ro1">
          <table:table-cell office:value-type="float" office:value="1.43453" calcext:value-type="float">
            <text:p>1.43453</text:p>
          </table:table-cell>
          <table:table-cell table:formula="of:=([.A434]-[.A433])/[.$H$3]" office:value-type="float" office:value="0.259999999999927" calcext:value-type="float">
            <text:p>0.259999999999927</text:p>
          </table:table-cell>
          <table:table-cell table:formula="of:=([.B434]-[.B433])/[.$H$3]" office:value-type="float" office:value="-10.0000000002876" calcext:value-type="float">
            <text:p>-10.0000000002876</text:p>
          </table:table-cell>
          <table:table-cell table:formula="of:=MAX(MIN([.C434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43478" calcext:value-type="float">
            <text:p>1.43478</text:p>
          </table:table-cell>
          <table:table-cell table:formula="of:=([.A435]-[.A434])/[.$H$3]" office:value-type="float" office:value="0.249999999999861" calcext:value-type="float">
            <text:p>0.249999999999861</text:p>
          </table:table-cell>
          <table:table-cell table:formula="of:=([.B435]-[.B434])/[.$H$3]" office:value-type="float" office:value="-10.0000000000655" calcext:value-type="float">
            <text:p>-10.0000000000655</text:p>
          </table:table-cell>
          <table:table-cell table:formula="of:=MAX(MIN([.C43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502" calcext:value-type="float">
            <text:p>1.43502</text:p>
          </table:table-cell>
          <table:table-cell table:formula="of:=([.A436]-[.A435])/[.$H$3]" office:value-type="float" office:value="0.240000000000018" calcext:value-type="float">
            <text:p>0.240000000000018</text:p>
          </table:table-cell>
          <table:table-cell table:formula="of:=([.B436]-[.B435])/[.$H$3]" office:value-type="float" office:value="-9.99999999984347" calcext:value-type="float">
            <text:p>-9.99999999984347</text:p>
          </table:table-cell>
          <table:table-cell table:formula="of:=MAX(MIN([.C43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3525" calcext:value-type="float">
            <text:p>1.43525</text:p>
          </table:table-cell>
          <table:table-cell table:formula="of:=([.A437]-[.A436])/[.$H$3]" office:value-type="float" office:value="0.229999999999952" calcext:value-type="float">
            <text:p>0.229999999999952</text:p>
          </table:table-cell>
          <table:table-cell table:formula="of:=([.B437]-[.B436])/[.$H$3]" office:value-type="float" office:value="-10.0000000000655" calcext:value-type="float">
            <text:p>-10.0000000000655</text:p>
          </table:table-cell>
          <table:table-cell table:formula="of:=MAX(MIN([.C43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548" calcext:value-type="float">
            <text:p>1.43548</text:p>
          </table:table-cell>
          <table:table-cell table:formula="of:=([.A438]-[.A437])/[.$H$3]" office:value-type="float" office:value="0.230000000000174" calcext:value-type="float">
            <text:p>0.230000000000174</text:p>
          </table:table-cell>
          <table:table-cell table:formula="of:=([.B438]-[.B437])/[.$H$3]" office:value-type="float" office:value="0.000000000222044604925031" calcext:value-type="float">
            <text:p>2.22044604925031E-10</text:p>
          </table:table-cell>
          <table:table-cell table:formula="of:=MAX(MIN([.C438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4357" calcext:value-type="float">
            <text:p>1.4357</text:p>
          </table:table-cell>
          <table:table-cell table:formula="of:=([.A439]-[.A438])/[.$H$3]" office:value-type="float" office:value="0.219999999999887" calcext:value-type="float">
            <text:p>0.219999999999887</text:p>
          </table:table-cell>
          <table:table-cell table:formula="of:=([.B439]-[.B438])/[.$H$3]" office:value-type="float" office:value="-10.0000000002876" calcext:value-type="float">
            <text:p>-10.0000000002876</text:p>
          </table:table-cell>
          <table:table-cell table:formula="of:=MAX(MIN([.C439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43591" calcext:value-type="float">
            <text:p>1.43591</text:p>
          </table:table-cell>
          <table:table-cell table:formula="of:=([.A440]-[.A439])/[.$H$3]" office:value-type="float" office:value="0.210000000000043" calcext:value-type="float">
            <text:p>0.210000000000043</text:p>
          </table:table-cell>
          <table:table-cell table:formula="of:=([.B440]-[.B439])/[.$H$3]" office:value-type="float" office:value="-9.99999999984347" calcext:value-type="float">
            <text:p>-9.99999999984347</text:p>
          </table:table-cell>
          <table:table-cell table:formula="of:=MAX(MIN([.C44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3611" calcext:value-type="float">
            <text:p>1.43611</text:p>
          </table:table-cell>
          <table:table-cell table:formula="of:=([.A441]-[.A440])/[.$H$3]" office:value-type="float" office:value="0.199999999999978" calcext:value-type="float">
            <text:p>0.199999999999978</text:p>
          </table:table-cell>
          <table:table-cell table:formula="of:=([.B441]-[.B440])/[.$H$3]" office:value-type="float" office:value="-10.0000000000655" calcext:value-type="float">
            <text:p>-10.0000000000655</text:p>
          </table:table-cell>
          <table:table-cell table:formula="of:=MAX(MIN([.C44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631" calcext:value-type="float">
            <text:p>1.43631</text:p>
          </table:table-cell>
          <table:table-cell table:formula="of:=([.A442]-[.A441])/[.$H$3]" office:value-type="float" office:value="0.199999999999978" calcext:value-type="float">
            <text:p>0.199999999999978</text:p>
          </table:table-cell>
          <table:table-cell table:formula="of:=([.B442]-[.B441])/[.$H$3]" office:value-type="float" office:value="0" calcext:value-type="float">
            <text:p>0</text:p>
          </table:table-cell>
          <table:table-cell table:formula="of:=MAX(MIN([.C44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649" calcext:value-type="float">
            <text:p>1.43649</text:p>
          </table:table-cell>
          <table:table-cell table:formula="of:=([.A443]-[.A442])/[.$H$3]" office:value-type="float" office:value="0.180000000000069" calcext:value-type="float">
            <text:p>0.180000000000069</text:p>
          </table:table-cell>
          <table:table-cell table:formula="of:=([.B443]-[.B442])/[.$H$3]" office:value-type="float" office:value="-19.999999999909" calcext:value-type="float">
            <text:p>-19.999999999909</text:p>
          </table:table-cell>
          <table:table-cell table:formula="of:=MAX(MIN([.C443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3667" calcext:value-type="float">
            <text:p>1.43667</text:p>
          </table:table-cell>
          <table:table-cell table:formula="of:=([.A444]-[.A443])/[.$H$3]" office:value-type="float" office:value="0.180000000000069" calcext:value-type="float">
            <text:p>0.180000000000069</text:p>
          </table:table-cell>
          <table:table-cell table:formula="of:=([.B444]-[.B443])/[.$H$3]" office:value-type="float" office:value="0" calcext:value-type="float">
            <text:p>0</text:p>
          </table:table-cell>
          <table:table-cell table:formula="of:=MAX(MIN([.C44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684" calcext:value-type="float">
            <text:p>1.43684</text:p>
          </table:table-cell>
          <table:table-cell table:formula="of:=([.A445]-[.A444])/[.$H$3]" office:value-type="float" office:value="0.170000000000003" calcext:value-type="float">
            <text:p>0.170000000000003</text:p>
          </table:table-cell>
          <table:table-cell table:formula="of:=([.B445]-[.B444])/[.$H$3]" office:value-type="float" office:value="-10.0000000000655" calcext:value-type="float">
            <text:p>-10.0000000000655</text:p>
          </table:table-cell>
          <table:table-cell table:formula="of:=MAX(MIN([.C44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701" calcext:value-type="float">
            <text:p>1.43701</text:p>
          </table:table-cell>
          <table:table-cell table:formula="of:=([.A446]-[.A445])/[.$H$3]" office:value-type="float" office:value="0.169999999999781" calcext:value-type="float">
            <text:p>0.169999999999781</text:p>
          </table:table-cell>
          <table:table-cell table:formula="of:=([.B446]-[.B445])/[.$H$3]" office:value-type="float" office:value="-0.000000000222044604925031" calcext:value-type="float">
            <text:p>-2.22044604925031E-10</text:p>
          </table:table-cell>
          <table:table-cell table:formula="of:=MAX(MIN([.C446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43716" calcext:value-type="float">
            <text:p>1.43716</text:p>
          </table:table-cell>
          <table:table-cell table:formula="of:=([.A447]-[.A446])/[.$H$3]" office:value-type="float" office:value="0.150000000000095" calcext:value-type="float">
            <text:p>0.150000000000095</text:p>
          </table:table-cell>
          <table:table-cell table:formula="of:=([.B447]-[.B446])/[.$H$3]" office:value-type="float" office:value="-19.9999999996869" calcext:value-type="float">
            <text:p>-19.9999999996869</text:p>
          </table:table-cell>
          <table:table-cell table:formula="of:=MAX(MIN([.C447];16);-16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float" office:value="1.43731" calcext:value-type="float">
            <text:p>1.43731</text:p>
          </table:table-cell>
          <table:table-cell table:formula="of:=([.A448]-[.A447])/[.$H$3]" office:value-type="float" office:value="0.150000000000095" calcext:value-type="float">
            <text:p>0.150000000000095</text:p>
          </table:table-cell>
          <table:table-cell table:formula="of:=([.B448]-[.B447])/[.$H$3]" office:value-type="float" office:value="0" calcext:value-type="float">
            <text:p>0</text:p>
          </table:table-cell>
          <table:table-cell table:formula="of:=MAX(MIN([.C44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745" calcext:value-type="float">
            <text:p>1.43745</text:p>
          </table:table-cell>
          <table:table-cell table:formula="of:=([.A449]-[.A448])/[.$H$3]" office:value-type="float" office:value="0.140000000000029" calcext:value-type="float">
            <text:p>0.140000000000029</text:p>
          </table:table-cell>
          <table:table-cell table:formula="of:=([.B449]-[.B448])/[.$H$3]" office:value-type="float" office:value="-10.0000000000655" calcext:value-type="float">
            <text:p>-10.0000000000655</text:p>
          </table:table-cell>
          <table:table-cell table:formula="of:=MAX(MIN([.C44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758" calcext:value-type="float">
            <text:p>1.43758</text:p>
          </table:table-cell>
          <table:table-cell table:formula="of:=([.A450]-[.A449])/[.$H$3]" office:value-type="float" office:value="0.129999999999963" calcext:value-type="float">
            <text:p>0.129999999999963</text:p>
          </table:table-cell>
          <table:table-cell table:formula="of:=([.B450]-[.B449])/[.$H$3]" office:value-type="float" office:value="-10.0000000000655" calcext:value-type="float">
            <text:p>-10.0000000000655</text:p>
          </table:table-cell>
          <table:table-cell table:formula="of:=MAX(MIN([.C45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77" calcext:value-type="float">
            <text:p>1.4377</text:p>
          </table:table-cell>
          <table:table-cell table:formula="of:=([.A451]-[.A450])/[.$H$3]" office:value-type="float" office:value="0.119999999999898" calcext:value-type="float">
            <text:p>0.119999999999898</text:p>
          </table:table-cell>
          <table:table-cell table:formula="of:=([.B451]-[.B450])/[.$H$3]" office:value-type="float" office:value="-10.0000000000655" calcext:value-type="float">
            <text:p>-10.0000000000655</text:p>
          </table:table-cell>
          <table:table-cell table:formula="of:=MAX(MIN([.C45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782" calcext:value-type="float">
            <text:p>1.43782</text:p>
          </table:table-cell>
          <table:table-cell table:formula="of:=([.A452]-[.A451])/[.$H$3]" office:value-type="float" office:value="0.12000000000012" calcext:value-type="float">
            <text:p>0.12000000000012</text:p>
          </table:table-cell>
          <table:table-cell table:formula="of:=([.B452]-[.B451])/[.$H$3]" office:value-type="float" office:value="0.000000000222044604925031" calcext:value-type="float">
            <text:p>2.22044604925031E-10</text:p>
          </table:table-cell>
          <table:table-cell table:formula="of:=MAX(MIN([.C452];16);-16)" office:value-type="float" office:value="0.000000000222044604925031" calcext:value-type="float">
            <text:p>2.22044604925031E-10</text:p>
          </table:table-cell>
          <table:table-cell table:number-columns-repeated="4"/>
        </table:table-row>
        <table:table-row table:style-name="ro1">
          <table:table-cell office:value-type="float" office:value="1.43793" calcext:value-type="float">
            <text:p>1.43793</text:p>
          </table:table-cell>
          <table:table-cell table:formula="of:=([.A453]-[.A452])/[.$H$3]" office:value-type="float" office:value="0.110000000000055" calcext:value-type="float">
            <text:p>0.110000000000055</text:p>
          </table:table-cell>
          <table:table-cell table:formula="of:=([.B453]-[.B452])/[.$H$3]" office:value-type="float" office:value="-10.0000000000655" calcext:value-type="float">
            <text:p>-10.0000000000655</text:p>
          </table:table-cell>
          <table:table-cell table:formula="of:=MAX(MIN([.C45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803" calcext:value-type="float">
            <text:p>1.43803</text:p>
          </table:table-cell>
          <table:table-cell table:formula="of:=([.A454]-[.A453])/[.$H$3]" office:value-type="float" office:value="0.0999999999997669" calcext:value-type="float">
            <text:p>0.099999999999767</text:p>
          </table:table-cell>
          <table:table-cell table:formula="of:=([.B454]-[.B453])/[.$H$3]" office:value-type="float" office:value="-10.0000000002876" calcext:value-type="float">
            <text:p>-10.0000000002876</text:p>
          </table:table-cell>
          <table:table-cell table:formula="of:=MAX(MIN([.C454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43812" calcext:value-type="float">
            <text:p>1.43812</text:p>
          </table:table-cell>
          <table:table-cell table:formula="of:=([.A455]-[.A454])/[.$H$3]" office:value-type="float" office:value="0.0900000000001455" calcext:value-type="float">
            <text:p>0.090000000000146</text:p>
          </table:table-cell>
          <table:table-cell table:formula="of:=([.B455]-[.B454])/[.$H$3]" office:value-type="float" office:value="-9.99999999962142" calcext:value-type="float">
            <text:p>-9.99999999962142</text:p>
          </table:table-cell>
          <table:table-cell table:formula="of:=MAX(MIN([.C455];16);-16)" office:value-type="float" office:value="-9.99999999962142" calcext:value-type="float">
            <text:p>-9.99999999962142</text:p>
          </table:table-cell>
          <table:table-cell table:number-columns-repeated="4"/>
        </table:table-row>
        <table:table-row table:style-name="ro1">
          <table:table-cell office:value-type="float" office:value="1.4382" calcext:value-type="float">
            <text:p>1.4382</text:p>
          </table:table-cell>
          <table:table-cell table:formula="of:=([.A456]-[.A455])/[.$H$3]" office:value-type="float" office:value="0.08000000000008" calcext:value-type="float">
            <text:p>0.08000000000008</text:p>
          </table:table-cell>
          <table:table-cell table:formula="of:=([.B456]-[.B455])/[.$H$3]" office:value-type="float" office:value="-10.0000000000655" calcext:value-type="float">
            <text:p>-10.0000000000655</text:p>
          </table:table-cell>
          <table:table-cell table:formula="of:=MAX(MIN([.C45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828" calcext:value-type="float">
            <text:p>1.43828</text:p>
          </table:table-cell>
          <table:table-cell table:formula="of:=([.A457]-[.A456])/[.$H$3]" office:value-type="float" office:value="0.079999999999858" calcext:value-type="float">
            <text:p>0.079999999999858</text:p>
          </table:table-cell>
          <table:table-cell table:formula="of:=([.B457]-[.B456])/[.$H$3]" office:value-type="float" office:value="-0.000000000222044604925031" calcext:value-type="float">
            <text:p>-2.22044604925031E-10</text:p>
          </table:table-cell>
          <table:table-cell table:formula="of:=MAX(MIN([.C457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1.43835" calcext:value-type="float">
            <text:p>1.43835</text:p>
          </table:table-cell>
          <table:table-cell table:formula="of:=([.A458]-[.A457])/[.$H$3]" office:value-type="float" office:value="0.0700000000000145" calcext:value-type="float">
            <text:p>0.070000000000015</text:p>
          </table:table-cell>
          <table:table-cell table:formula="of:=([.B458]-[.B457])/[.$H$3]" office:value-type="float" office:value="-9.99999999984347" calcext:value-type="float">
            <text:p>-9.99999999984347</text:p>
          </table:table-cell>
          <table:table-cell table:formula="of:=MAX(MIN([.C45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3841" calcext:value-type="float">
            <text:p>1.43841</text:p>
          </table:table-cell>
          <table:table-cell table:formula="of:=([.A459]-[.A458])/[.$H$3]" office:value-type="float" office:value="0.059999999999949" calcext:value-type="float">
            <text:p>0.059999999999949</text:p>
          </table:table-cell>
          <table:table-cell table:formula="of:=([.B459]-[.B458])/[.$H$3]" office:value-type="float" office:value="-10.0000000000655" calcext:value-type="float">
            <text:p>-10.0000000000655</text:p>
          </table:table-cell>
          <table:table-cell table:formula="of:=MAX(MIN([.C45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846" calcext:value-type="float">
            <text:p>1.43846</text:p>
          </table:table-cell>
          <table:table-cell table:formula="of:=([.A460]-[.A459])/[.$H$3]" office:value-type="float" office:value="0.0500000000001055" calcext:value-type="float">
            <text:p>0.050000000000106</text:p>
          </table:table-cell>
          <table:table-cell table:formula="of:=([.B460]-[.B459])/[.$H$3]" office:value-type="float" office:value="-9.99999999984347" calcext:value-type="float">
            <text:p>-9.99999999984347</text:p>
          </table:table-cell>
          <table:table-cell table:formula="of:=MAX(MIN([.C460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1.4385" calcext:value-type="float">
            <text:p>1.4385</text:p>
          </table:table-cell>
          <table:table-cell table:formula="of:=([.A461]-[.A460])/[.$H$3]" office:value-type="float" office:value="0.039999999999818" calcext:value-type="float">
            <text:p>0.039999999999818</text:p>
          </table:table-cell>
          <table:table-cell table:formula="of:=([.B461]-[.B460])/[.$H$3]" office:value-type="float" office:value="-10.0000000002876" calcext:value-type="float">
            <text:p>-10.0000000002876</text:p>
          </table:table-cell>
          <table:table-cell table:formula="of:=MAX(MIN([.C461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1.43854" calcext:value-type="float">
            <text:p>1.43854</text:p>
          </table:table-cell>
          <table:table-cell table:formula="of:=([.A462]-[.A461])/[.$H$3]" office:value-type="float" office:value="0.0400000000002621" calcext:value-type="float">
            <text:p>0.040000000000262</text:p>
          </table:table-cell>
          <table:table-cell table:formula="of:=([.B462]-[.B461])/[.$H$3]" office:value-type="float" office:value="0.000000000444089209850063" calcext:value-type="float">
            <text:p>4.44089209850063E-10</text:p>
          </table:table-cell>
          <table:table-cell table:formula="of:=MAX(MIN([.C462];16);-16)" office:value-type="float" office:value="0.000000000444089209850063" calcext:value-type="float">
            <text:p>4.44089209850063E-10</text:p>
          </table:table-cell>
          <table:table-cell table:number-columns-repeated="4"/>
        </table:table-row>
        <table:table-row table:style-name="ro1">
          <table:table-cell office:value-type="float" office:value="1.43857" calcext:value-type="float">
            <text:p>1.43857</text:p>
          </table:table-cell>
          <table:table-cell table:formula="of:=([.A463]-[.A462])/[.$H$3]" office:value-type="float" office:value="0.0299999999997524" calcext:value-type="float">
            <text:p>0.029999999999753</text:p>
          </table:table-cell>
          <table:table-cell table:formula="of:=([.B463]-[.B462])/[.$H$3]" office:value-type="float" office:value="-10.0000000005096" calcext:value-type="float">
            <text:p>-10.0000000005096</text:p>
          </table:table-cell>
          <table:table-cell table:formula="of:=MAX(MIN([.C463];16);-16)" office:value-type="float" office:value="-10.0000000005096" calcext:value-type="float">
            <text:p>-10.0000000005096</text:p>
          </table:table-cell>
          <table:table-cell table:number-columns-repeated="4"/>
        </table:table-row>
        <table:table-row table:style-name="ro1">
          <table:table-cell office:value-type="float" office:value="1.43859" calcext:value-type="float">
            <text:p>1.43859</text:p>
          </table:table-cell>
          <table:table-cell table:formula="of:=([.A464]-[.A463])/[.$H$3]" office:value-type="float" office:value="0.020000000000131" calcext:value-type="float">
            <text:p>0.020000000000131</text:p>
          </table:table-cell>
          <table:table-cell table:formula="of:=([.B464]-[.B463])/[.$H$3]" office:value-type="float" office:value="-9.99999999962142" calcext:value-type="float">
            <text:p>-9.99999999962142</text:p>
          </table:table-cell>
          <table:table-cell table:formula="of:=MAX(MIN([.C464];16);-16)" office:value-type="float" office:value="-9.99999999962142" calcext:value-type="float">
            <text:p>-9.99999999962142</text:p>
          </table:table-cell>
          <table:table-cell table:number-columns-repeated="4"/>
        </table:table-row>
        <table:table-row table:style-name="ro1">
          <table:table-cell office:value-type="float" office:value="1.4386" calcext:value-type="float">
            <text:p>1.4386</text:p>
          </table:table-cell>
          <table:table-cell table:formula="of:=([.A465]-[.A464])/[.$H$3]" office:value-type="float" office:value="0.0100000000000655" calcext:value-type="float">
            <text:p>0.010000000000066</text:p>
          </table:table-cell>
          <table:table-cell table:formula="of:=([.B465]-[.B464])/[.$H$3]" office:value-type="float" office:value="-10.0000000000655" calcext:value-type="float">
            <text:p>-10.0000000000655</text:p>
          </table:table-cell>
          <table:table-cell table:formula="of:=MAX(MIN([.C46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1.4386" calcext:value-type="float">
            <text:p>1.4386</text:p>
          </table:table-cell>
          <table:table-cell table:formula="of:=([.A466]-[.A465])/[.$H$3]" office:value-type="float" office:value="0" calcext:value-type="float">
            <text:p>0</text:p>
          </table:table-cell>
          <table:table-cell table:formula="of:=([.B466]-[.B465])/[.$H$3]" office:value-type="float" office:value="-10.0000000000655" calcext:value-type="float">
            <text:p>-10.0000000000655</text:p>
          </table:table-cell>
          <table:table-cell table:formula="of:=MAX(MIN([.C466];16);-16)" office:value-type="float" office:value="-10.0000000000655" calcext:value-type="float">
            <text:p>-10.00000000006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41:44.520572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15:43:19.765668540</dc:date>
    <meta:editing-duration>PT4M11S</meta:editing-duration>
    <meta:editing-cycles>4</meta:editing-cycles>
    <meta:generator>LibreOffice/6.0.7.3$Linux_X86_64 LibreOffice_project/00m0$Build-3</meta:generator>
    <meta:document-statistic meta:table-count="1" meta:cell-count="1866" meta:object-count="0"/>
  </office:meta>
</office:document-meta>
</file>